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00ae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23b8dc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 style:data-style-name="N122">
      <style:table-cell-properties fo:background-color="#9999ff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23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 style:data-style-name="N123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5" style:family="table-cell" style:parent-style-name="Default" style:data-style-name="N123"/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9999ff" style:text-align-source="fix" style:repeat-content="false"/>
      <style:paragraph-properties fo:text-align="start" fo:margin-left="0in"/>
    </style:style>
    <style:style style:name="ce18" style:family="table-cell" style:parent-style-name="Default" style:data-style-name="N1">
      <style:table-cell-properties fo:background-color="#94bd5e"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fo:background-color="#00ae00"/>
    </style:style>
    <style:style style:name="ce20" style:family="table-cell" style:parent-style-name="Default">
      <style:table-cell-properties fo:background-color="#23b8dc" style:text-align-source="fix" style:repeat-content="false"/>
      <style:paragraph-properties fo:text-align="start" fo:margin-left="0in"/>
    </style:style>
    <style:style style:name="ce21" style:family="table-cell" style:parent-style-name="Default">
      <style:text-properties fo:font-size="8pt"/>
    </style:style>
    <style:style style:name="ce22" style:family="table-cell" style:parent-style-name="Default">
      <style:table-cell-properties fo:background-color="#23b8dc"/>
    </style:style>
    <style:style style:name="ce23" style:family="table-cell" style:parent-style-name="Default">
      <style:table-cell-properties fo:background-color="#00ae00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Mult" table:style-name="ta1" table:print="false">
        <table:table-column table:style-name="co1" table:number-columns-repeated="6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>
            <text:p>Function</text:p>
          </table:table-cell>
          <table:table-cell table:style-name="ce1" office:value-type="string">
            <text:p>Multiply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Mode =</text:p>
          </table:table-cell>
          <table:table-cell office:value-type="string">
            <text:p>Rotation</text:p>
          </table:table-cell>
          <table:table-cell office:value-type="string">
            <text:p>=&gt;</text:p>
          </table:table-cell>
          <table:table-cell office:value-type="string">
            <text:p>delta =</text:p>
          </table:table-cell>
          <table:table-cell office:value-type="string">
            <text:p>sign(Zk)</text:p>
          </table:table-cell>
          <table:table-cell table:number-columns-repeated="7"/>
        </table:table-row>
        <table:table-row table:style-name="ro1">
          <table:table-cell office:value-type="string">
            <text:p>Angles =</text:p>
          </table:table-cell>
          <table:table-cell office:value-type="string">
            <text:p>Linear</text:p>
          </table:table-cell>
          <table:table-cell office:value-type="string">
            <text:p>=&gt;</text:p>
          </table:table-cell>
          <table:table-cell office:value-type="string">
            <text:p>sigma =</text:p>
          </table:table-cell>
          <table:table-cell office:value-type="string">
            <text:p>2^(-k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=&gt;</text:p>
          </table:table-cell>
          <table:table-cell table:style-name="Default" office:value-type="string">
            <text:p>mu =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>
            <text:p>Initialization:</text:p>
          </table:table-cell>
          <table:table-cell/>
          <table:table-cell table:style-name="ce1" office:value-type="string">
            <text:p>Domain</text:p>
          </table:table-cell>
          <table:table-cell table:number-columns-repeated="9"/>
        </table:table-row>
        <table:table-row table:style-name="ro1">
          <table:table-cell office:value-type="string">
            <text:p>X(0) =</text:p>
          </table:table-cell>
          <table:table-cell table:style-name="ce6" office:value-type="string">
            <text:p>x0</text:p>
          </table:table-cell>
          <table:table-cell office:value-type="string">
            <text:p>|x0| &lt;= 2</text:p>
          </table:table-cell>
          <table:table-cell table:number-columns-repeated="9"/>
        </table:table-row>
        <table:table-row table:style-name="ro1">
          <table:table-cell office:value-type="string">
            <text:p>Y(0) =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Z(0) =</text:p>
          </table:table-cell>
          <table:table-cell table:style-name="ce6" office:value-type="string">
            <text:p>z0</text:p>
          </table:table-cell>
          <table:table-cell office:value-type="string">
            <text:p>|z0| &lt;= 2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Results</text:p>
          </table:table-cell>
          <table:table-cell table:style-name="ce3"/>
          <table:table-cell table:number-columns-repeated="10"/>
        </table:table-row>
        <table:table-row table:style-name="ro1">
          <table:table-cell table:style-name="ce3" office:value-type="string">
            <text:p>X(n) =</text:p>
          </table:table-cell>
          <table:table-cell table:style-name="ce3" office:value-type="string">
            <text:p>x0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Y(n) =</text:p>
          </table:table-cell>
          <table:table-cell table:style-name="ce7" office:value-type="string">
            <text:p>x0 * z0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Z(n) =</text:p>
          </table:table-cell>
          <table:table-cell table:style-name="ce3" office:value-type="string">
            <text:p>~0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Error Bound</text:p>
          </table:table-cell>
          <table:table-cell table:number-columns-repeated="6"/>
          <table:table-cell table:style-name="ce13" office:value-type="string">
            <text:p>Fixed Point Math</text:p>
          </table:table-cell>
          <table:table-cell table:number-columns-repeated="4"/>
        </table:table-row>
        <table:table-row table:style-name="ro1">
          <table:table-cell table:style-name="ce3" office:value-type="string">
            <text:p>|x0| * 2^(-n)</text:p>
          </table:table-cell>
          <table:table-cell table:number-columns-repeated="6"/>
          <table:table-cell office:value-type="string">
            <text:p>Bit Width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4" office:value-type="string">
            <text:p>k</text:p>
          </table:table-cell>
          <table:table-cell table:style-name="ce4" office:value-type="string">
            <text:p>X(k)</text:p>
          </table:table-cell>
          <table:table-cell table:style-name="ce4" office:value-type="string">
            <text:p>Y(k)</text:p>
          </table:table-cell>
          <table:table-cell table:style-name="ce4" office:value-type="string">
            <text:p>Z(k)</text:p>
          </table:table-cell>
          <table:table-cell table:style-name="ce4" office:value-type="string">
            <text:p>delta(k)</text:p>
          </table:table-cell>
          <table:table-cell table:style-name="ce4" office:value-type="string">
            <text:p>sigma(k)</text:p>
          </table:table-cell>
          <table:table-cell/>
          <table:table-cell table:style-name="ce4" office:value-type="string">
            <text:p>X(k)</text:p>
          </table:table-cell>
          <table:table-cell table:style-name="ce4" office:value-type="string">
            <text:p>Y(k)</text:p>
          </table:table-cell>
          <table:table-cell table:style-name="ce4" office:value-type="string">
            <text:p>Z(k)</text:p>
          </table:table-cell>
          <table:table-cell table:style-name="ce4" office:value-type="string">
            <text:p>delta(k)</text:p>
          </table:table-cell>
          <table:table-cell table:style-name="ce4" office:value-type="string">
            <text:p>sigma(k)</text:p>
          </table:table-cell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8" office:value-type="float" office:value="1.25">
            <text:p>1.2500000</text:p>
          </table:table-cell>
          <table:table-cell table:style-name="ce8" office:value-type="float" office:value="0">
            <text:p>0.0000000</text:p>
          </table:table-cell>
          <table:table-cell table:style-name="ce8" office:value-type="float" office:value="0.33333333">
            <text:p>0.3333333</text:p>
          </table:table-cell>
          <table:table-cell table:style-name="ce4" table:formula="of:=SIGN([.D23])" office:value-type="float" office:value="1">
            <text:p>1.0000000</text:p>
          </table:table-cell>
          <table:table-cell table:style-name="ce4" table:formula="of:=2^(-[.A23])" office:value-type="float" office:value="1">
            <text:p>1.0000000</text:p>
          </table:table-cell>
          <table:table-cell table:style-name="ce12" office:value-type="float" office:value="0">
            <text:p>0</text:p>
          </table:table-cell>
          <table:table-cell table:formula="of:=RIGHT(DEC2HEX(2^([.$I$19]-1)*[.B23];8);8)" office:value-type="string" office:string-value="00050000">
            <text:p>00050000</text:p>
          </table:table-cell>
          <table:table-cell table:formula="of:=RIGHT(DEC2HEX(2^([.$I$19]-1)*[.C23];8);8)" office:value-type="string" office:string-value="00000000">
            <text:p>00000000</text:p>
          </table:table-cell>
          <table:table-cell table:formula="of:=RIGHT(DEC2HEX(2^([.$I$19]-1)*[.D23];8);8)" office:value-type="string" office:string-value="00015555">
            <text:p>00015555</text:p>
          </table:table-cell>
          <table:table-cell table:formula="of:=RIGHT(DEC2HEX(2^([.$I$19]-1)*[.E23];8);8)" office:value-type="string" office:string-value="00040000">
            <text:p>00040000</text:p>
          </table:table-cell>
          <table:table-cell table:formula="of:=RIGHT(DEC2HEX(2^([.$I$19]-1)*[.F23];8);8)" office:value-type="string" office:string-value="00040000">
            <text:p>00040000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4" table:formula="of:=[.B23]-[.$E$5]*[.E23]*[.C23]*2^(-[.A23])" office:value-type="float" office:value="1.25">
            <text:p>1.2500000</text:p>
          </table:table-cell>
          <table:table-cell table:style-name="ce4" table:formula="of:=[.C23]+[.E23]*[.B23]*2^(-[.A23])" office:value-type="float" office:value="1.25">
            <text:p>1.2500000</text:p>
          </table:table-cell>
          <table:table-cell table:style-name="ce4" table:formula="of:=[.D23]-[.E23]*[.F23]" office:value-type="float" office:value="-0.66666667">
            <text:p>-0.6666667</text:p>
          </table:table-cell>
          <table:table-cell table:style-name="ce4" table:formula="of:=SIGN([.D24])" office:value-type="float" office:value="-1">
            <text:p>-1.0000000</text:p>
          </table:table-cell>
          <table:table-cell table:style-name="ce4" table:formula="of:=2^(-[.A24])" office:value-type="float" office:value="0.5">
            <text:p>0.5000000</text:p>
          </table:table-cell>
          <table:table-cell table:style-name="ce12" office:value-type="float" office:value="1">
            <text:p>1</text:p>
          </table:table-cell>
          <table:table-cell table:formula="of:=RIGHT(DEC2HEX(2^([.$I$19]-1)*[.B24];8);8)" office:value-type="string" office:string-value="00050000">
            <text:p>00050000</text:p>
          </table:table-cell>
          <table:table-cell table:formula="of:=RIGHT(DEC2HEX(2^([.$I$19]-1)*[.C24];8);8)" office:value-type="string" office:string-value="00050000">
            <text:p>00050000</text:p>
          </table:table-cell>
          <table:table-cell table:formula="of:=RIGHT(DEC2HEX(2^([.$I$19]-1)*[.D24];8);8)" office:value-type="string" office:string-value="FFFD5555">
            <text:p>FFFD5555</text:p>
          </table:table-cell>
          <table:table-cell table:formula="of:=RIGHT(DEC2HEX(2^([.$I$19]-1)*[.E24];8);8)" office:value-type="string" office:string-value="FFFC0000">
            <text:p>FFFC0000</text:p>
          </table:table-cell>
          <table:table-cell table:formula="of:=RIGHT(DEC2HEX(2^([.$I$19]-1)*[.F24];8);8)" office:value-type="string" office:string-value="00020000">
            <text:p>00020000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4" table:formula="of:=[.B24]-[.$E$5]*[.E24]*[.C24]*2^(-[.A24])" office:value-type="float" office:value="1.25">
            <text:p>1.2500000</text:p>
          </table:table-cell>
          <table:table-cell table:style-name="ce4" table:formula="of:=[.C24]+[.E24]*[.B24]*2^(-[.A24])" office:value-type="float" office:value="0.625">
            <text:p>0.6250000</text:p>
          </table:table-cell>
          <table:table-cell table:style-name="ce4" table:formula="of:=[.D24]-[.E24]*[.F24]" office:value-type="float" office:value="-0.16666667">
            <text:p>-0.1666667</text:p>
          </table:table-cell>
          <table:table-cell table:style-name="ce4" table:formula="of:=SIGN([.D25])" office:value-type="float" office:value="-1">
            <text:p>-1.0000000</text:p>
          </table:table-cell>
          <table:table-cell table:style-name="ce4" table:formula="of:=2^(-[.A25])" office:value-type="float" office:value="0.25">
            <text:p>0.2500000</text:p>
          </table:table-cell>
          <table:table-cell table:style-name="ce12" office:value-type="float" office:value="2">
            <text:p>2</text:p>
          </table:table-cell>
          <table:table-cell table:formula="of:=RIGHT(DEC2HEX(2^([.$I$19]-1)*[.B25];8);8)" office:value-type="string" office:string-value="00050000">
            <text:p>00050000</text:p>
          </table:table-cell>
          <table:table-cell table:formula="of:=RIGHT(DEC2HEX(2^([.$I$19]-1)*[.C25];8);8)" office:value-type="string" office:string-value="00028000">
            <text:p>00028000</text:p>
          </table:table-cell>
          <table:table-cell table:formula="of:=RIGHT(DEC2HEX(2^([.$I$19]-1)*[.D25];8);8)" office:value-type="string" office:string-value="FFFF5555">
            <text:p>FFFF5555</text:p>
          </table:table-cell>
          <table:table-cell table:formula="of:=RIGHT(DEC2HEX(2^([.$I$19]-1)*[.E25];8);8)" office:value-type="string" office:string-value="FFFC0000">
            <text:p>FFFC0000</text:p>
          </table:table-cell>
          <table:table-cell table:formula="of:=RIGHT(DEC2HEX(2^([.$I$19]-1)*[.F25];8);8)" office:value-type="string" office:string-value="00010000">
            <text:p>00010000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4" table:formula="of:=[.B25]-[.$E$5]*[.E25]*[.C25]*2^(-[.A25])" office:value-type="float" office:value="1.25">
            <text:p>1.2500000</text:p>
          </table:table-cell>
          <table:table-cell table:style-name="ce4" table:formula="of:=[.C25]+[.E25]*[.B25]*2^(-[.A25])" office:value-type="float" office:value="0.3125">
            <text:p>0.3125000</text:p>
          </table:table-cell>
          <table:table-cell table:style-name="ce4" table:formula="of:=[.D25]-[.E25]*[.F25]" office:value-type="float" office:value="0.08333333">
            <text:p>0.0833333</text:p>
          </table:table-cell>
          <table:table-cell table:style-name="ce4" table:formula="of:=SIGN([.D26])" office:value-type="float" office:value="1">
            <text:p>1.0000000</text:p>
          </table:table-cell>
          <table:table-cell table:style-name="ce4" table:formula="of:=2^(-[.A26])" office:value-type="float" office:value="0.125">
            <text:p>0.1250000</text:p>
          </table:table-cell>
          <table:table-cell table:style-name="ce12" office:value-type="float" office:value="3">
            <text:p>3</text:p>
          </table:table-cell>
          <table:table-cell table:formula="of:=RIGHT(DEC2HEX(2^([.$I$19]-1)*[.B26];8);8)" office:value-type="string" office:string-value="00050000">
            <text:p>00050000</text:p>
          </table:table-cell>
          <table:table-cell table:formula="of:=RIGHT(DEC2HEX(2^([.$I$19]-1)*[.C26];8);8)" office:value-type="string" office:string-value="00014000">
            <text:p>00014000</text:p>
          </table:table-cell>
          <table:table-cell table:formula="of:=RIGHT(DEC2HEX(2^([.$I$19]-1)*[.D26];8);8)" office:value-type="string" office:string-value="00005555">
            <text:p>00005555</text:p>
          </table:table-cell>
          <table:table-cell table:formula="of:=RIGHT(DEC2HEX(2^([.$I$19]-1)*[.E26];8);8)" office:value-type="string" office:string-value="00040000">
            <text:p>00040000</text:p>
          </table:table-cell>
          <table:table-cell table:formula="of:=RIGHT(DEC2HEX(2^([.$I$19]-1)*[.F26];8);8)" office:value-type="string" office:string-value="00008000">
            <text:p>00008000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4" table:formula="of:=[.B26]-[.$E$5]*[.E26]*[.C26]*2^(-[.A26])" office:value-type="float" office:value="1.25">
            <text:p>1.2500000</text:p>
          </table:table-cell>
          <table:table-cell table:style-name="ce4" table:formula="of:=[.C26]+[.E26]*[.B26]*2^(-[.A26])" office:value-type="float" office:value="0.46875">
            <text:p>0.4687500</text:p>
          </table:table-cell>
          <table:table-cell table:style-name="ce4" table:formula="of:=[.D26]-[.E26]*[.F26]" office:value-type="float" office:value="-0.04166667">
            <text:p>-0.0416667</text:p>
          </table:table-cell>
          <table:table-cell table:style-name="ce4" table:formula="of:=SIGN([.D27])" office:value-type="float" office:value="-1">
            <text:p>-1.0000000</text:p>
          </table:table-cell>
          <table:table-cell table:style-name="ce4" table:formula="of:=2^(-[.A27])" office:value-type="float" office:value="0.0625">
            <text:p>0.0625000</text:p>
          </table:table-cell>
          <table:table-cell table:style-name="ce12" office:value-type="float" office:value="4">
            <text:p>4</text:p>
          </table:table-cell>
          <table:table-cell table:formula="of:=RIGHT(DEC2HEX(2^([.$I$19]-1)*[.B27];8);8)" office:value-type="string" office:string-value="00050000">
            <text:p>00050000</text:p>
          </table:table-cell>
          <table:table-cell table:formula="of:=RIGHT(DEC2HEX(2^([.$I$19]-1)*[.C27];8);8)" office:value-type="string" office:string-value="0001E000">
            <text:p>0001E000</text:p>
          </table:table-cell>
          <table:table-cell table:formula="of:=RIGHT(DEC2HEX(2^([.$I$19]-1)*[.D27];8);8)" office:value-type="string" office:string-value="FFFFD555">
            <text:p>FFFFD555</text:p>
          </table:table-cell>
          <table:table-cell table:formula="of:=RIGHT(DEC2HEX(2^([.$I$19]-1)*[.E27];8);8)" office:value-type="string" office:string-value="FFFC0000">
            <text:p>FFFC0000</text:p>
          </table:table-cell>
          <table:table-cell table:formula="of:=RIGHT(DEC2HEX(2^([.$I$19]-1)*[.F27];8);8)" office:value-type="string" office:string-value="00004000">
            <text:p>00004000</text:p>
          </table:table-cell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4" table:formula="of:=[.B27]-[.$E$5]*[.E27]*[.C27]*2^(-[.A27])" office:value-type="float" office:value="1.25">
            <text:p>1.2500000</text:p>
          </table:table-cell>
          <table:table-cell table:style-name="ce4" table:formula="of:=[.C27]+[.E27]*[.B27]*2^(-[.A27])" office:value-type="float" office:value="0.390625">
            <text:p>0.3906250</text:p>
          </table:table-cell>
          <table:table-cell table:style-name="ce4" table:formula="of:=[.D27]-[.E27]*[.F27]" office:value-type="float" office:value="0.02083333">
            <text:p>0.0208333</text:p>
          </table:table-cell>
          <table:table-cell table:style-name="ce4" table:formula="of:=SIGN([.D28])" office:value-type="float" office:value="1">
            <text:p>1.0000000</text:p>
          </table:table-cell>
          <table:table-cell table:style-name="ce4" table:formula="of:=2^(-[.A28])" office:value-type="float" office:value="0.03125">
            <text:p>0.0312500</text:p>
          </table:table-cell>
          <table:table-cell table:style-name="ce12" office:value-type="float" office:value="5">
            <text:p>5</text:p>
          </table:table-cell>
          <table:table-cell table:formula="of:=RIGHT(DEC2HEX(2^([.$I$19]-1)*[.B28];8);8)" office:value-type="string" office:string-value="00050000">
            <text:p>00050000</text:p>
          </table:table-cell>
          <table:table-cell table:formula="of:=RIGHT(DEC2HEX(2^([.$I$19]-1)*[.C28];8);8)" office:value-type="string" office:string-value="00019000">
            <text:p>00019000</text:p>
          </table:table-cell>
          <table:table-cell table:formula="of:=RIGHT(DEC2HEX(2^([.$I$19]-1)*[.D28];8);8)" office:value-type="string" office:string-value="00001555">
            <text:p>00001555</text:p>
          </table:table-cell>
          <table:table-cell table:formula="of:=RIGHT(DEC2HEX(2^([.$I$19]-1)*[.E28];8);8)" office:value-type="string" office:string-value="00040000">
            <text:p>00040000</text:p>
          </table:table-cell>
          <table:table-cell table:formula="of:=RIGHT(DEC2HEX(2^([.$I$19]-1)*[.F28];8);8)" office:value-type="string" office:string-value="00002000">
            <text:p>00002000</text:p>
          </table:table-cell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4" table:formula="of:=[.B28]-[.$E$5]*[.E28]*[.C28]*2^(-[.A28])" office:value-type="float" office:value="1.25">
            <text:p>1.2500000</text:p>
          </table:table-cell>
          <table:table-cell table:style-name="ce4" table:formula="of:=[.C28]+[.E28]*[.B28]*2^(-[.A28])" office:value-type="float" office:value="0.4296875">
            <text:p>0.4296875</text:p>
          </table:table-cell>
          <table:table-cell table:style-name="ce4" table:formula="of:=[.D28]-[.E28]*[.F28]" office:value-type="float" office:value="-0.01041667">
            <text:p>-0.0104167</text:p>
          </table:table-cell>
          <table:table-cell table:style-name="ce4" table:formula="of:=SIGN([.D29])" office:value-type="float" office:value="-1">
            <text:p>-1.0000000</text:p>
          </table:table-cell>
          <table:table-cell table:style-name="ce4" table:formula="of:=2^(-[.A29])" office:value-type="float" office:value="0.015625">
            <text:p>0.0156250</text:p>
          </table:table-cell>
          <table:table-cell table:style-name="ce12" office:value-type="float" office:value="6">
            <text:p>6</text:p>
          </table:table-cell>
          <table:table-cell table:formula="of:=RIGHT(DEC2HEX(2^([.$I$19]-1)*[.B29];8);8)" office:value-type="string" office:string-value="00050000">
            <text:p>00050000</text:p>
          </table:table-cell>
          <table:table-cell table:formula="of:=RIGHT(DEC2HEX(2^([.$I$19]-1)*[.C29];8);8)" office:value-type="string" office:string-value="0001B800">
            <text:p>0001B800</text:p>
          </table:table-cell>
          <table:table-cell table:formula="of:=RIGHT(DEC2HEX(2^([.$I$19]-1)*[.D29];8);8)" office:value-type="string" office:string-value="FFFFF555">
            <text:p>FFFFF555</text:p>
          </table:table-cell>
          <table:table-cell table:formula="of:=RIGHT(DEC2HEX(2^([.$I$19]-1)*[.E29];8);8)" office:value-type="string" office:string-value="FFFC0000">
            <text:p>FFFC0000</text:p>
          </table:table-cell>
          <table:table-cell table:formula="of:=RIGHT(DEC2HEX(2^([.$I$19]-1)*[.F29];8);8)" office:value-type="string" office:string-value="00001000">
            <text:p>00001000</text:p>
          </table:table-cell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4" table:formula="of:=[.B29]-[.$E$5]*[.E29]*[.C29]*2^(-[.A29])" office:value-type="float" office:value="1.25">
            <text:p>1.2500000</text:p>
          </table:table-cell>
          <table:table-cell table:style-name="ce4" table:formula="of:=[.C29]+[.E29]*[.B29]*2^(-[.A29])" office:value-type="float" office:value="0.41015625">
            <text:p>0.4101563</text:p>
          </table:table-cell>
          <table:table-cell table:style-name="ce4" table:formula="of:=[.D29]-[.E29]*[.F29]" office:value-type="float" office:value="0.00520832999999998">
            <text:p>0.0052083</text:p>
          </table:table-cell>
          <table:table-cell table:style-name="ce4" table:formula="of:=SIGN([.D30])" office:value-type="float" office:value="1">
            <text:p>1.0000000</text:p>
          </table:table-cell>
          <table:table-cell table:style-name="ce4" table:formula="of:=2^(-[.A30])" office:value-type="float" office:value="0.0078125">
            <text:p>0.0078125</text:p>
          </table:table-cell>
          <table:table-cell table:style-name="ce12" office:value-type="float" office:value="7">
            <text:p>7</text:p>
          </table:table-cell>
          <table:table-cell table:formula="of:=RIGHT(DEC2HEX(2^([.$I$19]-1)*[.B30];8);8)" office:value-type="string" office:string-value="00050000">
            <text:p>00050000</text:p>
          </table:table-cell>
          <table:table-cell table:formula="of:=RIGHT(DEC2HEX(2^([.$I$19]-1)*[.C30];8);8)" office:value-type="string" office:string-value="0001A400">
            <text:p>0001A400</text:p>
          </table:table-cell>
          <table:table-cell table:formula="of:=RIGHT(DEC2HEX(2^([.$I$19]-1)*[.D30];8);8)" office:value-type="string" office:string-value="00000555">
            <text:p>00000555</text:p>
          </table:table-cell>
          <table:table-cell table:formula="of:=RIGHT(DEC2HEX(2^([.$I$19]-1)*[.E30];8);8)" office:value-type="string" office:string-value="00040000">
            <text:p>00040000</text:p>
          </table:table-cell>
          <table:table-cell table:formula="of:=RIGHT(DEC2HEX(2^([.$I$19]-1)*[.F30];8);8)" office:value-type="string" office:string-value="00000800">
            <text:p>00000800</text:p>
          </table:table-cell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4" table:formula="of:=[.B30]-[.$E$5]*[.E30]*[.C30]*2^(-[.A30])" office:value-type="float" office:value="1.25">
            <text:p>1.2500000</text:p>
          </table:table-cell>
          <table:table-cell table:style-name="ce4" table:formula="of:=[.C30]+[.E30]*[.B30]*2^(-[.A30])" office:value-type="float" office:value="0.419921875">
            <text:p>0.4199219</text:p>
          </table:table-cell>
          <table:table-cell table:style-name="ce4" table:formula="of:=[.D30]-[.E30]*[.F30]" office:value-type="float" office:value="-0.00260417000000002">
            <text:p>-0.0026042</text:p>
          </table:table-cell>
          <table:table-cell table:style-name="ce4" table:formula="of:=SIGN([.D31])" office:value-type="float" office:value="-1">
            <text:p>-1.0000000</text:p>
          </table:table-cell>
          <table:table-cell table:style-name="ce4" table:formula="of:=2^(-[.A31])" office:value-type="float" office:value="0.00390625">
            <text:p>0.0039063</text:p>
          </table:table-cell>
          <table:table-cell table:style-name="ce12" office:value-type="float" office:value="8">
            <text:p>8</text:p>
          </table:table-cell>
          <table:table-cell table:formula="of:=RIGHT(DEC2HEX(2^([.$I$19]-1)*[.B31];8);8)" office:value-type="string" office:string-value="00050000">
            <text:p>00050000</text:p>
          </table:table-cell>
          <table:table-cell table:formula="of:=RIGHT(DEC2HEX(2^([.$I$19]-1)*[.C31];8);8)" office:value-type="string" office:string-value="0001AE00">
            <text:p>0001AE00</text:p>
          </table:table-cell>
          <table:table-cell table:formula="of:=RIGHT(DEC2HEX(2^([.$I$19]-1)*[.D31];8);8)" office:value-type="string" office:string-value="FFFFFD55">
            <text:p>FFFFFD55</text:p>
          </table:table-cell>
          <table:table-cell table:formula="of:=RIGHT(DEC2HEX(2^([.$I$19]-1)*[.E31];8);8)" office:value-type="string" office:string-value="FFFC0000">
            <text:p>FFFC0000</text:p>
          </table:table-cell>
          <table:table-cell table:formula="of:=RIGHT(DEC2HEX(2^([.$I$19]-1)*[.F31];8);8)" office:value-type="string" office:string-value="00000400">
            <text:p>00000400</text:p>
          </table:table-cell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4" table:formula="of:=[.B31]-[.$E$5]*[.E31]*[.C31]*2^(-[.A31])" office:value-type="float" office:value="1.25">
            <text:p>1.2500000</text:p>
          </table:table-cell>
          <table:table-cell table:style-name="ce4" table:formula="of:=[.C31]+[.E31]*[.B31]*2^(-[.A31])" office:value-type="float" office:value="0.4150390625">
            <text:p>0.4150391</text:p>
          </table:table-cell>
          <table:table-cell table:style-name="ce4" table:formula="of:=[.D31]-[.E31]*[.F31]" office:value-type="float" office:value="0.00130207999999998">
            <text:p>0.0013021</text:p>
          </table:table-cell>
          <table:table-cell table:style-name="ce4" table:formula="of:=SIGN([.D32])" office:value-type="float" office:value="1">
            <text:p>1.0000000</text:p>
          </table:table-cell>
          <table:table-cell table:style-name="ce4" table:formula="of:=2^(-[.A32])" office:value-type="float" office:value="0.001953125">
            <text:p>0.0019531</text:p>
          </table:table-cell>
          <table:table-cell table:style-name="ce12" office:value-type="float" office:value="9">
            <text:p>9</text:p>
          </table:table-cell>
          <table:table-cell table:formula="of:=RIGHT(DEC2HEX(2^([.$I$19]-1)*[.B32];8);8)" office:value-type="string" office:string-value="00050000">
            <text:p>00050000</text:p>
          </table:table-cell>
          <table:table-cell table:formula="of:=RIGHT(DEC2HEX(2^([.$I$19]-1)*[.C32];8);8)" office:value-type="string" office:string-value="0001A900">
            <text:p>0001A900</text:p>
          </table:table-cell>
          <table:table-cell table:formula="of:=RIGHT(DEC2HEX(2^([.$I$19]-1)*[.D32];8);8)" office:value-type="string" office:string-value="00000155">
            <text:p>00000155</text:p>
          </table:table-cell>
          <table:table-cell table:formula="of:=RIGHT(DEC2HEX(2^([.$I$19]-1)*[.E32];8);8)" office:value-type="string" office:string-value="00040000">
            <text:p>00040000</text:p>
          </table:table-cell>
          <table:table-cell table:formula="of:=RIGHT(DEC2HEX(2^([.$I$19]-1)*[.F32];8);8)" office:value-type="string" office:string-value="00000200">
            <text:p>00000200</text:p>
          </table:table-cell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4" table:formula="of:=[.B32]-[.$E$5]*[.E32]*[.C32]*2^(-[.A32])" office:value-type="float" office:value="1.25">
            <text:p>1.2500000</text:p>
          </table:table-cell>
          <table:table-cell table:style-name="ce4" table:formula="of:=[.C32]+[.E32]*[.B32]*2^(-[.A32])" office:value-type="float" office:value="0.41748046875">
            <text:p>0.4174805</text:p>
          </table:table-cell>
          <table:table-cell table:style-name="ce4" table:formula="of:=[.D32]-[.E32]*[.F32]" office:value-type="float" office:value="-0.000651045000000017">
            <text:p>-0.0006510</text:p>
          </table:table-cell>
          <table:table-cell table:style-name="ce4" table:formula="of:=SIGN([.D33])" office:value-type="float" office:value="-1">
            <text:p>-1.0000000</text:p>
          </table:table-cell>
          <table:table-cell table:style-name="ce4" table:formula="of:=2^(-[.A33])" office:value-type="float" office:value="0.0009765625">
            <text:p>0.0009766</text:p>
          </table:table-cell>
          <table:table-cell table:style-name="ce12" office:value-type="float" office:value="10">
            <text:p>10</text:p>
          </table:table-cell>
          <table:table-cell table:formula="of:=RIGHT(DEC2HEX(2^([.$I$19]-1)*[.B33];8);8)" office:value-type="string" office:string-value="00050000">
            <text:p>00050000</text:p>
          </table:table-cell>
          <table:table-cell table:formula="of:=RIGHT(DEC2HEX(2^([.$I$19]-1)*[.C33];8);8)" office:value-type="string" office:string-value="0001AB80">
            <text:p>0001AB80</text:p>
          </table:table-cell>
          <table:table-cell table:formula="of:=RIGHT(DEC2HEX(2^([.$I$19]-1)*[.D33];8);8)" office:value-type="string" office:string-value="FFFFFF55">
            <text:p>FFFFFF55</text:p>
          </table:table-cell>
          <table:table-cell table:formula="of:=RIGHT(DEC2HEX(2^([.$I$19]-1)*[.E33];8);8)" office:value-type="string" office:string-value="FFFC0000">
            <text:p>FFFC0000</text:p>
          </table:table-cell>
          <table:table-cell table:formula="of:=RIGHT(DEC2HEX(2^([.$I$19]-1)*[.F33];8);8)" office:value-type="string" office:string-value="00000100">
            <text:p>00000100</text:p>
          </table:table-cell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4" table:formula="of:=[.B33]-[.$E$5]*[.E33]*[.C33]*2^(-[.A33])" office:value-type="float" office:value="1.25">
            <text:p>1.2500000</text:p>
          </table:table-cell>
          <table:table-cell table:style-name="ce4" table:formula="of:=[.C33]+[.E33]*[.B33]*2^(-[.A33])" office:value-type="float" office:value="0.416259765625">
            <text:p>0.4162598</text:p>
          </table:table-cell>
          <table:table-cell table:style-name="ce4" table:formula="of:=[.D33]-[.E33]*[.F33]" office:value-type="float" office:value="0.000325517499999983">
            <text:p>0.0003255</text:p>
          </table:table-cell>
          <table:table-cell table:style-name="ce4" table:formula="of:=SIGN([.D34])" office:value-type="float" office:value="1">
            <text:p>1.0000000</text:p>
          </table:table-cell>
          <table:table-cell table:style-name="ce4" table:formula="of:=2^(-[.A34])" office:value-type="float" office:value="0.00048828125">
            <text:p>0.0004883</text:p>
          </table:table-cell>
          <table:table-cell table:style-name="ce12" office:value-type="float" office:value="11">
            <text:p>11</text:p>
          </table:table-cell>
          <table:table-cell table:formula="of:=RIGHT(DEC2HEX(2^([.$I$19]-1)*[.B34];8);8)" office:value-type="string" office:string-value="00050000">
            <text:p>00050000</text:p>
          </table:table-cell>
          <table:table-cell table:formula="of:=RIGHT(DEC2HEX(2^([.$I$19]-1)*[.C34];8);8)" office:value-type="string" office:string-value="0001AA40">
            <text:p>0001AA40</text:p>
          </table:table-cell>
          <table:table-cell table:formula="of:=RIGHT(DEC2HEX(2^([.$I$19]-1)*[.D34];8);8)" office:value-type="string" office:string-value="00000055">
            <text:p>00000055</text:p>
          </table:table-cell>
          <table:table-cell table:formula="of:=RIGHT(DEC2HEX(2^([.$I$19]-1)*[.E34];8);8)" office:value-type="string" office:string-value="00040000">
            <text:p>00040000</text:p>
          </table:table-cell>
          <table:table-cell table:formula="of:=RIGHT(DEC2HEX(2^([.$I$19]-1)*[.F34];8);8)" office:value-type="string" office:string-value="00000080">
            <text:p>00000080</text:p>
          </table:table-cell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4" table:formula="of:=[.B34]-[.$E$5]*[.E34]*[.C34]*2^(-[.A34])" office:value-type="float" office:value="1.25">
            <text:p>1.2500000</text:p>
          </table:table-cell>
          <table:table-cell table:style-name="ce4" table:formula="of:=[.C34]+[.E34]*[.B34]*2^(-[.A34])" office:value-type="float" office:value="0.4168701171875">
            <text:p>0.4168701</text:p>
          </table:table-cell>
          <table:table-cell table:style-name="ce4" table:formula="of:=[.D34]-[.E34]*[.F34]" office:value-type="float" office:value="-0.000162763750000017">
            <text:p>-0.0001628</text:p>
          </table:table-cell>
          <table:table-cell table:style-name="ce4" table:formula="of:=SIGN([.D35])" office:value-type="float" office:value="-1">
            <text:p>-1.0000000</text:p>
          </table:table-cell>
          <table:table-cell table:style-name="ce4" table:formula="of:=2^(-[.A35])" office:value-type="float" office:value="0.000244140625">
            <text:p>0.0002441</text:p>
          </table:table-cell>
          <table:table-cell table:style-name="ce12" office:value-type="float" office:value="12">
            <text:p>12</text:p>
          </table:table-cell>
          <table:table-cell table:formula="of:=RIGHT(DEC2HEX(2^([.$I$19]-1)*[.B35];8);8)" office:value-type="string" office:string-value="00050000">
            <text:p>00050000</text:p>
          </table:table-cell>
          <table:table-cell table:formula="of:=RIGHT(DEC2HEX(2^([.$I$19]-1)*[.C35];8);8)" office:value-type="string" office:string-value="0001AAE0">
            <text:p>0001AAE0</text:p>
          </table:table-cell>
          <table:table-cell table:formula="of:=RIGHT(DEC2HEX(2^([.$I$19]-1)*[.D35];8);8)" office:value-type="string" office:string-value="FFFFFFD5">
            <text:p>FFFFFFD5</text:p>
          </table:table-cell>
          <table:table-cell table:formula="of:=RIGHT(DEC2HEX(2^([.$I$19]-1)*[.E35];8);8)" office:value-type="string" office:string-value="FFFC0000">
            <text:p>FFFC0000</text:p>
          </table:table-cell>
          <table:table-cell table:formula="of:=RIGHT(DEC2HEX(2^([.$I$19]-1)*[.F35];8);8)" office:value-type="string" office:string-value="00000040">
            <text:p>00000040</text:p>
          </table:table-cell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4" table:formula="of:=[.B35]-[.$E$5]*[.E35]*[.C35]*2^(-[.A35])" office:value-type="float" office:value="1.25">
            <text:p>1.2500000</text:p>
          </table:table-cell>
          <table:table-cell table:style-name="ce4" table:formula="of:=[.C35]+[.E35]*[.B35]*2^(-[.A35])" office:value-type="float" office:value="0.41656494140625">
            <text:p>0.4165649</text:p>
          </table:table-cell>
          <table:table-cell table:style-name="ce4" table:formula="of:=[.D35]-[.E35]*[.F35]" office:value-type="float" office:value="0.0000813768749999833">
            <text:p>0.0000814</text:p>
          </table:table-cell>
          <table:table-cell table:style-name="ce4" table:formula="of:=SIGN([.D36])" office:value-type="float" office:value="1">
            <text:p>1.0000000</text:p>
          </table:table-cell>
          <table:table-cell table:style-name="ce4" table:formula="of:=2^(-[.A36])" office:value-type="float" office:value="0.0001220703125">
            <text:p>0.0001221</text:p>
          </table:table-cell>
          <table:table-cell table:style-name="ce12" office:value-type="float" office:value="13">
            <text:p>13</text:p>
          </table:table-cell>
          <table:table-cell table:formula="of:=RIGHT(DEC2HEX(2^([.$I$19]-1)*[.B36];8);8)" office:value-type="string" office:string-value="00050000">
            <text:p>00050000</text:p>
          </table:table-cell>
          <table:table-cell table:formula="of:=RIGHT(DEC2HEX(2^([.$I$19]-1)*[.C36];8);8)" office:value-type="string" office:string-value="0001AA90">
            <text:p>0001AA90</text:p>
          </table:table-cell>
          <table:table-cell table:formula="of:=RIGHT(DEC2HEX(2^([.$I$19]-1)*[.D36];8);8)" office:value-type="string" office:string-value="00000015">
            <text:p>00000015</text:p>
          </table:table-cell>
          <table:table-cell table:formula="of:=RIGHT(DEC2HEX(2^([.$I$19]-1)*[.E36];8);8)" office:value-type="string" office:string-value="00040000">
            <text:p>00040000</text:p>
          </table:table-cell>
          <table:table-cell table:formula="of:=RIGHT(DEC2HEX(2^([.$I$19]-1)*[.F36];8);8)" office:value-type="string" office:string-value="00000020">
            <text:p>00000020</text:p>
          </table:table-cell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4" table:formula="of:=[.B36]-[.$E$5]*[.E36]*[.C36]*2^(-[.A36])" office:value-type="float" office:value="1.25">
            <text:p>1.2500000</text:p>
          </table:table-cell>
          <table:table-cell table:style-name="ce4" table:formula="of:=[.C36]+[.E36]*[.B36]*2^(-[.A36])" office:value-type="float" office:value="0.416717529296875">
            <text:p>0.4167175</text:p>
          </table:table-cell>
          <table:table-cell table:style-name="ce4" table:formula="of:=[.D36]-[.E36]*[.F36]" office:value-type="float" office:value="-0.0000406934375000168">
            <text:p>-0.0000407</text:p>
          </table:table-cell>
          <table:table-cell table:style-name="ce4" table:formula="of:=SIGN([.D37])" office:value-type="float" office:value="-1">
            <text:p>-1.0000000</text:p>
          </table:table-cell>
          <table:table-cell table:style-name="ce4" table:formula="of:=2^(-[.A37])" office:value-type="float" office:value="0.00006103515625">
            <text:p>0.0000610</text:p>
          </table:table-cell>
          <table:table-cell table:style-name="ce12" office:value-type="float" office:value="14">
            <text:p>14</text:p>
          </table:table-cell>
          <table:table-cell table:formula="of:=RIGHT(DEC2HEX(2^([.$I$19]-1)*[.B37];8);8)" office:value-type="string" office:string-value="00050000">
            <text:p>00050000</text:p>
          </table:table-cell>
          <table:table-cell table:formula="of:=RIGHT(DEC2HEX(2^([.$I$19]-1)*[.C37];8);8)" office:value-type="string" office:string-value="0001AAB8">
            <text:p>0001AAB8</text:p>
          </table:table-cell>
          <table:table-cell table:formula="of:=RIGHT(DEC2HEX(2^([.$I$19]-1)*[.D37];8);8)" office:value-type="string" office:string-value="FFFFFFF5">
            <text:p>FFFFFFF5</text:p>
          </table:table-cell>
          <table:table-cell table:formula="of:=RIGHT(DEC2HEX(2^([.$I$19]-1)*[.E37];8);8)" office:value-type="string" office:string-value="FFFC0000">
            <text:p>FFFC0000</text:p>
          </table:table-cell>
          <table:table-cell table:formula="of:=RIGHT(DEC2HEX(2^([.$I$19]-1)*[.F37];8);8)" office:value-type="string" office:string-value="00000010">
            <text:p>00000010</text:p>
          </table:table-cell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4" table:formula="of:=[.B37]-[.$E$5]*[.E37]*[.C37]*2^(-[.A37])" office:value-type="float" office:value="1.25">
            <text:p>1.2500000</text:p>
          </table:table-cell>
          <table:table-cell table:style-name="ce4" table:formula="of:=[.C37]+[.E37]*[.B37]*2^(-[.A37])" office:value-type="float" office:value="0.416641235351563">
            <text:p>0.4166412</text:p>
          </table:table-cell>
          <table:table-cell table:style-name="ce4" table:formula="of:=[.D37]-[.E37]*[.F37]" office:value-type="float" office:value="0.0000203417187499832">
            <text:p>0.0000203</text:p>
          </table:table-cell>
          <table:table-cell table:style-name="ce4" table:formula="of:=SIGN([.D38])" office:value-type="float" office:value="1">
            <text:p>1.0000000</text:p>
          </table:table-cell>
          <table:table-cell table:style-name="ce4" table:formula="of:=2^(-[.A38])" office:value-type="float" office:value="0.000030517578125">
            <text:p>0.0000305</text:p>
          </table:table-cell>
          <table:table-cell table:style-name="ce12" office:value-type="float" office:value="15">
            <text:p>15</text:p>
          </table:table-cell>
          <table:table-cell table:formula="of:=RIGHT(DEC2HEX(2^([.$I$19]-1)*[.B38];8);8)" office:value-type="string" office:string-value="00050000">
            <text:p>00050000</text:p>
          </table:table-cell>
          <table:table-cell table:formula="of:=RIGHT(DEC2HEX(2^([.$I$19]-1)*[.C38];8);8)" office:value-type="string" office:string-value="0001AAA4">
            <text:p>0001AAA4</text:p>
          </table:table-cell>
          <table:table-cell table:formula="of:=RIGHT(DEC2HEX(2^([.$I$19]-1)*[.D38];8);8)" office:value-type="string" office:string-value="00000005">
            <text:p>00000005</text:p>
          </table:table-cell>
          <table:table-cell table:formula="of:=RIGHT(DEC2HEX(2^([.$I$19]-1)*[.E38];8);8)" office:value-type="string" office:string-value="00040000">
            <text:p>00040000</text:p>
          </table:table-cell>
          <table:table-cell table:formula="of:=RIGHT(DEC2HEX(2^([.$I$19]-1)*[.F38];8);8)" office:value-type="string" office:string-value="00000008">
            <text:p>00000008</text:p>
          </table:table-cell>
        </table:table-row>
        <table:table-row table:style-name="ro1">
          <table:table-cell table:style-name="ce5"/>
          <table:table-cell table:style-name="ce4" table:number-columns-repeated="5"/>
          <table:table-cell table:number-columns-repeated="6"/>
        </table:table-row>
        <table:table-row table:style-name="ro1">
          <table:table-cell table:style-name="ce5" office:value-type="string">
            <text:p>Ideal</text:p>
          </table:table-cell>
          <table:table-cell table:style-name="ce9" table:formula="of:=[.B23]*[.D23]" office:value-type="float" office:value="0.4166666625">
            <text:p>0.41666666</text:p>
          </table:table-cell>
          <table:table-cell table:style-name="ce4" table:number-columns-repeated="4"/>
          <table:table-cell table:number-columns-repeated="6"/>
        </table:table-row>
        <table:table-row table:style-name="ro1">
          <table:table-cell table:style-name="ce5" office:value-type="string">
            <text:p>CORDIC</text:p>
          </table:table-cell>
          <table:table-cell table:style-name="ce10" table:formula="of:=[.C38]" office:value-type="float" office:value="0.416641235351563">
            <text:p>0.41664124</text:p>
          </table:table-cell>
          <table:table-cell table:style-name="ce4" table:number-columns-repeated="4"/>
          <table:table-cell table:number-columns-repeated="6"/>
        </table:table-row>
        <table:table-row table:style-name="ro1">
          <table:table-cell office:value-type="string">
            <text:p>Err</text:p>
          </table:table-cell>
          <table:table-cell table:style-name="ce9" table:formula="of:=[.B40]-[.B41]" office:value-type="float" office:value="0.0000254271484374513">
            <text:p>0.00002543</text:p>
          </table:table-cell>
          <table:table-cell table:style-name="ce4" table:number-columns-repeated="4"/>
          <table:table-cell table:number-columns-repeated="6"/>
        </table:table-row>
        <table:table-row table:style-name="ro1">
          <table:table-cell table:style-name="ce4" office:value-type="string">
            <text:p>Err Bound</text:p>
          </table:table-cell>
          <table:table-cell table:style-name="ce9" table:formula="of:=[.B23]*2^-15" office:value-type="float" office:value="0.00003814697265625">
            <text:p>0.00003815</text:p>
          </table:table-cell>
          <table:table-cell table:style-name="ce4" table:number-columns-repeated="4"/>
          <table:table-cell table:number-columns-repeated="6"/>
        </table:table-row>
        <table:table-row table:style-name="ro1">
          <table:table-cell table:style-name="ce4" office:value-type="string">
            <text:p>Err &lt; Bound</text:p>
          </table:table-cell>
          <table:table-cell table:style-name="ce11" table:formula="of:=IF([.B42]&lt;[.B43];&quot;YES&quot;;&quot;NO&quot;)" office:value-type="string" office:string-value="YES">
            <text:p>YES</text:p>
          </table:table-cell>
          <table:table-cell table:style-name="ce4" table:number-columns-repeated="4"/>
          <table:table-cell table:number-columns-repeated="6"/>
        </table:table-row>
        <table:table-row table:style-name="ro1">
          <table:table-cell table:style-name="ce4"/>
          <table:table-cell table:number-columns-repeated="2"/>
          <table:table-cell table:style-name="ce4" table:number-columns-repeated="3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4" table:number-columns-repeated="2"/>
          <table:table-cell table:number-columns-repeated="9"/>
        </table:table-row>
        <table:table-row table:style-name="ro1" table:number-rows-repeated="6548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ivide" table:style-name="ta1" table:print="false">
        <table:table-column table:style-name="co1" table:number-columns-repeated="6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>
            <text:p>Function</text:p>
          </table:table-cell>
          <table:table-cell table:style-name="ce1" office:value-type="string">
            <text:p>Divide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Mode =</text:p>
          </table:table-cell>
          <table:table-cell office:value-type="string">
            <text:p>Vectoring</text:p>
          </table:table-cell>
          <table:table-cell office:value-type="string">
            <text:p>=&gt;</text:p>
          </table:table-cell>
          <table:table-cell office:value-type="string">
            <text:p>delta =</text:p>
          </table:table-cell>
          <table:table-cell office:value-type="string">
            <text:p>-sign(Yk)</text:p>
          </table:table-cell>
          <table:table-cell table:number-columns-repeated="7"/>
        </table:table-row>
        <table:table-row table:style-name="ro1">
          <table:table-cell office:value-type="string">
            <text:p>Angles =</text:p>
          </table:table-cell>
          <table:table-cell office:value-type="string">
            <text:p>Linear</text:p>
          </table:table-cell>
          <table:table-cell office:value-type="string">
            <text:p>=&gt;</text:p>
          </table:table-cell>
          <table:table-cell office:value-type="string">
            <text:p>sigma =</text:p>
          </table:table-cell>
          <table:table-cell office:value-type="string">
            <text:p>2^(-k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=&gt;</text:p>
          </table:table-cell>
          <table:table-cell table:style-name="Default" office:value-type="string">
            <text:p>mu =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>
            <text:p>Initialization:</text:p>
          </table:table-cell>
          <table:table-cell/>
          <table:table-cell table:style-name="ce1" office:value-type="string">
            <text:p>Domain</text:p>
          </table:table-cell>
          <table:table-cell table:number-columns-repeated="9"/>
        </table:table-row>
        <table:table-row table:style-name="ro1">
          <table:table-cell office:value-type="string">
            <text:p>X(0) =</text:p>
          </table:table-cell>
          <table:table-cell table:style-name="ce6" office:value-type="string">
            <text:p>x0</text:p>
          </table:table-cell>
          <table:table-cell office:value-type="string">
            <text:p>|y0/x0| &lt;= 2</text:p>
          </table:table-cell>
          <table:table-cell table:number-columns-repeated="9"/>
        </table:table-row>
        <table:table-row table:style-name="ro1">
          <table:table-cell office:value-type="string">
            <text:p>Y(0) =</text:p>
          </table:table-cell>
          <table:table-cell table:style-name="ce6" office:value-type="string">
            <text:p>y0</text:p>
          </table:table-cell>
          <table:table-cell office:value-type="string">
            <text:p>|y0/x0| &lt;= 2</text:p>
          </table:table-cell>
          <table:table-cell table:number-columns-repeated="9"/>
        </table:table-row>
        <table:table-row table:style-name="ro1">
          <table:table-cell office:value-type="string">
            <text:p>Z(0) =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Results</text:p>
          </table:table-cell>
          <table:table-cell table:style-name="ce3"/>
          <table:table-cell table:number-columns-repeated="10"/>
        </table:table-row>
        <table:table-row table:style-name="ro1">
          <table:table-cell table:style-name="ce3" office:value-type="string">
            <text:p>X(n) =</text:p>
          </table:table-cell>
          <table:table-cell table:style-name="ce3" office:value-type="string">
            <text:p>x0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Y(n) =</text:p>
          </table:table-cell>
          <table:table-cell table:style-name="ce3" office:value-type="string">
            <text:p>~0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Z(n) =</text:p>
          </table:table-cell>
          <table:table-cell table:style-name="ce7" office:value-type="string">
            <text:p>y0 / x0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Error Bound</text:p>
          </table:table-cell>
          <table:table-cell table:number-columns-repeated="6"/>
          <table:table-cell table:style-name="ce13" office:value-type="string">
            <text:p>Fixed Point Math</text:p>
          </table:table-cell>
          <table:table-cell table:number-columns-repeated="4"/>
        </table:table-row>
        <table:table-row table:style-name="ro1">
          <table:table-cell table:style-name="ce3" office:value-type="string">
            <text:p>2^(-n)</text:p>
          </table:table-cell>
          <table:table-cell table:number-columns-repeated="6"/>
          <table:table-cell office:value-type="string">
            <text:p>Bit Width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4" office:value-type="string">
            <text:p>k</text:p>
          </table:table-cell>
          <table:table-cell table:style-name="ce4" office:value-type="string">
            <text:p>X(k)</text:p>
          </table:table-cell>
          <table:table-cell table:style-name="ce4" office:value-type="string">
            <text:p>Y(k)</text:p>
          </table:table-cell>
          <table:table-cell table:style-name="ce4" office:value-type="string">
            <text:p>Z(k)</text:p>
          </table:table-cell>
          <table:table-cell table:style-name="ce4" office:value-type="string">
            <text:p>delta(k)</text:p>
          </table:table-cell>
          <table:table-cell table:style-name="ce4" office:value-type="string">
            <text:p>sigma(k)</text:p>
          </table:table-cell>
          <table:table-cell/>
          <table:table-cell table:style-name="ce4" office:value-type="string">
            <text:p>X(k)</text:p>
          </table:table-cell>
          <table:table-cell table:style-name="ce4" office:value-type="string">
            <text:p>Y(k)</text:p>
          </table:table-cell>
          <table:table-cell table:style-name="ce4" office:value-type="string">
            <text:p>Z(k)</text:p>
          </table:table-cell>
          <table:table-cell table:style-name="ce4" office:value-type="string">
            <text:p>delta(k)</text:p>
          </table:table-cell>
          <table:table-cell table:style-name="ce4" office:value-type="string">
            <text:p>sigma(k)</text:p>
          </table:table-cell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8" office:value-type="float" office:value="1.5">
            <text:p>1.5000000</text:p>
          </table:table-cell>
          <table:table-cell table:style-name="ce8" office:value-type="float" office:value="0.5">
            <text:p>0.5000000</text:p>
          </table:table-cell>
          <table:table-cell table:style-name="ce8" office:value-type="float" office:value="0">
            <text:p>0.0000000</text:p>
          </table:table-cell>
          <table:table-cell table:style-name="ce4" table:formula="of:=-SIGN([.C23])" office:value-type="float" office:value="-1">
            <text:p>-1.0000000</text:p>
          </table:table-cell>
          <table:table-cell table:style-name="ce4" table:formula="of:=2^(-[.A23])" office:value-type="float" office:value="1">
            <text:p>1.0000000</text:p>
          </table:table-cell>
          <table:table-cell table:style-name="ce12" office:value-type="float" office:value="0">
            <text:p>0</text:p>
          </table:table-cell>
          <table:table-cell table:formula="of:=RIGHT(DEC2HEX(2^([.$I$19]-1)*[.B23];8);8)" office:value-type="string" office:string-value="00060000">
            <text:p>00060000</text:p>
          </table:table-cell>
          <table:table-cell table:formula="of:=RIGHT(DEC2HEX(2^([.$I$19]-1)*[.C23];8);8)" office:value-type="string" office:string-value="00020000">
            <text:p>00020000</text:p>
          </table:table-cell>
          <table:table-cell table:formula="of:=RIGHT(DEC2HEX(2^([.$I$19]-1)*[.D23];8);8)" office:value-type="string" office:string-value="00000000">
            <text:p>00000000</text:p>
          </table:table-cell>
          <table:table-cell table:formula="of:=RIGHT(DEC2HEX(2^([.$I$19]-1)*[.E23];8);8)" office:value-type="string" office:string-value="FFFC0000">
            <text:p>FFFC0000</text:p>
          </table:table-cell>
          <table:table-cell table:formula="of:=RIGHT(DEC2HEX(2^([.$I$19]-1)*[.F23];8);8)" office:value-type="string" office:string-value="00040000">
            <text:p>00040000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4" table:formula="of:=[.B23]-[.$E$5]*[.E23]*[.C23]*2^(-[.A23])" office:value-type="float" office:value="1.5">
            <text:p>1.5000000</text:p>
          </table:table-cell>
          <table:table-cell table:style-name="ce4" table:formula="of:=[.C23]+[.E23]*[.B23]*2^(-[.A23])" office:value-type="float" office:value="-1">
            <text:p>-1.0000000</text:p>
          </table:table-cell>
          <table:table-cell table:style-name="ce4" table:formula="of:=[.D23]-[.E23]*[.F23]" office:value-type="float" office:value="1">
            <text:p>1.0000000</text:p>
          </table:table-cell>
          <table:table-cell table:style-name="ce4" table:formula="of:=-SIGN([.C24])" office:value-type="float" office:value="1">
            <text:p>1.0000000</text:p>
          </table:table-cell>
          <table:table-cell table:style-name="ce4" table:formula="of:=2^(-[.A24])" office:value-type="float" office:value="0.5">
            <text:p>0.5000000</text:p>
          </table:table-cell>
          <table:table-cell table:style-name="ce12" office:value-type="float" office:value="1">
            <text:p>1</text:p>
          </table:table-cell>
          <table:table-cell table:formula="of:=RIGHT(DEC2HEX(2^([.$I$19]-1)*[.B24];8);8)" office:value-type="string" office:string-value="00060000">
            <text:p>00060000</text:p>
          </table:table-cell>
          <table:table-cell table:formula="of:=RIGHT(DEC2HEX(2^([.$I$19]-1)*[.C24];8);8)" office:value-type="string" office:string-value="FFFC0000">
            <text:p>FFFC0000</text:p>
          </table:table-cell>
          <table:table-cell table:formula="of:=RIGHT(DEC2HEX(2^([.$I$19]-1)*[.D24];8);8)" office:value-type="string" office:string-value="00040000">
            <text:p>00040000</text:p>
          </table:table-cell>
          <table:table-cell table:formula="of:=RIGHT(DEC2HEX(2^([.$I$19]-1)*[.E24];8);8)" office:value-type="string" office:string-value="00040000">
            <text:p>00040000</text:p>
          </table:table-cell>
          <table:table-cell table:formula="of:=RIGHT(DEC2HEX(2^([.$I$19]-1)*[.F24];8);8)" office:value-type="string" office:string-value="00020000">
            <text:p>00020000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4" table:formula="of:=[.B24]-[.$E$5]*[.E24]*[.C24]*2^(-[.A24])" office:value-type="float" office:value="1.5">
            <text:p>1.5000000</text:p>
          </table:table-cell>
          <table:table-cell table:style-name="ce4" table:formula="of:=[.C24]+[.E24]*[.B24]*2^(-[.A24])" office:value-type="float" office:value="-0.25">
            <text:p>-0.2500000</text:p>
          </table:table-cell>
          <table:table-cell table:style-name="ce4" table:formula="of:=[.D24]-[.E24]*[.F24]" office:value-type="float" office:value="0.5">
            <text:p>0.5000000</text:p>
          </table:table-cell>
          <table:table-cell table:style-name="ce4" table:formula="of:=-SIGN([.C25])" office:value-type="float" office:value="1">
            <text:p>1.0000000</text:p>
          </table:table-cell>
          <table:table-cell table:style-name="ce4" table:formula="of:=2^(-[.A25])" office:value-type="float" office:value="0.25">
            <text:p>0.2500000</text:p>
          </table:table-cell>
          <table:table-cell table:style-name="ce12" office:value-type="float" office:value="2">
            <text:p>2</text:p>
          </table:table-cell>
          <table:table-cell table:formula="of:=RIGHT(DEC2HEX(2^([.$I$19]-1)*[.B25];8);8)" office:value-type="string" office:string-value="00060000">
            <text:p>00060000</text:p>
          </table:table-cell>
          <table:table-cell table:formula="of:=RIGHT(DEC2HEX(2^([.$I$19]-1)*[.C25];8);8)" office:value-type="string" office:string-value="FFFF0000">
            <text:p>FFFF0000</text:p>
          </table:table-cell>
          <table:table-cell table:formula="of:=RIGHT(DEC2HEX(2^([.$I$19]-1)*[.D25];8);8)" office:value-type="string" office:string-value="00020000">
            <text:p>00020000</text:p>
          </table:table-cell>
          <table:table-cell table:formula="of:=RIGHT(DEC2HEX(2^([.$I$19]-1)*[.E25];8);8)" office:value-type="string" office:string-value="00040000">
            <text:p>00040000</text:p>
          </table:table-cell>
          <table:table-cell table:formula="of:=RIGHT(DEC2HEX(2^([.$I$19]-1)*[.F25];8);8)" office:value-type="string" office:string-value="00010000">
            <text:p>00010000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4" table:formula="of:=[.B25]-[.$E$5]*[.E25]*[.C25]*2^(-[.A25])" office:value-type="float" office:value="1.5">
            <text:p>1.5000000</text:p>
          </table:table-cell>
          <table:table-cell table:style-name="ce4" table:formula="of:=[.C25]+[.E25]*[.B25]*2^(-[.A25])" office:value-type="float" office:value="0.125">
            <text:p>0.1250000</text:p>
          </table:table-cell>
          <table:table-cell table:style-name="ce4" table:formula="of:=[.D25]-[.E25]*[.F25]" office:value-type="float" office:value="0.25">
            <text:p>0.2500000</text:p>
          </table:table-cell>
          <table:table-cell table:style-name="ce4" table:formula="of:=-SIGN([.C26])" office:value-type="float" office:value="-1">
            <text:p>-1.0000000</text:p>
          </table:table-cell>
          <table:table-cell table:style-name="ce4" table:formula="of:=2^(-[.A26])" office:value-type="float" office:value="0.125">
            <text:p>0.1250000</text:p>
          </table:table-cell>
          <table:table-cell table:style-name="ce12" office:value-type="float" office:value="3">
            <text:p>3</text:p>
          </table:table-cell>
          <table:table-cell table:formula="of:=RIGHT(DEC2HEX(2^([.$I$19]-1)*[.B26];8);8)" office:value-type="string" office:string-value="00060000">
            <text:p>00060000</text:p>
          </table:table-cell>
          <table:table-cell table:formula="of:=RIGHT(DEC2HEX(2^([.$I$19]-1)*[.C26];8);8)" office:value-type="string" office:string-value="00008000">
            <text:p>00008000</text:p>
          </table:table-cell>
          <table:table-cell table:formula="of:=RIGHT(DEC2HEX(2^([.$I$19]-1)*[.D26];8);8)" office:value-type="string" office:string-value="00010000">
            <text:p>00010000</text:p>
          </table:table-cell>
          <table:table-cell table:formula="of:=RIGHT(DEC2HEX(2^([.$I$19]-1)*[.E26];8);8)" office:value-type="string" office:string-value="FFFC0000">
            <text:p>FFFC0000</text:p>
          </table:table-cell>
          <table:table-cell table:formula="of:=RIGHT(DEC2HEX(2^([.$I$19]-1)*[.F26];8);8)" office:value-type="string" office:string-value="00008000">
            <text:p>00008000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4" table:formula="of:=[.B26]-[.$E$5]*[.E26]*[.C26]*2^(-[.A26])" office:value-type="float" office:value="1.5">
            <text:p>1.5000000</text:p>
          </table:table-cell>
          <table:table-cell table:style-name="ce4" table:formula="of:=[.C26]+[.E26]*[.B26]*2^(-[.A26])" office:value-type="float" office:value="-0.0625">
            <text:p>-0.0625000</text:p>
          </table:table-cell>
          <table:table-cell table:style-name="ce4" table:formula="of:=[.D26]-[.E26]*[.F26]" office:value-type="float" office:value="0.375">
            <text:p>0.3750000</text:p>
          </table:table-cell>
          <table:table-cell table:style-name="ce4" table:formula="of:=-SIGN([.C27])" office:value-type="float" office:value="1">
            <text:p>1.0000000</text:p>
          </table:table-cell>
          <table:table-cell table:style-name="ce4" table:formula="of:=2^(-[.A27])" office:value-type="float" office:value="0.0625">
            <text:p>0.0625000</text:p>
          </table:table-cell>
          <table:table-cell table:style-name="ce12" office:value-type="float" office:value="4">
            <text:p>4</text:p>
          </table:table-cell>
          <table:table-cell table:formula="of:=RIGHT(DEC2HEX(2^([.$I$19]-1)*[.B27];8);8)" office:value-type="string" office:string-value="00060000">
            <text:p>00060000</text:p>
          </table:table-cell>
          <table:table-cell table:formula="of:=RIGHT(DEC2HEX(2^([.$I$19]-1)*[.C27];8);8)" office:value-type="string" office:string-value="FFFFC000">
            <text:p>FFFFC000</text:p>
          </table:table-cell>
          <table:table-cell table:formula="of:=RIGHT(DEC2HEX(2^([.$I$19]-1)*[.D27];8);8)" office:value-type="string" office:string-value="00018000">
            <text:p>00018000</text:p>
          </table:table-cell>
          <table:table-cell table:formula="of:=RIGHT(DEC2HEX(2^([.$I$19]-1)*[.E27];8);8)" office:value-type="string" office:string-value="00040000">
            <text:p>00040000</text:p>
          </table:table-cell>
          <table:table-cell table:formula="of:=RIGHT(DEC2HEX(2^([.$I$19]-1)*[.F27];8);8)" office:value-type="string" office:string-value="00004000">
            <text:p>00004000</text:p>
          </table:table-cell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4" table:formula="of:=[.B27]-[.$E$5]*[.E27]*[.C27]*2^(-[.A27])" office:value-type="float" office:value="1.5">
            <text:p>1.5000000</text:p>
          </table:table-cell>
          <table:table-cell table:style-name="ce4" table:formula="of:=[.C27]+[.E27]*[.B27]*2^(-[.A27])" office:value-type="float" office:value="0.03125">
            <text:p>0.0312500</text:p>
          </table:table-cell>
          <table:table-cell table:style-name="ce4" table:formula="of:=[.D27]-[.E27]*[.F27]" office:value-type="float" office:value="0.3125">
            <text:p>0.3125000</text:p>
          </table:table-cell>
          <table:table-cell table:style-name="ce4" table:formula="of:=-SIGN([.C28])" office:value-type="float" office:value="-1">
            <text:p>-1.0000000</text:p>
          </table:table-cell>
          <table:table-cell table:style-name="ce4" table:formula="of:=2^(-[.A28])" office:value-type="float" office:value="0.03125">
            <text:p>0.0312500</text:p>
          </table:table-cell>
          <table:table-cell table:style-name="ce12" office:value-type="float" office:value="5">
            <text:p>5</text:p>
          </table:table-cell>
          <table:table-cell table:formula="of:=RIGHT(DEC2HEX(2^([.$I$19]-1)*[.B28];8);8)" office:value-type="string" office:string-value="00060000">
            <text:p>00060000</text:p>
          </table:table-cell>
          <table:table-cell table:formula="of:=RIGHT(DEC2HEX(2^([.$I$19]-1)*[.C28];8);8)" office:value-type="string" office:string-value="00002000">
            <text:p>00002000</text:p>
          </table:table-cell>
          <table:table-cell table:formula="of:=RIGHT(DEC2HEX(2^([.$I$19]-1)*[.D28];8);8)" office:value-type="string" office:string-value="00014000">
            <text:p>00014000</text:p>
          </table:table-cell>
          <table:table-cell table:formula="of:=RIGHT(DEC2HEX(2^([.$I$19]-1)*[.E28];8);8)" office:value-type="string" office:string-value="FFFC0000">
            <text:p>FFFC0000</text:p>
          </table:table-cell>
          <table:table-cell table:formula="of:=RIGHT(DEC2HEX(2^([.$I$19]-1)*[.F28];8);8)" office:value-type="string" office:string-value="00002000">
            <text:p>00002000</text:p>
          </table:table-cell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4" table:formula="of:=[.B28]-[.$E$5]*[.E28]*[.C28]*2^(-[.A28])" office:value-type="float" office:value="1.5">
            <text:p>1.5000000</text:p>
          </table:table-cell>
          <table:table-cell table:style-name="ce4" table:formula="of:=[.C28]+[.E28]*[.B28]*2^(-[.A28])" office:value-type="float" office:value="-0.015625">
            <text:p>-0.0156250</text:p>
          </table:table-cell>
          <table:table-cell table:style-name="ce4" table:formula="of:=[.D28]-[.E28]*[.F28]" office:value-type="float" office:value="0.34375">
            <text:p>0.3437500</text:p>
          </table:table-cell>
          <table:table-cell table:style-name="ce4" table:formula="of:=-SIGN([.C29])" office:value-type="float" office:value="1">
            <text:p>1.0000000</text:p>
          </table:table-cell>
          <table:table-cell table:style-name="ce4" table:formula="of:=2^(-[.A29])" office:value-type="float" office:value="0.015625">
            <text:p>0.0156250</text:p>
          </table:table-cell>
          <table:table-cell table:style-name="ce12" office:value-type="float" office:value="6">
            <text:p>6</text:p>
          </table:table-cell>
          <table:table-cell table:formula="of:=RIGHT(DEC2HEX(2^([.$I$19]-1)*[.B29];8);8)" office:value-type="string" office:string-value="00060000">
            <text:p>00060000</text:p>
          </table:table-cell>
          <table:table-cell table:formula="of:=RIGHT(DEC2HEX(2^([.$I$19]-1)*[.C29];8);8)" office:value-type="string" office:string-value="FFFFF000">
            <text:p>FFFFF000</text:p>
          </table:table-cell>
          <table:table-cell table:formula="of:=RIGHT(DEC2HEX(2^([.$I$19]-1)*[.D29];8);8)" office:value-type="string" office:string-value="00016000">
            <text:p>00016000</text:p>
          </table:table-cell>
          <table:table-cell table:formula="of:=RIGHT(DEC2HEX(2^([.$I$19]-1)*[.E29];8);8)" office:value-type="string" office:string-value="00040000">
            <text:p>00040000</text:p>
          </table:table-cell>
          <table:table-cell table:formula="of:=RIGHT(DEC2HEX(2^([.$I$19]-1)*[.F29];8);8)" office:value-type="string" office:string-value="00001000">
            <text:p>00001000</text:p>
          </table:table-cell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4" table:formula="of:=[.B29]-[.$E$5]*[.E29]*[.C29]*2^(-[.A29])" office:value-type="float" office:value="1.5">
            <text:p>1.5000000</text:p>
          </table:table-cell>
          <table:table-cell table:style-name="ce4" table:formula="of:=[.C29]+[.E29]*[.B29]*2^(-[.A29])" office:value-type="float" office:value="0.0078125">
            <text:p>0.0078125</text:p>
          </table:table-cell>
          <table:table-cell table:style-name="ce4" table:formula="of:=[.D29]-[.E29]*[.F29]" office:value-type="float" office:value="0.328125">
            <text:p>0.3281250</text:p>
          </table:table-cell>
          <table:table-cell table:style-name="ce4" table:formula="of:=-SIGN([.C30])" office:value-type="float" office:value="-1">
            <text:p>-1.0000000</text:p>
          </table:table-cell>
          <table:table-cell table:style-name="ce4" table:formula="of:=2^(-[.A30])" office:value-type="float" office:value="0.0078125">
            <text:p>0.0078125</text:p>
          </table:table-cell>
          <table:table-cell table:style-name="ce12" office:value-type="float" office:value="7">
            <text:p>7</text:p>
          </table:table-cell>
          <table:table-cell table:formula="of:=RIGHT(DEC2HEX(2^([.$I$19]-1)*[.B30];8);8)" office:value-type="string" office:string-value="00060000">
            <text:p>00060000</text:p>
          </table:table-cell>
          <table:table-cell table:formula="of:=RIGHT(DEC2HEX(2^([.$I$19]-1)*[.C30];8);8)" office:value-type="string" office:string-value="00000800">
            <text:p>00000800</text:p>
          </table:table-cell>
          <table:table-cell table:formula="of:=RIGHT(DEC2HEX(2^([.$I$19]-1)*[.D30];8);8)" office:value-type="string" office:string-value="00015000">
            <text:p>00015000</text:p>
          </table:table-cell>
          <table:table-cell table:formula="of:=RIGHT(DEC2HEX(2^([.$I$19]-1)*[.E30];8);8)" office:value-type="string" office:string-value="FFFC0000">
            <text:p>FFFC0000</text:p>
          </table:table-cell>
          <table:table-cell table:formula="of:=RIGHT(DEC2HEX(2^([.$I$19]-1)*[.F30];8);8)" office:value-type="string" office:string-value="00000800">
            <text:p>00000800</text:p>
          </table:table-cell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4" table:formula="of:=[.B30]-[.$E$5]*[.E30]*[.C30]*2^(-[.A30])" office:value-type="float" office:value="1.5">
            <text:p>1.5000000</text:p>
          </table:table-cell>
          <table:table-cell table:style-name="ce4" table:formula="of:=[.C30]+[.E30]*[.B30]*2^(-[.A30])" office:value-type="float" office:value="-0.00390625">
            <text:p>-0.0039063</text:p>
          </table:table-cell>
          <table:table-cell table:style-name="ce4" table:formula="of:=[.D30]-[.E30]*[.F30]" office:value-type="float" office:value="0.3359375">
            <text:p>0.3359375</text:p>
          </table:table-cell>
          <table:table-cell table:style-name="ce4" table:formula="of:=-SIGN([.C31])" office:value-type="float" office:value="1">
            <text:p>1.0000000</text:p>
          </table:table-cell>
          <table:table-cell table:style-name="ce4" table:formula="of:=2^(-[.A31])" office:value-type="float" office:value="0.00390625">
            <text:p>0.0039063</text:p>
          </table:table-cell>
          <table:table-cell table:style-name="ce12" office:value-type="float" office:value="8">
            <text:p>8</text:p>
          </table:table-cell>
          <table:table-cell table:formula="of:=RIGHT(DEC2HEX(2^([.$I$19]-1)*[.B31];8);8)" office:value-type="string" office:string-value="00060000">
            <text:p>00060000</text:p>
          </table:table-cell>
          <table:table-cell table:formula="of:=RIGHT(DEC2HEX(2^([.$I$19]-1)*[.C31];8);8)" office:value-type="string" office:string-value="FFFFFC00">
            <text:p>FFFFFC00</text:p>
          </table:table-cell>
          <table:table-cell table:formula="of:=RIGHT(DEC2HEX(2^([.$I$19]-1)*[.D31];8);8)" office:value-type="string" office:string-value="00015800">
            <text:p>00015800</text:p>
          </table:table-cell>
          <table:table-cell table:formula="of:=RIGHT(DEC2HEX(2^([.$I$19]-1)*[.E31];8);8)" office:value-type="string" office:string-value="00040000">
            <text:p>00040000</text:p>
          </table:table-cell>
          <table:table-cell table:formula="of:=RIGHT(DEC2HEX(2^([.$I$19]-1)*[.F31];8);8)" office:value-type="string" office:string-value="00000400">
            <text:p>00000400</text:p>
          </table:table-cell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4" table:formula="of:=[.B31]-[.$E$5]*[.E31]*[.C31]*2^(-[.A31])" office:value-type="float" office:value="1.5">
            <text:p>1.5000000</text:p>
          </table:table-cell>
          <table:table-cell table:style-name="ce4" table:formula="of:=[.C31]+[.E31]*[.B31]*2^(-[.A31])" office:value-type="float" office:value="0.001953125">
            <text:p>0.0019531</text:p>
          </table:table-cell>
          <table:table-cell table:style-name="ce4" table:formula="of:=[.D31]-[.E31]*[.F31]" office:value-type="float" office:value="0.33203125">
            <text:p>0.3320313</text:p>
          </table:table-cell>
          <table:table-cell table:style-name="ce4" table:formula="of:=-SIGN([.C32])" office:value-type="float" office:value="-1">
            <text:p>-1.0000000</text:p>
          </table:table-cell>
          <table:table-cell table:style-name="ce4" table:formula="of:=2^(-[.A32])" office:value-type="float" office:value="0.001953125">
            <text:p>0.0019531</text:p>
          </table:table-cell>
          <table:table-cell table:style-name="ce12" office:value-type="float" office:value="9">
            <text:p>9</text:p>
          </table:table-cell>
          <table:table-cell table:formula="of:=RIGHT(DEC2HEX(2^([.$I$19]-1)*[.B32];8);8)" office:value-type="string" office:string-value="00060000">
            <text:p>00060000</text:p>
          </table:table-cell>
          <table:table-cell table:formula="of:=RIGHT(DEC2HEX(2^([.$I$19]-1)*[.C32];8);8)" office:value-type="string" office:string-value="00000200">
            <text:p>00000200</text:p>
          </table:table-cell>
          <table:table-cell table:formula="of:=RIGHT(DEC2HEX(2^([.$I$19]-1)*[.D32];8);8)" office:value-type="string" office:string-value="00015400">
            <text:p>00015400</text:p>
          </table:table-cell>
          <table:table-cell table:formula="of:=RIGHT(DEC2HEX(2^([.$I$19]-1)*[.E32];8);8)" office:value-type="string" office:string-value="FFFC0000">
            <text:p>FFFC0000</text:p>
          </table:table-cell>
          <table:table-cell table:formula="of:=RIGHT(DEC2HEX(2^([.$I$19]-1)*[.F32];8);8)" office:value-type="string" office:string-value="00000200">
            <text:p>00000200</text:p>
          </table:table-cell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4" table:formula="of:=[.B32]-[.$E$5]*[.E32]*[.C32]*2^(-[.A32])" office:value-type="float" office:value="1.5">
            <text:p>1.5000000</text:p>
          </table:table-cell>
          <table:table-cell table:style-name="ce4" table:formula="of:=[.C32]+[.E32]*[.B32]*2^(-[.A32])" office:value-type="float" office:value="-0.0009765625">
            <text:p>-0.0009766</text:p>
          </table:table-cell>
          <table:table-cell table:style-name="ce4" table:formula="of:=[.D32]-[.E32]*[.F32]" office:value-type="float" office:value="0.333984375">
            <text:p>0.3339844</text:p>
          </table:table-cell>
          <table:table-cell table:style-name="ce4" table:formula="of:=-SIGN([.C33])" office:value-type="float" office:value="1">
            <text:p>1.0000000</text:p>
          </table:table-cell>
          <table:table-cell table:style-name="ce4" table:formula="of:=2^(-[.A33])" office:value-type="float" office:value="0.0009765625">
            <text:p>0.0009766</text:p>
          </table:table-cell>
          <table:table-cell table:style-name="ce12" office:value-type="float" office:value="10">
            <text:p>10</text:p>
          </table:table-cell>
          <table:table-cell table:formula="of:=RIGHT(DEC2HEX(2^([.$I$19]-1)*[.B33];8);8)" office:value-type="string" office:string-value="00060000">
            <text:p>00060000</text:p>
          </table:table-cell>
          <table:table-cell table:formula="of:=RIGHT(DEC2HEX(2^([.$I$19]-1)*[.C33];8);8)" office:value-type="string" office:string-value="FFFFFF00">
            <text:p>FFFFFF00</text:p>
          </table:table-cell>
          <table:table-cell table:formula="of:=RIGHT(DEC2HEX(2^([.$I$19]-1)*[.D33];8);8)" office:value-type="string" office:string-value="00015600">
            <text:p>00015600</text:p>
          </table:table-cell>
          <table:table-cell table:formula="of:=RIGHT(DEC2HEX(2^([.$I$19]-1)*[.E33];8);8)" office:value-type="string" office:string-value="00040000">
            <text:p>00040000</text:p>
          </table:table-cell>
          <table:table-cell table:formula="of:=RIGHT(DEC2HEX(2^([.$I$19]-1)*[.F33];8);8)" office:value-type="string" office:string-value="00000100">
            <text:p>00000100</text:p>
          </table:table-cell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4" table:formula="of:=[.B33]-[.$E$5]*[.E33]*[.C33]*2^(-[.A33])" office:value-type="float" office:value="1.5">
            <text:p>1.5000000</text:p>
          </table:table-cell>
          <table:table-cell table:style-name="ce4" table:formula="of:=[.C33]+[.E33]*[.B33]*2^(-[.A33])" office:value-type="float" office:value="0.00048828125">
            <text:p>0.0004883</text:p>
          </table:table-cell>
          <table:table-cell table:style-name="ce4" table:formula="of:=[.D33]-[.E33]*[.F33]" office:value-type="float" office:value="0.3330078125">
            <text:p>0.3330078</text:p>
          </table:table-cell>
          <table:table-cell table:style-name="ce4" table:formula="of:=-SIGN([.C34])" office:value-type="float" office:value="-1">
            <text:p>-1.0000000</text:p>
          </table:table-cell>
          <table:table-cell table:style-name="ce4" table:formula="of:=2^(-[.A34])" office:value-type="float" office:value="0.00048828125">
            <text:p>0.0004883</text:p>
          </table:table-cell>
          <table:table-cell table:style-name="ce12" office:value-type="float" office:value="11">
            <text:p>11</text:p>
          </table:table-cell>
          <table:table-cell table:formula="of:=RIGHT(DEC2HEX(2^([.$I$19]-1)*[.B34];8);8)" office:value-type="string" office:string-value="00060000">
            <text:p>00060000</text:p>
          </table:table-cell>
          <table:table-cell table:formula="of:=RIGHT(DEC2HEX(2^([.$I$19]-1)*[.C34];8);8)" office:value-type="string" office:string-value="00000080">
            <text:p>00000080</text:p>
          </table:table-cell>
          <table:table-cell table:formula="of:=RIGHT(DEC2HEX(2^([.$I$19]-1)*[.D34];8);8)" office:value-type="string" office:string-value="00015500">
            <text:p>00015500</text:p>
          </table:table-cell>
          <table:table-cell table:formula="of:=RIGHT(DEC2HEX(2^([.$I$19]-1)*[.E34];8);8)" office:value-type="string" office:string-value="FFFC0000">
            <text:p>FFFC0000</text:p>
          </table:table-cell>
          <table:table-cell table:formula="of:=RIGHT(DEC2HEX(2^([.$I$19]-1)*[.F34];8);8)" office:value-type="string" office:string-value="00000080">
            <text:p>00000080</text:p>
          </table:table-cell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4" table:formula="of:=[.B34]-[.$E$5]*[.E34]*[.C34]*2^(-[.A34])" office:value-type="float" office:value="1.5">
            <text:p>1.5000000</text:p>
          </table:table-cell>
          <table:table-cell table:style-name="ce4" table:formula="of:=[.C34]+[.E34]*[.B34]*2^(-[.A34])" office:value-type="float" office:value="-0.000244140625">
            <text:p>-0.0002441</text:p>
          </table:table-cell>
          <table:table-cell table:style-name="ce4" table:formula="of:=[.D34]-[.E34]*[.F34]" office:value-type="float" office:value="0.33349609375">
            <text:p>0.3334961</text:p>
          </table:table-cell>
          <table:table-cell table:style-name="ce4" table:formula="of:=-SIGN([.C35])" office:value-type="float" office:value="1">
            <text:p>1.0000000</text:p>
          </table:table-cell>
          <table:table-cell table:style-name="ce4" table:formula="of:=2^(-[.A35])" office:value-type="float" office:value="0.000244140625">
            <text:p>0.0002441</text:p>
          </table:table-cell>
          <table:table-cell table:style-name="ce12" office:value-type="float" office:value="12">
            <text:p>12</text:p>
          </table:table-cell>
          <table:table-cell table:formula="of:=RIGHT(DEC2HEX(2^([.$I$19]-1)*[.B35];8);8)" office:value-type="string" office:string-value="00060000">
            <text:p>00060000</text:p>
          </table:table-cell>
          <table:table-cell table:formula="of:=RIGHT(DEC2HEX(2^([.$I$19]-1)*[.C35];8);8)" office:value-type="string" office:string-value="FFFFFFC0">
            <text:p>FFFFFFC0</text:p>
          </table:table-cell>
          <table:table-cell table:formula="of:=RIGHT(DEC2HEX(2^([.$I$19]-1)*[.D35];8);8)" office:value-type="string" office:string-value="00015580">
            <text:p>00015580</text:p>
          </table:table-cell>
          <table:table-cell table:formula="of:=RIGHT(DEC2HEX(2^([.$I$19]-1)*[.E35];8);8)" office:value-type="string" office:string-value="00040000">
            <text:p>00040000</text:p>
          </table:table-cell>
          <table:table-cell table:formula="of:=RIGHT(DEC2HEX(2^([.$I$19]-1)*[.F35];8);8)" office:value-type="string" office:string-value="00000040">
            <text:p>00000040</text:p>
          </table:table-cell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4" table:formula="of:=[.B35]-[.$E$5]*[.E35]*[.C35]*2^(-[.A35])" office:value-type="float" office:value="1.5">
            <text:p>1.5000000</text:p>
          </table:table-cell>
          <table:table-cell table:style-name="ce4" table:formula="of:=[.C35]+[.E35]*[.B35]*2^(-[.A35])" office:value-type="float" office:value="0.0001220703125">
            <text:p>0.0001221</text:p>
          </table:table-cell>
          <table:table-cell table:style-name="ce4" table:formula="of:=[.D35]-[.E35]*[.F35]" office:value-type="float" office:value="0.333251953125">
            <text:p>0.3332520</text:p>
          </table:table-cell>
          <table:table-cell table:style-name="ce4" table:formula="of:=-SIGN([.C36])" office:value-type="float" office:value="-1">
            <text:p>-1.0000000</text:p>
          </table:table-cell>
          <table:table-cell table:style-name="ce4" table:formula="of:=2^(-[.A36])" office:value-type="float" office:value="0.0001220703125">
            <text:p>0.0001221</text:p>
          </table:table-cell>
          <table:table-cell table:style-name="ce12" office:value-type="float" office:value="13">
            <text:p>13</text:p>
          </table:table-cell>
          <table:table-cell table:formula="of:=RIGHT(DEC2HEX(2^([.$I$19]-1)*[.B36];8);8)" office:value-type="string" office:string-value="00060000">
            <text:p>00060000</text:p>
          </table:table-cell>
          <table:table-cell table:formula="of:=RIGHT(DEC2HEX(2^([.$I$19]-1)*[.C36];8);8)" office:value-type="string" office:string-value="00000020">
            <text:p>00000020</text:p>
          </table:table-cell>
          <table:table-cell table:formula="of:=RIGHT(DEC2HEX(2^([.$I$19]-1)*[.D36];8);8)" office:value-type="string" office:string-value="00015540">
            <text:p>00015540</text:p>
          </table:table-cell>
          <table:table-cell table:formula="of:=RIGHT(DEC2HEX(2^([.$I$19]-1)*[.E36];8);8)" office:value-type="string" office:string-value="FFFC0000">
            <text:p>FFFC0000</text:p>
          </table:table-cell>
          <table:table-cell table:formula="of:=RIGHT(DEC2HEX(2^([.$I$19]-1)*[.F36];8);8)" office:value-type="string" office:string-value="00000020">
            <text:p>00000020</text:p>
          </table:table-cell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4" table:formula="of:=[.B36]-[.$E$5]*[.E36]*[.C36]*2^(-[.A36])" office:value-type="float" office:value="1.5">
            <text:p>1.5000000</text:p>
          </table:table-cell>
          <table:table-cell table:style-name="ce4" table:formula="of:=[.C36]+[.E36]*[.B36]*2^(-[.A36])" office:value-type="float" office:value="-0.00006103515625">
            <text:p>-0.0000610</text:p>
          </table:table-cell>
          <table:table-cell table:style-name="ce4" table:formula="of:=[.D36]-[.E36]*[.F36]" office:value-type="float" office:value="0.3333740234375">
            <text:p>0.3333740</text:p>
          </table:table-cell>
          <table:table-cell table:style-name="ce4" table:formula="of:=-SIGN([.C37])" office:value-type="float" office:value="1">
            <text:p>1.0000000</text:p>
          </table:table-cell>
          <table:table-cell table:style-name="ce4" table:formula="of:=2^(-[.A37])" office:value-type="float" office:value="0.00006103515625">
            <text:p>0.0000610</text:p>
          </table:table-cell>
          <table:table-cell table:style-name="ce12" office:value-type="float" office:value="14">
            <text:p>14</text:p>
          </table:table-cell>
          <table:table-cell table:formula="of:=RIGHT(DEC2HEX(2^([.$I$19]-1)*[.B37];8);8)" office:value-type="string" office:string-value="00060000">
            <text:p>00060000</text:p>
          </table:table-cell>
          <table:table-cell table:formula="of:=RIGHT(DEC2HEX(2^([.$I$19]-1)*[.C37];8);8)" office:value-type="string" office:string-value="FFFFFFF0">
            <text:p>FFFFFFF0</text:p>
          </table:table-cell>
          <table:table-cell table:formula="of:=RIGHT(DEC2HEX(2^([.$I$19]-1)*[.D37];8);8)" office:value-type="string" office:string-value="00015560">
            <text:p>00015560</text:p>
          </table:table-cell>
          <table:table-cell table:formula="of:=RIGHT(DEC2HEX(2^([.$I$19]-1)*[.E37];8);8)" office:value-type="string" office:string-value="00040000">
            <text:p>00040000</text:p>
          </table:table-cell>
          <table:table-cell table:formula="of:=RIGHT(DEC2HEX(2^([.$I$19]-1)*[.F37];8);8)" office:value-type="string" office:string-value="00000010">
            <text:p>00000010</text:p>
          </table:table-cell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4" table:formula="of:=[.B37]-[.$E$5]*[.E37]*[.C37]*2^(-[.A37])" office:value-type="float" office:value="1.5">
            <text:p>1.5000000</text:p>
          </table:table-cell>
          <table:table-cell table:style-name="ce4" table:formula="of:=[.C37]+[.E37]*[.B37]*2^(-[.A37])" office:value-type="float" office:value="0.000030517578125">
            <text:p>0.0000305</text:p>
          </table:table-cell>
          <table:table-cell table:style-name="ce4" table:formula="of:=[.D37]-[.E37]*[.F37]" office:value-type="float" office:value="0.33331298828125">
            <text:p>0.3333130</text:p>
          </table:table-cell>
          <table:table-cell table:style-name="ce4" table:formula="of:=-SIGN([.C38])" office:value-type="float" office:value="-1">
            <text:p>-1.0000000</text:p>
          </table:table-cell>
          <table:table-cell table:style-name="ce4" table:formula="of:=2^(-[.A38])" office:value-type="float" office:value="0.000030517578125">
            <text:p>0.0000305</text:p>
          </table:table-cell>
          <table:table-cell table:style-name="ce12" office:value-type="float" office:value="15">
            <text:p>15</text:p>
          </table:table-cell>
          <table:table-cell table:formula="of:=RIGHT(DEC2HEX(2^([.$I$19]-1)*[.B38];8);8)" office:value-type="string" office:string-value="00060000">
            <text:p>00060000</text:p>
          </table:table-cell>
          <table:table-cell table:formula="of:=RIGHT(DEC2HEX(2^([.$I$19]-1)*[.C38];8);8)" office:value-type="string" office:string-value="00000008">
            <text:p>00000008</text:p>
          </table:table-cell>
          <table:table-cell table:formula="of:=RIGHT(DEC2HEX(2^([.$I$19]-1)*[.D38];8);8)" office:value-type="string" office:string-value="00015550">
            <text:p>00015550</text:p>
          </table:table-cell>
          <table:table-cell table:formula="of:=RIGHT(DEC2HEX(2^([.$I$19]-1)*[.E38];8);8)" office:value-type="string" office:string-value="FFFC0000">
            <text:p>FFFC0000</text:p>
          </table:table-cell>
          <table:table-cell table:formula="of:=RIGHT(DEC2HEX(2^([.$I$19]-1)*[.F38];8);8)" office:value-type="string" office:string-value="00000008">
            <text:p>00000008</text:p>
          </table:table-cell>
        </table:table-row>
        <table:table-row table:style-name="ro1">
          <table:table-cell table:style-name="ce5"/>
          <table:table-cell table:style-name="ce4" table:number-columns-repeated="5"/>
          <table:table-cell table:number-columns-repeated="6"/>
        </table:table-row>
        <table:table-row table:style-name="ro1">
          <table:table-cell table:style-name="ce5" office:value-type="string">
            <text:p>Ideal</text:p>
          </table:table-cell>
          <table:table-cell table:style-name="ce9" table:formula="of:=[.C23]/[.B23]" office:value-type="float" office:value="0.333333333333333">
            <text:p>0.33333333</text:p>
          </table:table-cell>
          <table:table-cell table:style-name="ce4" table:number-columns-repeated="4"/>
          <table:table-cell table:number-columns-repeated="6"/>
        </table:table-row>
        <table:table-row table:style-name="ro1">
          <table:table-cell table:style-name="ce5" office:value-type="string">
            <text:p>CORDIC</text:p>
          </table:table-cell>
          <table:table-cell table:style-name="ce10" table:formula="of:=[.D38]" office:value-type="float" office:value="0.33331298828125">
            <text:p>0.33331299</text:p>
          </table:table-cell>
          <table:table-cell table:style-name="ce4" table:number-columns-repeated="4"/>
          <table:table-cell table:number-columns-repeated="6"/>
        </table:table-row>
        <table:table-row table:style-name="ro1">
          <table:table-cell office:value-type="string">
            <text:p>Err</text:p>
          </table:table-cell>
          <table:table-cell table:style-name="ce9" table:formula="of:=[.B40]-[.B41]" office:value-type="float" office:value="0.0000203450520833148">
            <text:p>0.00002035</text:p>
          </table:table-cell>
          <table:table-cell table:style-name="ce4" table:number-columns-repeated="4"/>
          <table:table-cell table:number-columns-repeated="6"/>
        </table:table-row>
        <table:table-row table:style-name="ro1">
          <table:table-cell table:style-name="ce4" office:value-type="string">
            <text:p>Err Bound</text:p>
          </table:table-cell>
          <table:table-cell table:style-name="ce9" table:formula="of:=2^-15" office:value-type="float" office:value="0.000030517578125">
            <text:p>0.00003052</text:p>
          </table:table-cell>
          <table:table-cell table:style-name="ce4" table:number-columns-repeated="4"/>
          <table:table-cell table:number-columns-repeated="6"/>
        </table:table-row>
        <table:table-row table:style-name="ro1">
          <table:table-cell table:style-name="ce4" office:value-type="string">
            <text:p>Err &lt; Bound</text:p>
          </table:table-cell>
          <table:table-cell table:style-name="ce11" table:formula="of:=IF([.B42]&lt;[.B43];&quot;YES&quot;;&quot;NO&quot;)" office:value-type="string" office:string-value="YES">
            <text:p>YES</text:p>
          </table:table-cell>
          <table:table-cell table:style-name="ce4" table:number-columns-repeated="4"/>
          <table:table-cell table:number-columns-repeated="6"/>
        </table:table-row>
        <table:table-row table:style-name="ro1">
          <table:table-cell table:style-name="ce4"/>
          <table:table-cell table:number-columns-repeated="2"/>
          <table:table-cell table:style-name="ce4" table:number-columns-repeated="3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4" table:number-columns-repeated="2"/>
          <table:table-cell table:number-columns-repeated="9"/>
        </table:table-row>
        <table:table-row table:style-name="ro1" table:number-rows-repeated="6548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s,Sin" table:style-name="ta1" table:print="false">
        <table:table-column table:style-name="co1" table:number-columns-repeated="6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>
            <text:p>Function</text:p>
          </table:table-cell>
          <table:table-cell table:style-name="ce1" office:value-type="string">
            <text:p>Cos, Sin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Mode =</text:p>
          </table:table-cell>
          <table:table-cell office:value-type="string">
            <text:p>Rotation</text:p>
          </table:table-cell>
          <table:table-cell office:value-type="string">
            <text:p>=&gt;</text:p>
          </table:table-cell>
          <table:table-cell office:value-type="string">
            <text:p>delta =</text:p>
          </table:table-cell>
          <table:table-cell office:value-type="string">
            <text:p>sign(Zk)</text:p>
          </table:table-cell>
          <table:table-cell table:number-columns-repeated="9"/>
        </table:table-row>
        <table:table-row table:style-name="ro1">
          <table:table-cell office:value-type="string">
            <text:p>Angles =</text:p>
          </table:table-cell>
          <table:table-cell office:value-type="string">
            <text:p>Circular</text:p>
          </table:table-cell>
          <table:table-cell office:value-type="string">
            <text:p>=&gt;</text:p>
          </table:table-cell>
          <table:table-cell office:value-type="string">
            <text:p>sigma =</text:p>
          </table:table-cell>
          <table:table-cell office:value-type="string">
            <text:p>atan(2^(-k)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=&gt;</text:p>
          </table:table-cell>
          <table:table-cell table:style-name="Default" office:value-type="string">
            <text:p>mu =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=&gt;</text:p>
          </table:table-cell>
          <table:table-cell table:style-name="Default" office:value-type="string">
            <text:p>Kc =</text:p>
          </table:table-cell>
          <table:table-cell table:style-name="Default" office:value-type="string">
            <text:p>prod(cos(sigma(k)), for k = 0...n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" office:value-type="string">
            <text:p>Initialization:</text:p>
          </table:table-cell>
          <table:table-cell/>
          <table:table-cell table:style-name="ce1" office:value-type="string">
            <text:p>Domain</text:p>
          </table:table-cell>
          <table:table-cell table:number-columns-repeated="11"/>
        </table:table-row>
        <table:table-row table:style-name="ro1">
          <table:table-cell office:value-type="string">
            <text:p>X(0) =</text:p>
          </table:table-cell>
          <table:table-cell table:style-name="ce14" office:value-type="string">
            <text:p>Kc</text:p>
          </table:table-cell>
          <table:table-cell table:number-columns-repeated="12"/>
        </table:table-row>
        <table:table-row table:style-name="ro1">
          <table:table-cell office:value-type="string">
            <text:p>Y(0) =</text:p>
          </table:table-cell>
          <table:table-cell table:style-name="ce14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Z(0) =</text:p>
          </table:table-cell>
          <table:table-cell table:style-name="ce6" office:value-type="string">
            <text:p>z0</text:p>
          </table:table-cell>
          <table:table-cell office:value-type="string">
            <text:p>|x0|, |z0| &lt;= pi/2</text:p>
          </table:table-cell>
          <table:table-cell/>
          <table:table-cell office:value-type="string">
            <text:p>in radians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>
            <text:p>Results</text:p>
          </table:table-cell>
          <table:table-cell table:style-name="ce3"/>
          <table:table-cell table:number-columns-repeated="12"/>
        </table:table-row>
        <table:table-row table:style-name="ro1">
          <table:table-cell table:style-name="ce3" office:value-type="string">
            <text:p>X(n) =</text:p>
          </table:table-cell>
          <table:table-cell table:style-name="ce7" office:value-type="string">
            <text:p>cos(z0)</text:p>
          </table:table-cell>
          <table:table-cell table:number-columns-repeated="12"/>
        </table:table-row>
        <table:table-row table:style-name="ro1">
          <table:table-cell table:style-name="ce3" office:value-type="string">
            <text:p>Y(n) =</text:p>
          </table:table-cell>
          <table:table-cell table:style-name="ce7" office:value-type="string">
            <text:p>sin(z0)</text:p>
          </table:table-cell>
          <table:table-cell table:number-columns-repeated="12"/>
        </table:table-row>
        <table:table-row table:style-name="ro1">
          <table:table-cell table:style-name="ce3" office:value-type="string">
            <text:p>Z(n) =</text:p>
          </table:table-cell>
          <table:table-cell table:style-name="ce3" office:value-type="string">
            <text:p>~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13"/>
        </table:table-row>
        <table:table-row table:style-name="ro1">
          <table:table-cell table:style-name="ce1" office:value-type="string">
            <text:p>Error Bound</text:p>
          </table:table-cell>
          <table:table-cell table:number-columns-repeated="8"/>
          <table:table-cell table:style-name="ce13" office:value-type="string">
            <text:p>Fixed Point Math</text:p>
          </table:table-cell>
          <table:table-cell table:number-columns-repeated="4"/>
        </table:table-row>
        <table:table-row table:style-name="ro1">
          <table:table-cell table:style-name="ce3" office:value-type="string">
            <text:p>?</text:p>
          </table:table-cell>
          <table:table-cell table:number-columns-repeated="8"/>
          <table:table-cell office:value-type="string">
            <text:p>Bit Width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4" office:value-type="string">
            <text:p>k</text:p>
          </table:table-cell>
          <table:table-cell table:style-name="ce4" office:value-type="string">
            <text:p>X(k)</text:p>
          </table:table-cell>
          <table:table-cell table:style-name="ce4" office:value-type="string">
            <text:p>Y(k)</text:p>
          </table:table-cell>
          <table:table-cell table:style-name="ce4" office:value-type="string">
            <text:p>Z(k)</text:p>
          </table:table-cell>
          <table:table-cell table:style-name="ce4" office:value-type="string">
            <text:p>delta(k)</text:p>
          </table:table-cell>
          <table:table-cell table:style-name="ce4" office:value-type="string">
            <text:p>sigma(k)</text:p>
          </table:table-cell>
          <table:table-cell office:value-type="string">
            <text:p>cos(sigma(k))</text:p>
          </table:table-cell>
          <table:table-cell office:value-type="string">
            <text:p>Kc</text:p>
          </table:table-cell>
          <table:table-cell/>
          <table:table-cell table:style-name="ce4" office:value-type="string">
            <text:p>X(k)</text:p>
          </table:table-cell>
          <table:table-cell table:style-name="ce4" office:value-type="string">
            <text:p>Y(k)</text:p>
          </table:table-cell>
          <table:table-cell table:style-name="ce4" office:value-type="string">
            <text:p>Z(k)</text:p>
          </table:table-cell>
          <table:table-cell table:style-name="ce4" office:value-type="string">
            <text:p>delta(k)</text:p>
          </table:table-cell>
          <table:table-cell table:style-name="ce4" office:value-type="string">
            <text:p>sigma(k)</text:p>
          </table:table-cell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8" table:formula="of:=[.H38]" office:value-type="float" office:value="0.607252935103139">
            <text:p>0.6072529</text:p>
          </table:table-cell>
          <table:table-cell table:style-name="ce8" office:value-type="float" office:value="0">
            <text:p>0.0000000</text:p>
          </table:table-cell>
          <table:table-cell table:style-name="ce8" office:value-type="float" office:value="0.5">
            <text:p>0.5000000</text:p>
          </table:table-cell>
          <table:table-cell table:style-name="ce4" table:formula="of:=SIGN([.D23])" office:value-type="float" office:value="1">
            <text:p>1.0000000</text:p>
          </table:table-cell>
          <table:table-cell table:style-name="ce4" table:formula="of:=ATAN(2^(-[.A23]))" office:value-type="float" office:value="0.785398163397448">
            <text:p>0.7853982</text:p>
          </table:table-cell>
          <table:table-cell table:style-name="ce15" table:formula="of:=COS([.F23])" office:value-type="float" office:value="0.707106781186548">
            <text:p>0.70710678</text:p>
          </table:table-cell>
          <table:table-cell table:style-name="ce15"/>
          <table:table-cell table:style-name="ce12" office:value-type="float" office:value="0">
            <text:p>0</text:p>
          </table:table-cell>
          <table:table-cell table:formula="of:=RIGHT(DEC2HEX(2^([.$K$19]-1)*[.B23];8);8)" office:value-type="string" office:string-value="00026DD3">
            <text:p>00026DD3</text:p>
          </table:table-cell>
          <table:table-cell table:formula="of:=RIGHT(DEC2HEX(2^([.$K$19]-1)*[.C23];8);8)" office:value-type="string" office:string-value="00000000">
            <text:p>00000000</text:p>
          </table:table-cell>
          <table:table-cell table:formula="of:=RIGHT(DEC2HEX(2^([.$K$19]-1)*[.D23];8);8)" office:value-type="string" office:string-value="00020000">
            <text:p>00020000</text:p>
          </table:table-cell>
          <table:table-cell table:formula="of:=RIGHT(DEC2HEX(2^([.$K$19]-1)*[.E23];8);8)" office:value-type="string" office:string-value="00040000">
            <text:p>00040000</text:p>
          </table:table-cell>
          <table:table-cell table:formula="of:=RIGHT(DEC2HEX(2^([.$K$19]-1)*[.F23];8);8)" office:value-type="string" office:string-value="0003243F">
            <text:p>0003243F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4" table:formula="of:=[.B23]-[.$E$5]*[.E23]*[.C23]*2^(-[.A23])" office:value-type="float" office:value="0.607252935103139">
            <text:p>0.6072529</text:p>
          </table:table-cell>
          <table:table-cell table:style-name="ce4" table:formula="of:=[.C23]+[.E23]*[.B23]*2^(-[.A23])" office:value-type="float" office:value="0.607252935103139">
            <text:p>0.6072529</text:p>
          </table:table-cell>
          <table:table-cell table:style-name="ce4" table:formula="of:=[.D23]-[.E23]*[.F23]" office:value-type="float" office:value="-0.285398163397448">
            <text:p>-0.2853982</text:p>
          </table:table-cell>
          <table:table-cell table:style-name="ce4" table:formula="of:=SIGN([.D24])" office:value-type="float" office:value="-1">
            <text:p>-1.0000000</text:p>
          </table:table-cell>
          <table:table-cell table:style-name="ce4" table:formula="of:=ATAN(2^(-[.A24]))" office:value-type="float" office:value="0.463647609000806">
            <text:p>0.4636476</text:p>
          </table:table-cell>
          <table:table-cell table:style-name="ce15" table:formula="of:=COS([.F24])" office:value-type="float" office:value="0.894427190999916">
            <text:p>0.89442719</text:p>
          </table:table-cell>
          <table:table-cell table:style-name="ce15"/>
          <table:table-cell table:style-name="ce12" office:value-type="float" office:value="1">
            <text:p>1</text:p>
          </table:table-cell>
          <table:table-cell table:formula="of:=RIGHT(DEC2HEX(2^([.$K$19]-1)*[.B24];8);8)" office:value-type="string" office:string-value="00026DD3">
            <text:p>00026DD3</text:p>
          </table:table-cell>
          <table:table-cell table:formula="of:=RIGHT(DEC2HEX(2^([.$K$19]-1)*[.C24];8);8)" office:value-type="string" office:string-value="00026DD3">
            <text:p>00026DD3</text:p>
          </table:table-cell>
          <table:table-cell table:formula="of:=RIGHT(DEC2HEX(2^([.$K$19]-1)*[.D24];8);8)" office:value-type="string" office:string-value="FFFEDBC0">
            <text:p>FFFEDBC0</text:p>
          </table:table-cell>
          <table:table-cell table:formula="of:=RIGHT(DEC2HEX(2^([.$K$19]-1)*[.E24];8);8)" office:value-type="string" office:string-value="FFFC0000">
            <text:p>FFFC0000</text:p>
          </table:table-cell>
          <table:table-cell table:formula="of:=RIGHT(DEC2HEX(2^([.$K$19]-1)*[.F24];8);8)" office:value-type="string" office:string-value="0001DAC6">
            <text:p>0001DAC6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4" table:formula="of:=[.B24]-[.$E$5]*[.E24]*[.C24]*2^(-[.A24])" office:value-type="float" office:value="0.910879402654709">
            <text:p>0.9108794</text:p>
          </table:table-cell>
          <table:table-cell table:style-name="ce4" table:formula="of:=[.C24]+[.E24]*[.B24]*2^(-[.A24])" office:value-type="float" office:value="0.30362646755157">
            <text:p>0.3036265</text:p>
          </table:table-cell>
          <table:table-cell table:style-name="ce4" table:formula="of:=[.D24]-[.E24]*[.F24]" office:value-type="float" office:value="0.178249445603358">
            <text:p>0.1782494</text:p>
          </table:table-cell>
          <table:table-cell table:style-name="ce4" table:formula="of:=SIGN([.D25])" office:value-type="float" office:value="1">
            <text:p>1.0000000</text:p>
          </table:table-cell>
          <table:table-cell table:style-name="ce4" table:formula="of:=ATAN(2^(-[.A25]))" office:value-type="float" office:value="0.244978663126864">
            <text:p>0.2449787</text:p>
          </table:table-cell>
          <table:table-cell table:style-name="ce15" table:formula="of:=COS([.F25])" office:value-type="float" office:value="0.970142500145332">
            <text:p>0.97014250</text:p>
          </table:table-cell>
          <table:table-cell table:style-name="ce15"/>
          <table:table-cell table:style-name="ce12" office:value-type="float" office:value="2">
            <text:p>2</text:p>
          </table:table-cell>
          <table:table-cell table:formula="of:=RIGHT(DEC2HEX(2^([.$K$19]-1)*[.B25];8);8)" office:value-type="string" office:string-value="0003A4BD">
            <text:p>0003A4BD</text:p>
          </table:table-cell>
          <table:table-cell table:formula="of:=RIGHT(DEC2HEX(2^([.$K$19]-1)*[.C25];8);8)" office:value-type="string" office:string-value="000136E9">
            <text:p>000136E9</text:p>
          </table:table-cell>
          <table:table-cell table:formula="of:=RIGHT(DEC2HEX(2^([.$K$19]-1)*[.D25];8);8)" office:value-type="string" office:string-value="0000B687">
            <text:p>0000B687</text:p>
          </table:table-cell>
          <table:table-cell table:formula="of:=RIGHT(DEC2HEX(2^([.$K$19]-1)*[.E25];8);8)" office:value-type="string" office:string-value="00040000">
            <text:p>00040000</text:p>
          </table:table-cell>
          <table:table-cell table:formula="of:=RIGHT(DEC2HEX(2^([.$K$19]-1)*[.F25];8);8)" office:value-type="string" office:string-value="0000FADB">
            <text:p>0000FADB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4" table:formula="of:=[.B25]-[.$E$5]*[.E25]*[.C25]*2^(-[.A25])" office:value-type="float" office:value="0.834972785766817">
            <text:p>0.8349728</text:p>
          </table:table-cell>
          <table:table-cell table:style-name="ce4" table:formula="of:=[.C25]+[.E25]*[.B25]*2^(-[.A25])" office:value-type="float" office:value="0.531346318215247">
            <text:p>0.5313463</text:p>
          </table:table-cell>
          <table:table-cell table:style-name="ce4" table:formula="of:=[.D25]-[.E25]*[.F25]" office:value-type="float" office:value="-0.0667292175235063">
            <text:p>-0.0667292</text:p>
          </table:table-cell>
          <table:table-cell table:style-name="ce4" table:formula="of:=SIGN([.D26])" office:value-type="float" office:value="-1">
            <text:p>-1.0000000</text:p>
          </table:table-cell>
          <table:table-cell table:style-name="ce4" table:formula="of:=ATAN(2^(-[.A26]))" office:value-type="float" office:value="0.124354994546761">
            <text:p>0.1243550</text:p>
          </table:table-cell>
          <table:table-cell table:style-name="ce15" table:formula="of:=COS([.F26])" office:value-type="float" office:value="0.992277876713668">
            <text:p>0.99227788</text:p>
          </table:table-cell>
          <table:table-cell table:style-name="ce15"/>
          <table:table-cell table:style-name="ce12" office:value-type="float" office:value="3">
            <text:p>3</text:p>
          </table:table-cell>
          <table:table-cell table:formula="of:=RIGHT(DEC2HEX(2^([.$K$19]-1)*[.B26];8);8)" office:value-type="string" office:string-value="00035703">
            <text:p>00035703</text:p>
          </table:table-cell>
          <table:table-cell table:formula="of:=RIGHT(DEC2HEX(2^([.$K$19]-1)*[.C26];8);8)" office:value-type="string" office:string-value="00022019">
            <text:p>00022019</text:p>
          </table:table-cell>
          <table:table-cell table:formula="of:=RIGHT(DEC2HEX(2^([.$K$19]-1)*[.D26];8);8)" office:value-type="string" office:string-value="FFFFBBAB">
            <text:p>FFFFBBAB</text:p>
          </table:table-cell>
          <table:table-cell table:formula="of:=RIGHT(DEC2HEX(2^([.$K$19]-1)*[.E26];8);8)" office:value-type="string" office:string-value="FFFC0000">
            <text:p>FFFC0000</text:p>
          </table:table-cell>
          <table:table-cell table:formula="of:=RIGHT(DEC2HEX(2^([.$K$19]-1)*[.F26];8);8)" office:value-type="string" office:string-value="00007F56">
            <text:p>00007F56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4" table:formula="of:=[.B26]-[.$E$5]*[.E26]*[.C26]*2^(-[.A26])" office:value-type="float" office:value="0.901391075543723">
            <text:p>0.9013911</text:p>
          </table:table-cell>
          <table:table-cell table:style-name="ce4" table:formula="of:=[.C26]+[.E26]*[.B26]*2^(-[.A26])" office:value-type="float" office:value="0.426974719994395">
            <text:p>0.4269747</text:p>
          </table:table-cell>
          <table:table-cell table:style-name="ce4" table:formula="of:=[.D26]-[.E26]*[.F26]" office:value-type="float" office:value="0.0576257770232551">
            <text:p>0.0576258</text:p>
          </table:table-cell>
          <table:table-cell table:style-name="ce4" table:formula="of:=SIGN([.D27])" office:value-type="float" office:value="1">
            <text:p>1.0000000</text:p>
          </table:table-cell>
          <table:table-cell table:style-name="ce4" table:formula="of:=ATAN(2^(-[.A27]))" office:value-type="float" office:value="0.0624188099959574">
            <text:p>0.0624188</text:p>
          </table:table-cell>
          <table:table-cell table:style-name="ce15" table:formula="of:=COS([.F27])" office:value-type="float" office:value="0.998052578482888">
            <text:p>0.99805258</text:p>
          </table:table-cell>
          <table:table-cell table:style-name="ce15"/>
          <table:table-cell table:style-name="ce12" office:value-type="float" office:value="4">
            <text:p>4</text:p>
          </table:table-cell>
          <table:table-cell table:formula="of:=RIGHT(DEC2HEX(2^([.$K$19]-1)*[.B27];8);8)" office:value-type="string" office:string-value="00039B06">
            <text:p>00039B06</text:p>
          </table:table-cell>
          <table:table-cell table:formula="of:=RIGHT(DEC2HEX(2^([.$K$19]-1)*[.C27];8);8)" office:value-type="string" office:string-value="0001B538">
            <text:p>0001B538</text:p>
          </table:table-cell>
          <table:table-cell table:formula="of:=RIGHT(DEC2HEX(2^([.$K$19]-1)*[.D27];8);8)" office:value-type="string" office:string-value="00003B02">
            <text:p>00003B02</text:p>
          </table:table-cell>
          <table:table-cell table:formula="of:=RIGHT(DEC2HEX(2^([.$K$19]-1)*[.E27];8);8)" office:value-type="string" office:string-value="00040000">
            <text:p>00040000</text:p>
          </table:table-cell>
          <table:table-cell table:formula="of:=RIGHT(DEC2HEX(2^([.$K$19]-1)*[.F27];8);8)" office:value-type="string" office:string-value="00003FEA">
            <text:p>00003FEA</text:p>
          </table:table-cell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4" table:formula="of:=[.B27]-[.$E$5]*[.E27]*[.C27]*2^(-[.A27])" office:value-type="float" office:value="0.874705155544073">
            <text:p>0.8747052</text:p>
          </table:table-cell>
          <table:table-cell table:style-name="ce4" table:formula="of:=[.C27]+[.E27]*[.B27]*2^(-[.A27])" office:value-type="float" office:value="0.483311662215878">
            <text:p>0.4833117</text:p>
          </table:table-cell>
          <table:table-cell table:style-name="ce4" table:formula="of:=[.D27]-[.E27]*[.F27]" office:value-type="float" office:value="-0.00479303297270224">
            <text:p>-0.0047930</text:p>
          </table:table-cell>
          <table:table-cell table:style-name="ce4" table:formula="of:=SIGN([.D28])" office:value-type="float" office:value="-1">
            <text:p>-1.0000000</text:p>
          </table:table-cell>
          <table:table-cell table:style-name="ce4" table:formula="of:=ATAN(2^(-[.A28]))" office:value-type="float" office:value="0.0312398334302683">
            <text:p>0.0312398</text:p>
          </table:table-cell>
          <table:table-cell table:style-name="ce15" table:formula="of:=COS([.F28])" office:value-type="float" office:value="0.999512076087079">
            <text:p>0.99951208</text:p>
          </table:table-cell>
          <table:table-cell table:style-name="ce15"/>
          <table:table-cell table:style-name="ce12" office:value-type="float" office:value="5">
            <text:p>5</text:p>
          </table:table-cell>
          <table:table-cell table:formula="of:=RIGHT(DEC2HEX(2^([.$K$19]-1)*[.B28];8);8)" office:value-type="string" office:string-value="00037FB2">
            <text:p>00037FB2</text:p>
          </table:table-cell>
          <table:table-cell table:formula="of:=RIGHT(DEC2HEX(2^([.$K$19]-1)*[.C28];8);8)" office:value-type="string" office:string-value="0001EEE9">
            <text:p>0001EEE9</text:p>
          </table:table-cell>
          <table:table-cell table:formula="of:=RIGHT(DEC2HEX(2^([.$K$19]-1)*[.D28];8);8)" office:value-type="string" office:string-value="FFFFFB17">
            <text:p>FFFFFB17</text:p>
          </table:table-cell>
          <table:table-cell table:formula="of:=RIGHT(DEC2HEX(2^([.$K$19]-1)*[.E28];8);8)" office:value-type="string" office:string-value="FFFC0000">
            <text:p>FFFC0000</text:p>
          </table:table-cell>
          <table:table-cell table:formula="of:=RIGHT(DEC2HEX(2^([.$K$19]-1)*[.F28];8);8)" office:value-type="string" office:string-value="00001FFD">
            <text:p>00001FFD</text:p>
          </table:table-cell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4" table:formula="of:=[.B28]-[.$E$5]*[.E28]*[.C28]*2^(-[.A28])" office:value-type="float" office:value="0.889808644988319">
            <text:p>0.8898086</text:p>
          </table:table-cell>
          <table:table-cell table:style-name="ce4" table:formula="of:=[.C28]+[.E28]*[.B28]*2^(-[.A28])" office:value-type="float" office:value="0.455977126105125">
            <text:p>0.4559771</text:p>
          </table:table-cell>
          <table:table-cell table:style-name="ce4" table:formula="of:=[.D28]-[.E28]*[.F28]" office:value-type="float" office:value="0.026446800457566">
            <text:p>0.0264468</text:p>
          </table:table-cell>
          <table:table-cell table:style-name="ce4" table:formula="of:=SIGN([.D29])" office:value-type="float" office:value="1">
            <text:p>1.0000000</text:p>
          </table:table-cell>
          <table:table-cell table:style-name="ce4" table:formula="of:=ATAN(2^(-[.A29]))" office:value-type="float" office:value="0.0156237286204768">
            <text:p>0.0156237</text:p>
          </table:table-cell>
          <table:table-cell table:style-name="ce15" table:formula="of:=COS([.F29])" office:value-type="float" office:value="0.999877952034695">
            <text:p>0.99987795</text:p>
          </table:table-cell>
          <table:table-cell table:style-name="ce15"/>
          <table:table-cell table:style-name="ce12" office:value-type="float" office:value="6">
            <text:p>6</text:p>
          </table:table-cell>
          <table:table-cell table:formula="of:=RIGHT(DEC2HEX(2^([.$K$19]-1)*[.B29];8);8)" office:value-type="string" office:string-value="00038F29">
            <text:p>00038F29</text:p>
          </table:table-cell>
          <table:table-cell table:formula="of:=RIGHT(DEC2HEX(2^([.$K$19]-1)*[.C29];8);8)" office:value-type="string" office:string-value="0001D2EB">
            <text:p>0001D2EB</text:p>
          </table:table-cell>
          <table:table-cell table:formula="of:=RIGHT(DEC2HEX(2^([.$K$19]-1)*[.D29];8);8)" office:value-type="string" office:string-value="00001B14">
            <text:p>00001B14</text:p>
          </table:table-cell>
          <table:table-cell table:formula="of:=RIGHT(DEC2HEX(2^([.$K$19]-1)*[.E29];8);8)" office:value-type="string" office:string-value="00040000">
            <text:p>00040000</text:p>
          </table:table-cell>
          <table:table-cell table:formula="of:=RIGHT(DEC2HEX(2^([.$K$19]-1)*[.F29];8);8)" office:value-type="string" office:string-value="00000FFF">
            <text:p>00000FFF</text:p>
          </table:table-cell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4" table:formula="of:=[.B29]-[.$E$5]*[.E29]*[.C29]*2^(-[.A29])" office:value-type="float" office:value="0.882684002392927">
            <text:p>0.8826840</text:p>
          </table:table-cell>
          <table:table-cell table:style-name="ce4" table:formula="of:=[.C29]+[.E29]*[.B29]*2^(-[.A29])" office:value-type="float" office:value="0.469880386183068">
            <text:p>0.4698804</text:p>
          </table:table-cell>
          <table:table-cell table:style-name="ce4" table:formula="of:=[.D29]-[.E29]*[.F29]" office:value-type="float" office:value="0.0108230718370892">
            <text:p>0.0108231</text:p>
          </table:table-cell>
          <table:table-cell table:style-name="ce4" table:formula="of:=SIGN([.D30])" office:value-type="float" office:value="1">
            <text:p>1.0000000</text:p>
          </table:table-cell>
          <table:table-cell table:style-name="ce4" table:formula="of:=ATAN(2^(-[.A30]))" office:value-type="float" office:value="0.00781234106010111">
            <text:p>0.0078123</text:p>
          </table:table-cell>
          <table:table-cell table:style-name="ce15" table:formula="of:=COS([.F30])" office:value-type="float" office:value="0.999969483818788">
            <text:p>0.99996948</text:p>
          </table:table-cell>
          <table:table-cell table:style-name="ce15"/>
          <table:table-cell table:style-name="ce12" office:value-type="float" office:value="7">
            <text:p>7</text:p>
          </table:table-cell>
          <table:table-cell table:formula="of:=RIGHT(DEC2HEX(2^([.$K$19]-1)*[.B30];8);8)" office:value-type="string" office:string-value="000387DE">
            <text:p>000387DE</text:p>
          </table:table-cell>
          <table:table-cell table:formula="of:=RIGHT(DEC2HEX(2^([.$K$19]-1)*[.C30];8);8)" office:value-type="string" office:string-value="0001E128">
            <text:p>0001E128</text:p>
          </table:table-cell>
          <table:table-cell table:formula="of:=RIGHT(DEC2HEX(2^([.$K$19]-1)*[.D30];8);8)" office:value-type="string" office:string-value="00000B15">
            <text:p>00000B15</text:p>
          </table:table-cell>
          <table:table-cell table:formula="of:=RIGHT(DEC2HEX(2^([.$K$19]-1)*[.E30];8);8)" office:value-type="string" office:string-value="00040000">
            <text:p>00040000</text:p>
          </table:table-cell>
          <table:table-cell table:formula="of:=RIGHT(DEC2HEX(2^([.$K$19]-1)*[.F30];8);8)" office:value-type="string" office:string-value="000007FF">
            <text:p>000007FF</text:p>
          </table:table-cell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4" table:formula="of:=[.B30]-[.$E$5]*[.E30]*[.C30]*2^(-[.A30])" office:value-type="float" office:value="0.879013061875872">
            <text:p>0.8790131</text:p>
          </table:table-cell>
          <table:table-cell table:style-name="ce4" table:formula="of:=[.C30]+[.E30]*[.B30]*2^(-[.A30])" office:value-type="float" office:value="0.476776354951763">
            <text:p>0.4767764</text:p>
          </table:table-cell>
          <table:table-cell table:style-name="ce4" table:formula="of:=[.D30]-[.E30]*[.F30]" office:value-type="float" office:value="0.00301073077698809">
            <text:p>0.0030107</text:p>
          </table:table-cell>
          <table:table-cell table:style-name="ce4" table:formula="of:=SIGN([.D31])" office:value-type="float" office:value="1">
            <text:p>1.0000000</text:p>
          </table:table-cell>
          <table:table-cell table:style-name="ce4" table:formula="of:=ATAN(2^(-[.A31]))" office:value-type="float" office:value="0.00390623013196697">
            <text:p>0.0039062</text:p>
          </table:table-cell>
          <table:table-cell table:style-name="ce15" table:formula="of:=COS([.F31])" office:value-type="float" office:value="0.999992370692779">
            <text:p>0.99999237</text:p>
          </table:table-cell>
          <table:table-cell table:style-name="ce15"/>
          <table:table-cell table:style-name="ce12" office:value-type="float" office:value="8">
            <text:p>8</text:p>
          </table:table-cell>
          <table:table-cell table:formula="of:=RIGHT(DEC2HEX(2^([.$K$19]-1)*[.B31];8);8)" office:value-type="string" office:string-value="0003841C">
            <text:p>0003841C</text:p>
          </table:table-cell>
          <table:table-cell table:formula="of:=RIGHT(DEC2HEX(2^([.$K$19]-1)*[.C31];8);8)" office:value-type="string" office:string-value="0001E838">
            <text:p>0001E838</text:p>
          </table:table-cell>
          <table:table-cell table:formula="of:=RIGHT(DEC2HEX(2^([.$K$19]-1)*[.D31];8);8)" office:value-type="string" office:string-value="00000315">
            <text:p>00000315</text:p>
          </table:table-cell>
          <table:table-cell table:formula="of:=RIGHT(DEC2HEX(2^([.$K$19]-1)*[.E31];8);8)" office:value-type="string" office:string-value="00040000">
            <text:p>00040000</text:p>
          </table:table-cell>
          <table:table-cell table:formula="of:=RIGHT(DEC2HEX(2^([.$K$19]-1)*[.F31];8);8)" office:value-type="string" office:string-value="000003FF">
            <text:p>000003FF</text:p>
          </table:table-cell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4" table:formula="of:=[.B31]-[.$E$5]*[.E31]*[.C31]*2^(-[.A31])" office:value-type="float" office:value="0.877150654239341">
            <text:p>0.8771507</text:p>
          </table:table-cell>
          <table:table-cell table:style-name="ce4" table:formula="of:=[.C31]+[.E31]*[.B31]*2^(-[.A31])" office:value-type="float" office:value="0.480209999724715">
            <text:p>0.4802100</text:p>
          </table:table-cell>
          <table:table-cell table:style-name="ce4" table:formula="of:=[.D31]-[.E31]*[.F31]" office:value-type="float" office:value="-0.000895499354978877">
            <text:p>-0.0008955</text:p>
          </table:table-cell>
          <table:table-cell table:style-name="ce4" table:formula="of:=SIGN([.D32])" office:value-type="float" office:value="-1">
            <text:p>-1.0000000</text:p>
          </table:table-cell>
          <table:table-cell table:style-name="ce4" table:formula="of:=ATAN(2^(-[.A32]))" office:value-type="float" office:value="0.00195312251647882">
            <text:p>0.0019531</text:p>
          </table:table-cell>
          <table:table-cell table:style-name="ce15" table:formula="of:=COS([.F32])" office:value-type="float" office:value="0.999998092656824">
            <text:p>0.99999809</text:p>
          </table:table-cell>
          <table:table-cell table:style-name="ce15"/>
          <table:table-cell table:style-name="ce12" office:value-type="float" office:value="9">
            <text:p>9</text:p>
          </table:table-cell>
          <table:table-cell table:formula="of:=RIGHT(DEC2HEX(2^([.$K$19]-1)*[.B32];8);8)" office:value-type="string" office:string-value="00038233">
            <text:p>00038233</text:p>
          </table:table-cell>
          <table:table-cell table:formula="of:=RIGHT(DEC2HEX(2^([.$K$19]-1)*[.C32];8);8)" office:value-type="string" office:string-value="0001EBBC">
            <text:p>0001EBBC</text:p>
          </table:table-cell>
          <table:table-cell table:formula="of:=RIGHT(DEC2HEX(2^([.$K$19]-1)*[.D32];8);8)" office:value-type="string" office:string-value="FFFFFF15">
            <text:p>FFFFFF15</text:p>
          </table:table-cell>
          <table:table-cell table:formula="of:=RIGHT(DEC2HEX(2^([.$K$19]-1)*[.E32];8);8)" office:value-type="string" office:string-value="FFFC0000">
            <text:p>FFFC0000</text:p>
          </table:table-cell>
          <table:table-cell table:formula="of:=RIGHT(DEC2HEX(2^([.$K$19]-1)*[.F32];8);8)" office:value-type="string" office:string-value="000001FF">
            <text:p>000001FF</text:p>
          </table:table-cell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4" table:formula="of:=[.B32]-[.$E$5]*[.E32]*[.C32]*2^(-[.A32])" office:value-type="float" office:value="0.878088564395053">
            <text:p>0.8780886</text:p>
          </table:table-cell>
          <table:table-cell table:style-name="ce4" table:formula="of:=[.C32]+[.E32]*[.B32]*2^(-[.A32])" office:value-type="float" office:value="0.478496814853154">
            <text:p>0.4784968</text:p>
          </table:table-cell>
          <table:table-cell table:style-name="ce4" table:formula="of:=[.D32]-[.E32]*[.F32]" office:value-type="float" office:value="0.00105762316149994">
            <text:p>0.0010576</text:p>
          </table:table-cell>
          <table:table-cell table:style-name="ce4" table:formula="of:=SIGN([.D33])" office:value-type="float" office:value="1">
            <text:p>1.0000000</text:p>
          </table:table-cell>
          <table:table-cell table:style-name="ce4" table:formula="of:=ATAN(2^(-[.A33]))" office:value-type="float" office:value="0.000976562189559319">
            <text:p>0.0009766</text:p>
          </table:table-cell>
          <table:table-cell table:style-name="ce15" table:formula="of:=COS([.F33])" office:value-type="float" office:value="0.999999523163183">
            <text:p>0.99999952</text:p>
          </table:table-cell>
          <table:table-cell table:style-name="ce15"/>
          <table:table-cell table:style-name="ce12" office:value-type="float" office:value="10">
            <text:p>10</text:p>
          </table:table-cell>
          <table:table-cell table:formula="of:=RIGHT(DEC2HEX(2^([.$K$19]-1)*[.B33];8);8)" office:value-type="string" office:string-value="00038329">
            <text:p>00038329</text:p>
          </table:table-cell>
          <table:table-cell table:formula="of:=RIGHT(DEC2HEX(2^([.$K$19]-1)*[.C33];8);8)" office:value-type="string" office:string-value="0001E9FB">
            <text:p>0001E9FB</text:p>
          </table:table-cell>
          <table:table-cell table:formula="of:=RIGHT(DEC2HEX(2^([.$K$19]-1)*[.D33];8);8)" office:value-type="string" office:string-value="00000115">
            <text:p>00000115</text:p>
          </table:table-cell>
          <table:table-cell table:formula="of:=RIGHT(DEC2HEX(2^([.$K$19]-1)*[.E33];8);8)" office:value-type="string" office:string-value="00040000">
            <text:p>00040000</text:p>
          </table:table-cell>
          <table:table-cell table:formula="of:=RIGHT(DEC2HEX(2^([.$K$19]-1)*[.F33];8);8)" office:value-type="string" office:string-value="000000FF">
            <text:p>000000FF</text:p>
          </table:table-cell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4" table:formula="of:=[.B33]-[.$E$5]*[.E33]*[.C33]*2^(-[.A33])" office:value-type="float" office:value="0.877621282349298">
            <text:p>0.8776213</text:p>
          </table:table-cell>
          <table:table-cell table:style-name="ce4" table:formula="of:=[.C33]+[.E33]*[.B33]*2^(-[.A33])" office:value-type="float" office:value="0.479354323216821">
            <text:p>0.4793543</text:p>
          </table:table-cell>
          <table:table-cell table:style-name="ce4" table:formula="of:=[.D33]-[.E33]*[.F33]" office:value-type="float" office:value="0.0000810609719406217">
            <text:p>0.0000811</text:p>
          </table:table-cell>
          <table:table-cell table:style-name="ce4" table:formula="of:=SIGN([.D34])" office:value-type="float" office:value="1">
            <text:p>1.0000000</text:p>
          </table:table-cell>
          <table:table-cell table:style-name="ce4" table:formula="of:=ATAN(2^(-[.A34]))" office:value-type="float" office:value="0.000488281211194898">
            <text:p>0.0004883</text:p>
          </table:table-cell>
          <table:table-cell table:style-name="ce15" table:formula="of:=COS([.F34])" office:value-type="float" office:value="0.999999880790732">
            <text:p>0.99999988</text:p>
          </table:table-cell>
          <table:table-cell table:style-name="ce15"/>
          <table:table-cell table:style-name="ce12" office:value-type="float" office:value="11">
            <text:p>11</text:p>
          </table:table-cell>
          <table:table-cell table:formula="of:=RIGHT(DEC2HEX(2^([.$K$19]-1)*[.B34];8);8)" office:value-type="string" office:string-value="000382AF">
            <text:p>000382AF</text:p>
          </table:table-cell>
          <table:table-cell table:formula="of:=RIGHT(DEC2HEX(2^([.$K$19]-1)*[.C34];8);8)" office:value-type="string" office:string-value="0001EADB">
            <text:p>0001EADB</text:p>
          </table:table-cell>
          <table:table-cell table:formula="of:=RIGHT(DEC2HEX(2^([.$K$19]-1)*[.D34];8);8)" office:value-type="string" office:string-value="00000015">
            <text:p>00000015</text:p>
          </table:table-cell>
          <table:table-cell table:formula="of:=RIGHT(DEC2HEX(2^([.$K$19]-1)*[.E34];8);8)" office:value-type="string" office:string-value="00040000">
            <text:p>00040000</text:p>
          </table:table-cell>
          <table:table-cell table:formula="of:=RIGHT(DEC2HEX(2^([.$K$19]-1)*[.F34];8);8)" office:value-type="string" office:string-value="0000007F">
            <text:p>0000007F</text:p>
          </table:table-cell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4" table:formula="of:=[.B34]-[.$E$5]*[.E34]*[.C34]*2^(-[.A34])" office:value-type="float" office:value="0.877387222621165">
            <text:p>0.8773872</text:p>
          </table:table-cell>
          <table:table-cell table:style-name="ce4" table:formula="of:=[.C34]+[.E34]*[.B34]*2^(-[.A34])" office:value-type="float" office:value="0.479782849233593">
            <text:p>0.4797828</text:p>
          </table:table-cell>
          <table:table-cell table:style-name="ce4" table:formula="of:=[.D34]-[.E34]*[.F34]" office:value-type="float" office:value="-0.000407220239254277">
            <text:p>-0.0004072</text:p>
          </table:table-cell>
          <table:table-cell table:style-name="ce4" table:formula="of:=SIGN([.D35])" office:value-type="float" office:value="-1">
            <text:p>-1.0000000</text:p>
          </table:table-cell>
          <table:table-cell table:style-name="ce4" table:formula="of:=ATAN(2^(-[.A35]))" office:value-type="float" office:value="0.000244140620149362">
            <text:p>0.0002441</text:p>
          </table:table-cell>
          <table:table-cell table:style-name="ce15" table:formula="of:=COS([.F35])" office:value-type="float" office:value="0.999999970197679">
            <text:p>0.99999997</text:p>
          </table:table-cell>
          <table:table-cell table:style-name="ce15"/>
          <table:table-cell table:style-name="ce12" office:value-type="float" office:value="12">
            <text:p>12</text:p>
          </table:table-cell>
          <table:table-cell table:formula="of:=RIGHT(DEC2HEX(2^([.$K$19]-1)*[.B35];8);8)" office:value-type="string" office:string-value="00038271">
            <text:p>00038271</text:p>
          </table:table-cell>
          <table:table-cell table:formula="of:=RIGHT(DEC2HEX(2^([.$K$19]-1)*[.C35];8);8)" office:value-type="string" office:string-value="0001EB4C">
            <text:p>0001EB4C</text:p>
          </table:table-cell>
          <table:table-cell table:formula="of:=RIGHT(DEC2HEX(2^([.$K$19]-1)*[.D35];8);8)" office:value-type="string" office:string-value="FFFFFF95">
            <text:p>FFFFFF95</text:p>
          </table:table-cell>
          <table:table-cell table:formula="of:=RIGHT(DEC2HEX(2^([.$K$19]-1)*[.E35];8);8)" office:value-type="string" office:string-value="FFFC0000">
            <text:p>FFFC0000</text:p>
          </table:table-cell>
          <table:table-cell table:formula="of:=RIGHT(DEC2HEX(2^([.$K$19]-1)*[.F35];8);8)" office:value-type="string" office:string-value="0000003F">
            <text:p>0000003F</text:p>
          </table:table-cell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4" table:formula="of:=[.B35]-[.$E$5]*[.E35]*[.C35]*2^(-[.A35])" office:value-type="float" office:value="0.877504357105841">
            <text:p>0.8775044</text:p>
          </table:table-cell>
          <table:table-cell table:style-name="ce4" table:formula="of:=[.C35]+[.E35]*[.B35]*2^(-[.A35])" office:value-type="float" office:value="0.479568643368696">
            <text:p>0.4795686</text:p>
          </table:table-cell>
          <table:table-cell table:style-name="ce4" table:formula="of:=[.D35]-[.E35]*[.F35]" office:value-type="float" office:value="-0.000163079619104915">
            <text:p>-0.0001631</text:p>
          </table:table-cell>
          <table:table-cell table:style-name="ce4" table:formula="of:=SIGN([.D36])" office:value-type="float" office:value="-1">
            <text:p>-1.0000000</text:p>
          </table:table-cell>
          <table:table-cell table:style-name="ce4" table:formula="of:=ATAN(2^(-[.A36]))" office:value-type="float" office:value="0.00012207031189367">
            <text:p>0.0001221</text:p>
          </table:table-cell>
          <table:table-cell table:style-name="ce15" table:formula="of:=COS([.F36])" office:value-type="float" office:value="0.999999992549419">
            <text:p>0.99999999</text:p>
          </table:table-cell>
          <table:table-cell table:style-name="ce15"/>
          <table:table-cell table:style-name="ce12" office:value-type="float" office:value="13">
            <text:p>13</text:p>
          </table:table-cell>
          <table:table-cell table:formula="of:=RIGHT(DEC2HEX(2^([.$K$19]-1)*[.B36];8);8)" office:value-type="string" office:string-value="00038290">
            <text:p>00038290</text:p>
          </table:table-cell>
          <table:table-cell table:formula="of:=RIGHT(DEC2HEX(2^([.$K$19]-1)*[.C36];8);8)" office:value-type="string" office:string-value="0001EB14">
            <text:p>0001EB14</text:p>
          </table:table-cell>
          <table:table-cell table:formula="of:=RIGHT(DEC2HEX(2^([.$K$19]-1)*[.D36];8);8)" office:value-type="string" office:string-value="FFFFFFD5">
            <text:p>FFFFFFD5</text:p>
          </table:table-cell>
          <table:table-cell table:formula="of:=RIGHT(DEC2HEX(2^([.$K$19]-1)*[.E36];8);8)" office:value-type="string" office:string-value="FFFC0000">
            <text:p>FFFC0000</text:p>
          </table:table-cell>
          <table:table-cell table:formula="of:=RIGHT(DEC2HEX(2^([.$K$19]-1)*[.F36];8);8)" office:value-type="string" office:string-value="0000001F">
            <text:p>0000001F</text:p>
          </table:table-cell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4" table:formula="of:=[.B36]-[.$E$5]*[.E36]*[.C36]*2^(-[.A36])" office:value-type="float" office:value="0.877562898200003">
            <text:p>0.8775629</text:p>
          </table:table-cell>
          <table:table-cell table:style-name="ce4" table:formula="of:=[.C36]+[.E36]*[.B36]*2^(-[.A36])" office:value-type="float" office:value="0.479461526137603">
            <text:p>0.4794615</text:p>
          </table:table-cell>
          <table:table-cell table:style-name="ce4" table:formula="of:=[.D36]-[.E36]*[.F36]" office:value-type="float" office:value="-0.0000410093072112446">
            <text:p>-0.0000410</text:p>
          </table:table-cell>
          <table:table-cell table:style-name="ce4" table:formula="of:=SIGN([.D37])" office:value-type="float" office:value="-1">
            <text:p>-1.0000000</text:p>
          </table:table-cell>
          <table:table-cell table:style-name="ce4" table:formula="of:=ATAN(2^(-[.A37]))" office:value-type="float" office:value="0.0000610351561742088">
            <text:p>0.0000610</text:p>
          </table:table-cell>
          <table:table-cell table:style-name="ce15" table:formula="of:=COS([.F37])" office:value-type="float" office:value="0.999999998137355">
            <text:p>1.00000000</text:p>
          </table:table-cell>
          <table:table-cell table:style-name="ce15"/>
          <table:table-cell table:style-name="ce12" office:value-type="float" office:value="14">
            <text:p>14</text:p>
          </table:table-cell>
          <table:table-cell table:formula="of:=RIGHT(DEC2HEX(2^([.$K$19]-1)*[.B37];8);8)" office:value-type="string" office:string-value="0003829F">
            <text:p>0003829F</text:p>
          </table:table-cell>
          <table:table-cell table:formula="of:=RIGHT(DEC2HEX(2^([.$K$19]-1)*[.C37];8);8)" office:value-type="string" office:string-value="0001EAF7">
            <text:p>0001EAF7</text:p>
          </table:table-cell>
          <table:table-cell table:formula="of:=RIGHT(DEC2HEX(2^([.$K$19]-1)*[.D37];8);8)" office:value-type="string" office:string-value="FFFFFFF5">
            <text:p>FFFFFFF5</text:p>
          </table:table-cell>
          <table:table-cell table:formula="of:=RIGHT(DEC2HEX(2^([.$K$19]-1)*[.E37];8);8)" office:value-type="string" office:string-value="FFFC0000">
            <text:p>FFFC0000</text:p>
          </table:table-cell>
          <table:table-cell table:formula="of:=RIGHT(DEC2HEX(2^([.$K$19]-1)*[.F37];8);8)" office:value-type="string" office:string-value="0000000F">
            <text:p>0000000F</text:p>
          </table:table-cell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4" table:formula="of:=[.B37]-[.$E$5]*[.E37]*[.C37]*2^(-[.A37])" office:value-type="float" office:value="0.877592162209166">
            <text:p>0.8775922</text:p>
          </table:table-cell>
          <table:table-cell table:style-name="ce4" table:formula="of:=[.C37]+[.E37]*[.B37]*2^(-[.A37])" office:value-type="float" office:value="0.479407963948993">
            <text:p>0.4794080</text:p>
          </table:table-cell>
          <table:table-cell table:style-name="ce4" table:formula="of:=[.D37]-[.E37]*[.F37]" office:value-type="float" office:value="0.0000200258489629642">
            <text:p>0.0000200</text:p>
          </table:table-cell>
          <table:table-cell table:style-name="ce4" table:formula="of:=SIGN([.D38])" office:value-type="float" office:value="1">
            <text:p>1.0000000</text:p>
          </table:table-cell>
          <table:table-cell table:style-name="ce4" table:formula="of:=ATAN(2^(-[.A38]))" office:value-type="float" office:value="0.0000305175781155261">
            <text:p>0.0000305</text:p>
          </table:table-cell>
          <table:table-cell table:style-name="ce15" table:formula="of:=COS([.F38])" office:value-type="float" office:value="0.999999999534339">
            <text:p>1.00000000</text:p>
          </table:table-cell>
          <table:table-cell table:style-name="ce15" table:formula="of:=PRODUCT([.G23:.G38])" office:value-type="float" office:value="0.607252935103139">
            <text:p>0.60725294</text:p>
          </table:table-cell>
          <table:table-cell table:style-name="ce12" office:value-type="float" office:value="15">
            <text:p>15</text:p>
          </table:table-cell>
          <table:table-cell table:formula="of:=RIGHT(DEC2HEX(2^([.$K$19]-1)*[.B38];8);8)" office:value-type="string" office:string-value="000382A7">
            <text:p>000382A7</text:p>
          </table:table-cell>
          <table:table-cell table:formula="of:=RIGHT(DEC2HEX(2^([.$K$19]-1)*[.C38];8);8)" office:value-type="string" office:string-value="0001EAE9">
            <text:p>0001EAE9</text:p>
          </table:table-cell>
          <table:table-cell table:formula="of:=RIGHT(DEC2HEX(2^([.$K$19]-1)*[.D38];8);8)" office:value-type="string" office:string-value="00000005">
            <text:p>00000005</text:p>
          </table:table-cell>
          <table:table-cell table:formula="of:=RIGHT(DEC2HEX(2^([.$K$19]-1)*[.E38];8);8)" office:value-type="string" office:string-value="00040000">
            <text:p>00040000</text:p>
          </table:table-cell>
          <table:table-cell table:formula="of:=RIGHT(DEC2HEX(2^([.$K$19]-1)*[.F38];8);8)" office:value-type="string" office:string-value="00000007">
            <text:p>00000007</text:p>
          </table:table-cell>
        </table:table-row>
        <table:table-row table:style-name="ro1">
          <table:table-cell table:style-name="ce5"/>
          <table:table-cell table:style-name="ce4" table:number-columns-repeated="5"/>
          <table:table-cell table:number-columns-repeated="8"/>
        </table:table-row>
        <table:table-row table:style-name="ro1">
          <table:table-cell table:style-name="ce5" office:value-type="string">
            <text:p>Ideal Cos</text:p>
          </table:table-cell>
          <table:table-cell table:style-name="ce9" table:formula="of:=COS([.D23])" office:value-type="float" office:value="0.877582561890373">
            <text:p>0.87758256</text:p>
          </table:table-cell>
          <table:table-cell table:style-name="ce4"/>
          <table:table-cell table:style-name="ce5" office:value-type="string">
            <text:p>Ideal Sin</text:p>
          </table:table-cell>
          <table:table-cell table:style-name="ce9" table:formula="of:=SIN([.D23])" office:value-type="float" office:value="0.479425538604203">
            <text:p>0.47942554</text:p>
          </table:table-cell>
          <table:table-cell table:style-name="ce4"/>
          <table:table-cell table:formula="of:=COS(0.5)" office:value-type="float" office:value="0.877582561890373">
            <text:p>0.88</text:p>
          </table:table-cell>
          <table:table-cell table:number-columns-repeated="7"/>
        </table:table-row>
        <table:table-row table:style-name="ro1">
          <table:table-cell table:style-name="ce5" office:value-type="string">
            <text:p>CORDIC</text:p>
          </table:table-cell>
          <table:table-cell table:style-name="ce10" table:formula="of:=[.B38]" office:value-type="float" office:value="0.877592162209166">
            <text:p>0.87759216</text:p>
          </table:table-cell>
          <table:table-cell table:style-name="ce4"/>
          <table:table-cell table:style-name="ce5" office:value-type="string">
            <text:p>CORDIC</text:p>
          </table:table-cell>
          <table:table-cell table:style-name="ce10" table:formula="of:=[.C38]" office:value-type="float" office:value="0.479407963948993">
            <text:p>0.47940796</text:p>
          </table:table-cell>
          <table:table-cell table:style-name="ce4"/>
          <table:table-cell table:number-columns-repeated="8"/>
        </table:table-row>
        <table:table-row table:style-name="ro1">
          <table:table-cell office:value-type="string">
            <text:p>Err</text:p>
          </table:table-cell>
          <table:table-cell table:style-name="ce9" table:formula="of:=[.B40]-[.B41]" office:value-type="float" office:value="-0.00000960031879360113">
            <text:p>-0.00000960</text:p>
          </table:table-cell>
          <table:table-cell table:style-name="ce4"/>
          <table:table-cell office:value-type="string">
            <text:p>Err</text:p>
          </table:table-cell>
          <table:table-cell table:style-name="ce9" table:formula="of:=[.E40]-[.E41]" office:value-type="float" office:value="0.0000175746552104061">
            <text:p>0.00001757</text:p>
          </table:table-cell>
          <table:table-cell table:style-name="ce4"/>
          <table:table-cell table:number-columns-repeated="8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9"/>
          <table:table-cell table:style-name="ce4"/>
          <table:table-cell table:number-columns-repeated="8"/>
        </table:table-row>
        <table:table-row table:style-name="ro1">
          <table:table-cell table:style-name="ce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number-columns-repeated="8"/>
        </table:table-row>
        <table:table-row table:style-name="ro1">
          <table:table-cell table:style-name="ce4"/>
          <table:table-cell table:number-columns-repeated="2"/>
          <table:table-cell table:style-name="ce4" table:number-columns-repeated="3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4" table:number-columns-repeated="2"/>
          <table:table-cell table:number-columns-repeated="11"/>
        </table:table-row>
        <table:table-row table:style-name="ro1" table:number-rows-repeated="6548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tan" table:style-name="ta1" table:print="false">
        <table:table-column table:style-name="co1" table:number-columns-repeated="6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>
            <text:p>Function</text:p>
          </table:table-cell>
          <table:table-cell table:style-name="ce1" office:value-type="string">
            <text:p>ata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ode =</text:p>
          </table:table-cell>
          <table:table-cell office:value-type="string">
            <text:p>Vectoring</text:p>
          </table:table-cell>
          <table:table-cell office:value-type="string">
            <text:p>=&gt;</text:p>
          </table:table-cell>
          <table:table-cell office:value-type="string">
            <text:p>delta =</text:p>
          </table:table-cell>
          <table:table-cell office:value-type="string">
            <text:p>-sign(Yk)</text:p>
          </table:table-cell>
          <table:table-cell table:number-columns-repeated="3"/>
        </table:table-row>
        <table:table-row table:style-name="ro1">
          <table:table-cell office:value-type="string">
            <text:p>Angles =</text:p>
          </table:table-cell>
          <table:table-cell office:value-type="string">
            <text:p>Circular</text:p>
          </table:table-cell>
          <table:table-cell office:value-type="string">
            <text:p>=&gt;</text:p>
          </table:table-cell>
          <table:table-cell office:value-type="string">
            <text:p>sigma =</text:p>
          </table:table-cell>
          <table:table-cell office:value-type="string">
            <text:p>atan(2^(-k)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=&gt;</text:p>
          </table:table-cell>
          <table:table-cell table:style-name="Default" office:value-type="string">
            <text:p>mu =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=&gt;</text:p>
          </table:table-cell>
          <table:table-cell table:style-name="Default" office:value-type="string">
            <text:p>Kc =</text:p>
          </table:table-cell>
          <table:table-cell table:style-name="Default" office:value-type="string">
            <text:p>prod(cos(sigma(k)), for k = 0...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Initialization:</text:p>
          </table:table-cell>
          <table:table-cell/>
          <table:table-cell table:style-name="ce1" office:value-type="string">
            <text:p>Domain</text:p>
          </table:table-cell>
          <table:table-cell table:number-columns-repeated="5"/>
        </table:table-row>
        <table:table-row table:style-name="ro1">
          <table:table-cell office:value-type="string">
            <text:p>X(0) =</text:p>
          </table:table-cell>
          <table:table-cell table:style-name="ce6" office:value-type="string">
            <text:p>x0</text:p>
          </table:table-cell>
          <table:table-cell office:value-type="string">
            <text:p>|x0| &lt;= 2</text:p>
          </table:table-cell>
          <table:table-cell table:number-columns-repeated="5"/>
        </table:table-row>
        <table:table-row table:style-name="ro1">
          <table:table-cell office:value-type="string">
            <text:p>Y(0) =</text:p>
          </table:table-cell>
          <table:table-cell table:style-name="ce6" office:value-type="string">
            <text:p>y0</text:p>
          </table:table-cell>
          <table:table-cell office:value-type="string">
            <text:p>|y0| &lt;= 2</text:p>
          </table:table-cell>
          <table:table-cell table:number-columns-repeated="5"/>
        </table:table-row>
        <table:table-row table:style-name="ro1">
          <table:table-cell office:value-type="string">
            <text:p>Z(0) =</text:p>
          </table:table-cell>
          <table:table-cell table:style-name="ce14" office:value-type="float" office:value="0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Results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3" office:value-type="string">
            <text:p>X(n) =</text:p>
          </table:table-cell>
          <table:table-cell table:style-name="ce3" office:value-type="string">
            <text:p>sqrt( x0^2 + y0^2 ) / Kc</text:p>
          </table:table-cell>
          <table:table-cell table:number-columns-repeated="6"/>
        </table:table-row>
        <table:table-row table:style-name="ro1">
          <table:table-cell table:style-name="ce3" office:value-type="string">
            <text:p>Y(n) =</text:p>
          </table:table-cell>
          <table:table-cell table:style-name="ce16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Z(n) =</text:p>
          </table:table-cell>
          <table:table-cell table:style-name="ce7" office:value-type="string">
            <text:p>atan(y0/x0)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Error Bound</text:p>
          </table:table-cell>
          <table:table-cell table:number-columns-repeated="7"/>
        </table:table-row>
        <table:table-row table:style-name="ro1">
          <table:table-cell table:style-name="ce3" office:value-type="string">
            <text:p>?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4" office:value-type="string">
            <text:p>k</text:p>
          </table:table-cell>
          <table:table-cell table:style-name="ce4" office:value-type="string">
            <text:p>X(k)</text:p>
          </table:table-cell>
          <table:table-cell table:style-name="ce4" office:value-type="string">
            <text:p>Y(k)</text:p>
          </table:table-cell>
          <table:table-cell table:style-name="ce4" office:value-type="string">
            <text:p>Z(k)</text:p>
          </table:table-cell>
          <table:table-cell table:style-name="ce4" office:value-type="string">
            <text:p>delta(k)</text:p>
          </table:table-cell>
          <table:table-cell table:style-name="ce4" office:value-type="string">
            <text:p>sigma(k)</text:p>
          </table:table-cell>
          <table:table-cell office:value-type="string">
            <text:p>cos(sigma(k))</text:p>
          </table:table-cell>
          <table:table-cell office:value-type="string">
            <text:p>Kc</text:p>
          </table:table-cell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8" office:value-type="float" office:value="0.25">
            <text:p>0.2500000</text:p>
          </table:table-cell>
          <table:table-cell table:style-name="ce8" office:value-type="float" office:value="0.5">
            <text:p>0.5000000</text:p>
          </table:table-cell>
          <table:table-cell table:style-name="ce8" office:value-type="float" office:value="0">
            <text:p>0.0000000</text:p>
          </table:table-cell>
          <table:table-cell table:style-name="ce4" table:formula="of:=-SIGN([.C23])" office:value-type="float" office:value="-1">
            <text:p>-1.0000000</text:p>
          </table:table-cell>
          <table:table-cell table:style-name="ce4" table:formula="of:=ATAN(2^(-[.A23]))" office:value-type="float" office:value="0.785398163397448">
            <text:p>0.7853982</text:p>
          </table:table-cell>
          <table:table-cell table:style-name="ce15" table:formula="of:=COS([.F23])" office:value-type="float" office:value="0.707106781186548">
            <text:p>0.70710678</text:p>
          </table:table-cell>
          <table:table-cell table:style-name="ce15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4" table:formula="of:=[.B23]-[.$E$5]*[.E23]*[.C23]*2^(-[.A23])" office:value-type="float" office:value="0.75">
            <text:p>0.7500000</text:p>
          </table:table-cell>
          <table:table-cell table:style-name="ce4" table:formula="of:=[.C23]+[.E23]*[.B23]*2^(-[.A23])" office:value-type="float" office:value="0.25">
            <text:p>0.2500000</text:p>
          </table:table-cell>
          <table:table-cell table:style-name="ce4" table:formula="of:=[.D23]-[.E23]*[.F23]" office:value-type="float" office:value="0.785398163397448">
            <text:p>0.7853982</text:p>
          </table:table-cell>
          <table:table-cell table:style-name="ce4" table:formula="of:=-SIGN([.C24])" office:value-type="float" office:value="-1">
            <text:p>-1.0000000</text:p>
          </table:table-cell>
          <table:table-cell table:style-name="ce4" table:formula="of:=ATAN(2^(-[.A24]))" office:value-type="float" office:value="0.463647609000806">
            <text:p>0.4636476</text:p>
          </table:table-cell>
          <table:table-cell table:style-name="ce15" table:formula="of:=COS([.F24])" office:value-type="float" office:value="0.894427190999916">
            <text:p>0.89442719</text:p>
          </table:table-cell>
          <table:table-cell table:style-name="ce15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4" table:formula="of:=[.B24]-[.$E$5]*[.E24]*[.C24]*2^(-[.A24])" office:value-type="float" office:value="0.875">
            <text:p>0.8750000</text:p>
          </table:table-cell>
          <table:table-cell table:style-name="ce4" table:formula="of:=[.C24]+[.E24]*[.B24]*2^(-[.A24])" office:value-type="float" office:value="-0.125">
            <text:p>-0.1250000</text:p>
          </table:table-cell>
          <table:table-cell table:style-name="ce4" table:formula="of:=[.D24]-[.E24]*[.F24]" office:value-type="float" office:value="1.24904577239825">
            <text:p>1.2490458</text:p>
          </table:table-cell>
          <table:table-cell table:style-name="ce4" table:formula="of:=-SIGN([.C25])" office:value-type="float" office:value="1">
            <text:p>1.0000000</text:p>
          </table:table-cell>
          <table:table-cell table:style-name="ce4" table:formula="of:=ATAN(2^(-[.A25]))" office:value-type="float" office:value="0.244978663126864">
            <text:p>0.2449787</text:p>
          </table:table-cell>
          <table:table-cell table:style-name="ce15" table:formula="of:=COS([.F25])" office:value-type="float" office:value="0.970142500145332">
            <text:p>0.97014250</text:p>
          </table:table-cell>
          <table:table-cell table:style-name="ce15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4" table:formula="of:=[.B25]-[.$E$5]*[.E25]*[.C25]*2^(-[.A25])" office:value-type="float" office:value="0.90625">
            <text:p>0.9062500</text:p>
          </table:table-cell>
          <table:table-cell table:style-name="ce4" table:formula="of:=[.C25]+[.E25]*[.B25]*2^(-[.A25])" office:value-type="float" office:value="0.09375">
            <text:p>0.0937500</text:p>
          </table:table-cell>
          <table:table-cell table:style-name="ce4" table:formula="of:=[.D25]-[.E25]*[.F25]" office:value-type="float" office:value="1.00406710927139">
            <text:p>1.0040671</text:p>
          </table:table-cell>
          <table:table-cell table:style-name="ce4" table:formula="of:=-SIGN([.C26])" office:value-type="float" office:value="-1">
            <text:p>-1.0000000</text:p>
          </table:table-cell>
          <table:table-cell table:style-name="ce4" table:formula="of:=ATAN(2^(-[.A26]))" office:value-type="float" office:value="0.124354994546761">
            <text:p>0.1243550</text:p>
          </table:table-cell>
          <table:table-cell table:style-name="ce15" table:formula="of:=COS([.F26])" office:value-type="float" office:value="0.992277876713668">
            <text:p>0.99227788</text:p>
          </table:table-cell>
          <table:table-cell table:style-name="ce15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4" table:formula="of:=[.B26]-[.$E$5]*[.E26]*[.C26]*2^(-[.A26])" office:value-type="float" office:value="0.91796875">
            <text:p>0.9179688</text:p>
          </table:table-cell>
          <table:table-cell table:style-name="ce4" table:formula="of:=[.C26]+[.E26]*[.B26]*2^(-[.A26])" office:value-type="float" office:value="-0.01953125">
            <text:p>-0.0195313</text:p>
          </table:table-cell>
          <table:table-cell table:style-name="ce4" table:formula="of:=[.D26]-[.E26]*[.F26]" office:value-type="float" office:value="1.12842210381815">
            <text:p>1.1284221</text:p>
          </table:table-cell>
          <table:table-cell table:style-name="ce4" table:formula="of:=-SIGN([.C27])" office:value-type="float" office:value="1">
            <text:p>1.0000000</text:p>
          </table:table-cell>
          <table:table-cell table:style-name="ce4" table:formula="of:=ATAN(2^(-[.A27]))" office:value-type="float" office:value="0.0624188099959574">
            <text:p>0.0624188</text:p>
          </table:table-cell>
          <table:table-cell table:style-name="ce15" table:formula="of:=COS([.F27])" office:value-type="float" office:value="0.998052578482888">
            <text:p>0.99805258</text:p>
          </table:table-cell>
          <table:table-cell table:style-name="ce15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4" table:formula="of:=[.B27]-[.$E$5]*[.E27]*[.C27]*2^(-[.A27])" office:value-type="float" office:value="0.919189453125">
            <text:p>0.9191895</text:p>
          </table:table-cell>
          <table:table-cell table:style-name="ce4" table:formula="of:=[.C27]+[.E27]*[.B27]*2^(-[.A27])" office:value-type="float" office:value="0.037841796875">
            <text:p>0.0378418</text:p>
          </table:table-cell>
          <table:table-cell table:style-name="ce4" table:formula="of:=[.D27]-[.E27]*[.F27]" office:value-type="float" office:value="1.06600329382219">
            <text:p>1.0660033</text:p>
          </table:table-cell>
          <table:table-cell table:style-name="ce4" table:formula="of:=-SIGN([.C28])" office:value-type="float" office:value="-1">
            <text:p>-1.0000000</text:p>
          </table:table-cell>
          <table:table-cell table:style-name="ce4" table:formula="of:=ATAN(2^(-[.A28]))" office:value-type="float" office:value="0.0312398334302683">
            <text:p>0.0312398</text:p>
          </table:table-cell>
          <table:table-cell table:style-name="ce15" table:formula="of:=COS([.F28])" office:value-type="float" office:value="0.999512076087079">
            <text:p>0.99951208</text:p>
          </table:table-cell>
          <table:table-cell table:style-name="ce15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4" table:formula="of:=[.B28]-[.$E$5]*[.E28]*[.C28]*2^(-[.A28])" office:value-type="float" office:value="0.920372009277344">
            <text:p>0.9203720</text:p>
          </table:table-cell>
          <table:table-cell table:style-name="ce4" table:formula="of:=[.C28]+[.E28]*[.B28]*2^(-[.A28])" office:value-type="float" office:value="0.00911712646484375">
            <text:p>0.0091171</text:p>
          </table:table-cell>
          <table:table-cell table:style-name="ce4" table:formula="of:=[.D28]-[.E28]*[.F28]" office:value-type="float" office:value="1.09724312725246">
            <text:p>1.0972431</text:p>
          </table:table-cell>
          <table:table-cell table:style-name="ce4" table:formula="of:=-SIGN([.C29])" office:value-type="float" office:value="-1">
            <text:p>-1.0000000</text:p>
          </table:table-cell>
          <table:table-cell table:style-name="ce4" table:formula="of:=ATAN(2^(-[.A29]))" office:value-type="float" office:value="0.0156237286204768">
            <text:p>0.0156237</text:p>
          </table:table-cell>
          <table:table-cell table:style-name="ce15" table:formula="of:=COS([.F29])" office:value-type="float" office:value="0.999877952034695">
            <text:p>0.99987795</text:p>
          </table:table-cell>
          <table:table-cell table:style-name="ce15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4" table:formula="of:=[.B29]-[.$E$5]*[.E29]*[.C29]*2^(-[.A29])" office:value-type="float" office:value="0.920514464378357">
            <text:p>0.9205145</text:p>
          </table:table-cell>
          <table:table-cell table:style-name="ce4" table:formula="of:=[.C29]+[.E29]*[.B29]*2^(-[.A29])" office:value-type="float" office:value="-0.00526368618011475">
            <text:p>-0.0052637</text:p>
          </table:table-cell>
          <table:table-cell table:style-name="ce4" table:formula="of:=[.D29]-[.E29]*[.F29]" office:value-type="float" office:value="1.11286685587294">
            <text:p>1.1128669</text:p>
          </table:table-cell>
          <table:table-cell table:style-name="ce4" table:formula="of:=-SIGN([.C30])" office:value-type="float" office:value="1">
            <text:p>1.0000000</text:p>
          </table:table-cell>
          <table:table-cell table:style-name="ce4" table:formula="of:=ATAN(2^(-[.A30]))" office:value-type="float" office:value="0.00781234106010111">
            <text:p>0.0078123</text:p>
          </table:table-cell>
          <table:table-cell table:style-name="ce15" table:formula="of:=COS([.F30])" office:value-type="float" office:value="0.999969483818788">
            <text:p>0.99996948</text:p>
          </table:table-cell>
          <table:table-cell table:style-name="ce15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4" table:formula="of:=[.B30]-[.$E$5]*[.E30]*[.C30]*2^(-[.A30])" office:value-type="float" office:value="0.920555586926639">
            <text:p>0.9205556</text:p>
          </table:table-cell>
          <table:table-cell table:style-name="ce4" table:formula="of:=[.C30]+[.E30]*[.B30]*2^(-[.A30])" office:value-type="float" office:value="0.00192783307284117">
            <text:p>0.0019278</text:p>
          </table:table-cell>
          <table:table-cell table:style-name="ce4" table:formula="of:=[.D30]-[.E30]*[.F30]" office:value-type="float" office:value="1.10505451481284">
            <text:p>1.1050545</text:p>
          </table:table-cell>
          <table:table-cell table:style-name="ce4" table:formula="of:=-SIGN([.C31])" office:value-type="float" office:value="-1">
            <text:p>-1.0000000</text:p>
          </table:table-cell>
          <table:table-cell table:style-name="ce4" table:formula="of:=ATAN(2^(-[.A31]))" office:value-type="float" office:value="0.00390623013196697">
            <text:p>0.0039062</text:p>
          </table:table-cell>
          <table:table-cell table:style-name="ce15" table:formula="of:=COS([.F31])" office:value-type="float" office:value="0.999992370692779">
            <text:p>0.99999237</text:p>
          </table:table-cell>
          <table:table-cell table:style-name="ce15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4" table:formula="of:=[.B31]-[.$E$5]*[.E31]*[.C31]*2^(-[.A31])" office:value-type="float" office:value="0.92056311752458">
            <text:p>0.9205631</text:p>
          </table:table-cell>
          <table:table-cell table:style-name="ce4" table:formula="of:=[.C31]+[.E31]*[.B31]*2^(-[.A31])" office:value-type="float" office:value="-0.00166808718859102">
            <text:p>-0.0016681</text:p>
          </table:table-cell>
          <table:table-cell table:style-name="ce4" table:formula="of:=[.D31]-[.E31]*[.F31]" office:value-type="float" office:value="1.10896074494481">
            <text:p>1.1089607</text:p>
          </table:table-cell>
          <table:table-cell table:style-name="ce4" table:formula="of:=-SIGN([.C32])" office:value-type="float" office:value="1">
            <text:p>1.0000000</text:p>
          </table:table-cell>
          <table:table-cell table:style-name="ce4" table:formula="of:=ATAN(2^(-[.A32]))" office:value-type="float" office:value="0.00195312251647882">
            <text:p>0.0019531</text:p>
          </table:table-cell>
          <table:table-cell table:style-name="ce15" table:formula="of:=COS([.F32])" office:value-type="float" office:value="0.999998092656824">
            <text:p>0.99999809</text:p>
          </table:table-cell>
          <table:table-cell table:style-name="ce15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4" table:formula="of:=[.B32]-[.$E$5]*[.E32]*[.C32]*2^(-[.A32])" office:value-type="float" office:value="0.92056637550737">
            <text:p>0.9205664</text:p>
          </table:table-cell>
          <table:table-cell table:style-name="ce4" table:formula="of:=[.C32]+[.E32]*[.B32]*2^(-[.A32])" office:value-type="float" office:value="0.000129887650324179">
            <text:p>0.0001299</text:p>
          </table:table-cell>
          <table:table-cell table:style-name="ce4" table:formula="of:=[.D32]-[.E32]*[.F32]" office:value-type="float" office:value="1.10700762242833">
            <text:p>1.1070076</text:p>
          </table:table-cell>
          <table:table-cell table:style-name="ce4" table:formula="of:=-SIGN([.C33])" office:value-type="float" office:value="-1">
            <text:p>-1.0000000</text:p>
          </table:table-cell>
          <table:table-cell table:style-name="ce4" table:formula="of:=ATAN(2^(-[.A33]))" office:value-type="float" office:value="0.000976562189559319">
            <text:p>0.0009766</text:p>
          </table:table-cell>
          <table:table-cell table:style-name="ce15" table:formula="of:=COS([.F33])" office:value-type="float" office:value="0.999999523163183">
            <text:p>0.99999952</text:p>
          </table:table-cell>
          <table:table-cell table:style-name="ce15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4" table:formula="of:=[.B33]-[.$E$5]*[.E33]*[.C33]*2^(-[.A33])" office:value-type="float" office:value="0.920566502350779">
            <text:p>0.9205665</text:p>
          </table:table-cell>
          <table:table-cell table:style-name="ce4" table:formula="of:=[.C33]+[.E33]*[.B33]*2^(-[.A33])" office:value-type="float" office:value="-0.000769102950757238">
            <text:p>-0.0007691</text:p>
          </table:table-cell>
          <table:table-cell table:style-name="ce4" table:formula="of:=[.D33]-[.E33]*[.F33]" office:value-type="float" office:value="1.10798418461789">
            <text:p>1.1079842</text:p>
          </table:table-cell>
          <table:table-cell table:style-name="ce4" table:formula="of:=-SIGN([.C34])" office:value-type="float" office:value="1">
            <text:p>1.0000000</text:p>
          </table:table-cell>
          <table:table-cell table:style-name="ce4" table:formula="of:=ATAN(2^(-[.A34]))" office:value-type="float" office:value="0.000488281211194898">
            <text:p>0.0004883</text:p>
          </table:table-cell>
          <table:table-cell table:style-name="ce15" table:formula="of:=COS([.F34])" office:value-type="float" office:value="0.999999880790732">
            <text:p>0.99999988</text:p>
          </table:table-cell>
          <table:table-cell table:style-name="ce15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4" table:formula="of:=[.B34]-[.$E$5]*[.E34]*[.C34]*2^(-[.A34])" office:value-type="float" office:value="0.920566877889329">
            <text:p>0.9205669</text:p>
          </table:table-cell>
          <table:table-cell table:style-name="ce4" table:formula="of:=[.C34]+[.E34]*[.B34]*2^(-[.A34])" office:value-type="float" office:value="-0.000319607588281271">
            <text:p>-0.0003196</text:p>
          </table:table-cell>
          <table:table-cell table:style-name="ce4" table:formula="of:=[.D34]-[.E34]*[.F34]" office:value-type="float" office:value="1.10749590340669">
            <text:p>1.1074959</text:p>
          </table:table-cell>
          <table:table-cell table:style-name="ce4" table:formula="of:=-SIGN([.C35])" office:value-type="float" office:value="1">
            <text:p>1.0000000</text:p>
          </table:table-cell>
          <table:table-cell table:style-name="ce4" table:formula="of:=ATAN(2^(-[.A35]))" office:value-type="float" office:value="0.000244140620149362">
            <text:p>0.0002441</text:p>
          </table:table-cell>
          <table:table-cell table:style-name="ce15" table:formula="of:=COS([.F35])" office:value-type="float" office:value="0.999999970197679">
            <text:p>0.99999997</text:p>
          </table:table-cell>
          <table:table-cell table:style-name="ce15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4" table:formula="of:=[.B35]-[.$E$5]*[.E35]*[.C35]*2^(-[.A35])" office:value-type="float" office:value="0.920566955918525">
            <text:p>0.9205670</text:p>
          </table:table-cell>
          <table:table-cell table:style-name="ce4" table:formula="of:=[.C35]+[.E35]*[.B35]*2^(-[.A35])" office:value-type="float" office:value="-0.000094859815359072">
            <text:p>-0.0000949</text:p>
          </table:table-cell>
          <table:table-cell table:style-name="ce4" table:formula="of:=[.D35]-[.E35]*[.F35]" office:value-type="float" office:value="1.10725176278654">
            <text:p>1.1072518</text:p>
          </table:table-cell>
          <table:table-cell table:style-name="ce4" table:formula="of:=-SIGN([.C36])" office:value-type="float" office:value="1">
            <text:p>1.0000000</text:p>
          </table:table-cell>
          <table:table-cell table:style-name="ce4" table:formula="of:=ATAN(2^(-[.A36]))" office:value-type="float" office:value="0.00012207031189367">
            <text:p>0.0001221</text:p>
          </table:table-cell>
          <table:table-cell table:style-name="ce15" table:formula="of:=COS([.F36])" office:value-type="float" office:value="0.999999992549419">
            <text:p>0.99999999</text:p>
          </table:table-cell>
          <table:table-cell table:style-name="ce15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4" table:formula="of:=[.B36]-[.$E$5]*[.E36]*[.C36]*2^(-[.A36])" office:value-type="float" office:value="0.920566967498092">
            <text:p>0.9205670</text:p>
          </table:table-cell>
          <table:table-cell table:style-name="ce4" table:formula="of:=[.C36]+[.E36]*[.B36]*2^(-[.A36])" office:value-type="float" office:value="0.0000175140806270761">
            <text:p>0.0000175</text:p>
          </table:table-cell>
          <table:table-cell table:style-name="ce4" table:formula="of:=[.D36]-[.E36]*[.F36]" office:value-type="float" office:value="1.10712969247465">
            <text:p>1.1071297</text:p>
          </table:table-cell>
          <table:table-cell table:style-name="ce4" table:formula="of:=-SIGN([.C37])" office:value-type="float" office:value="-1">
            <text:p>-1.0000000</text:p>
          </table:table-cell>
          <table:table-cell table:style-name="ce4" table:formula="of:=ATAN(2^(-[.A37]))" office:value-type="float" office:value="0.0000610351561742088">
            <text:p>0.0000610</text:p>
          </table:table-cell>
          <table:table-cell table:style-name="ce15" table:formula="of:=COS([.F37])" office:value-type="float" office:value="0.999999998137355">
            <text:p>1.00000000</text:p>
          </table:table-cell>
          <table:table-cell table:style-name="ce15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4" table:formula="of:=[.B37]-[.$E$5]*[.E37]*[.C37]*2^(-[.A37])" office:value-type="float" office:value="0.920566968567067">
            <text:p>0.9205670</text:p>
          </table:table-cell>
          <table:table-cell table:style-name="ce4" table:formula="of:=[.C37]+[.E37]*[.B37]*2^(-[.A37])" office:value-type="float" office:value="-0.0000386728680727586">
            <text:p>-0.0000387</text:p>
          </table:table-cell>
          <table:table-cell table:style-name="ce4" table:formula="of:=[.D37]-[.E37]*[.F37]" office:value-type="float" office:value="1.10719072763082">
            <text:p>1.1071907</text:p>
          </table:table-cell>
          <table:table-cell table:style-name="ce4" table:formula="of:=-SIGN([.C38])" office:value-type="float" office:value="1">
            <text:p>1.0000000</text:p>
          </table:table-cell>
          <table:table-cell table:style-name="ce4" table:formula="of:=ATAN(2^(-[.A38]))" office:value-type="float" office:value="0.0000305175781155261">
            <text:p>0.0000305</text:p>
          </table:table-cell>
          <table:table-cell table:style-name="ce15" table:formula="of:=COS([.F38])" office:value-type="float" office:value="0.999999999534339">
            <text:p>1.00000000</text:p>
          </table:table-cell>
          <table:table-cell table:style-name="ce15" table:formula="of:=PRODUCT([.G23:.G38])" office:value-type="float" office:value="0.607252935103139">
            <text:p>0.60725294</text:p>
          </table:table-cell>
        </table:table-row>
        <table:table-row table:style-name="ro1">
          <table:table-cell table:style-name="ce5"/>
          <table:table-cell table:style-name="ce4" table:number-columns-repeated="5"/>
          <table:table-cell table:number-columns-repeated="2"/>
        </table:table-row>
        <table:table-row table:style-name="ro1">
          <table:table-cell table:style-name="ce5" office:value-type="string">
            <text:p>Ideal</text:p>
          </table:table-cell>
          <table:table-cell table:style-name="ce9" table:formula="of:=ATAN([.C23]/[.B23])" office:value-type="float" office:value="1.10714871779409">
            <text:p>1.10714872</text:p>
          </table:table-cell>
          <table:table-cell table:style-name="ce4"/>
          <table:table-cell table:style-name="ce5"/>
          <table:table-cell table:style-name="ce9"/>
          <table:table-cell table:style-name="ce4"/>
          <table:table-cell table:number-columns-repeated="2"/>
        </table:table-row>
        <table:table-row table:style-name="ro1">
          <table:table-cell table:style-name="ce5" office:value-type="string">
            <text:p>CORDIC</text:p>
          </table:table-cell>
          <table:table-cell table:style-name="ce10" table:formula="of:=[.D38]" office:value-type="float" office:value="1.10719072763082">
            <text:p>1.10719073</text:p>
          </table:table-cell>
          <table:table-cell table:style-name="ce4"/>
          <table:table-cell table:style-name="ce5"/>
          <table:table-cell table:style-name="ce10"/>
          <table:table-cell table:style-name="ce4"/>
          <table:table-cell table:number-columns-repeated="2"/>
        </table:table-row>
        <table:table-row table:style-name="ro1">
          <table:table-cell office:value-type="string">
            <text:p>Err</text:p>
          </table:table-cell>
          <table:table-cell table:style-name="ce9" table:formula="of:=[.B40]-[.B41]" office:value-type="float" office:value="-0.000042009836731749">
            <text:p>-0.00004201</text:p>
          </table:table-cell>
          <table:table-cell table:style-name="ce4"/>
          <table:table-cell/>
          <table:table-cell table:style-name="ce9"/>
          <table:table-cell table:style-name="ce4"/>
          <table:table-cell table:number-columns-repeated="2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9"/>
          <table:table-cell table:style-name="ce4"/>
          <table:table-cell table:number-columns-repeated="2"/>
        </table:table-row>
        <table:table-row table:style-name="ro1">
          <table:table-cell table:style-name="ce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number-columns-repeated="2"/>
        </table:table-row>
        <table:table-row table:style-name="ro1">
          <table:table-cell table:style-name="ce4"/>
          <table:table-cell table:number-columns-repeated="2"/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" table:number-columns-repeated="2"/>
          <table:table-cell table:number-columns-repeated="5"/>
        </table:table-row>
        <table:table-row table:style-name="ro1" table:number-rows-repeated="6548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g" table:style-name="ta1" table:print="false">
        <table:table-column table:style-name="co1" table:number-columns-repeated="6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>
            <text:p>Function</text:p>
          </table:table-cell>
          <table:table-cell table:style-name="ce1" office:value-type="string">
            <text:p>mag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ode =</text:p>
          </table:table-cell>
          <table:table-cell office:value-type="string">
            <text:p>Vectoring</text:p>
          </table:table-cell>
          <table:table-cell office:value-type="string">
            <text:p>=&gt;</text:p>
          </table:table-cell>
          <table:table-cell office:value-type="string">
            <text:p>delta =</text:p>
          </table:table-cell>
          <table:table-cell office:value-type="string">
            <text:p>-sign(Yk)</text:p>
          </table:table-cell>
          <table:table-cell table:number-columns-repeated="3"/>
        </table:table-row>
        <table:table-row table:style-name="ro1">
          <table:table-cell office:value-type="string">
            <text:p>Angles =</text:p>
          </table:table-cell>
          <table:table-cell office:value-type="string">
            <text:p>Circular</text:p>
          </table:table-cell>
          <table:table-cell office:value-type="string">
            <text:p>=&gt;</text:p>
          </table:table-cell>
          <table:table-cell office:value-type="string">
            <text:p>sigma =</text:p>
          </table:table-cell>
          <table:table-cell office:value-type="string">
            <text:p>atan(2^(-k)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=&gt;</text:p>
          </table:table-cell>
          <table:table-cell table:style-name="Default" office:value-type="string">
            <text:p>mu =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=&gt;</text:p>
          </table:table-cell>
          <table:table-cell table:style-name="Default" office:value-type="string">
            <text:p>Kc =</text:p>
          </table:table-cell>
          <table:table-cell table:style-name="Default" office:value-type="string">
            <text:p>prod(cos(sigma(k)), for k = 0...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Initialization:</text:p>
          </table:table-cell>
          <table:table-cell/>
          <table:table-cell table:style-name="ce1" office:value-type="string">
            <text:p>Domain</text:p>
          </table:table-cell>
          <table:table-cell table:number-columns-repeated="5"/>
        </table:table-row>
        <table:table-row table:style-name="ro1">
          <table:table-cell office:value-type="string">
            <text:p>X(0) =</text:p>
          </table:table-cell>
          <table:table-cell table:style-name="ce6" office:value-type="string">
            <text:p>x0 * Kc</text:p>
          </table:table-cell>
          <table:table-cell office:value-type="string">
            <text:p>|x0| &lt;= 2</text:p>
          </table:table-cell>
          <table:table-cell table:number-columns-repeated="5"/>
        </table:table-row>
        <table:table-row table:style-name="ro1">
          <table:table-cell office:value-type="string">
            <text:p>Y(0) =</text:p>
          </table:table-cell>
          <table:table-cell table:style-name="ce6" office:value-type="string">
            <text:p>y0 * Kc</text:p>
          </table:table-cell>
          <table:table-cell office:value-type="string">
            <text:p>|y0| &lt;= 2</text:p>
          </table:table-cell>
          <table:table-cell table:number-columns-repeated="5"/>
        </table:table-row>
        <table:table-row table:style-name="ro1">
          <table:table-cell office:value-type="string">
            <text:p>Z(0) =</text:p>
          </table:table-cell>
          <table:table-cell table:style-name="ce14" office:value-type="float" office:value="0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Results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3" office:value-type="string">
            <text:p>X(n) =</text:p>
          </table:table-cell>
          <table:table-cell table:style-name="ce7" office:value-type="string">
            <text:p>sqrt( x0^2 + y0^2 )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3" office:value-type="string">
            <text:p>Y(n) =</text:p>
          </table:table-cell>
          <table:table-cell table:style-name="ce16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Z(n) =</text:p>
          </table:table-cell>
          <table:table-cell table:style-name="Default" office:value-type="string">
            <text:p>atan( y0/x0 )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Error Bound</text:p>
          </table:table-cell>
          <table:table-cell table:number-columns-repeated="7"/>
        </table:table-row>
        <table:table-row table:style-name="ro1">
          <table:table-cell table:style-name="ce3" office:value-type="string">
            <text:p>?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7" office:value-type="float" office:value="0.25">
            <text:p>0.25</text:p>
          </table:table-cell>
          <table:table-cell table:style-name="ce17" office:value-type="float" office:value="0.5">
            <text:p>0.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4" office:value-type="string">
            <text:p>k</text:p>
          </table:table-cell>
          <table:table-cell table:style-name="ce4" office:value-type="string">
            <text:p>X(k)</text:p>
          </table:table-cell>
          <table:table-cell table:style-name="ce4" office:value-type="string">
            <text:p>Y(k)</text:p>
          </table:table-cell>
          <table:table-cell table:style-name="ce4" office:value-type="string">
            <text:p>Z(k)</text:p>
          </table:table-cell>
          <table:table-cell table:style-name="ce4" office:value-type="string">
            <text:p>delta(k)</text:p>
          </table:table-cell>
          <table:table-cell table:style-name="ce4" office:value-type="string">
            <text:p>sigma(k)</text:p>
          </table:table-cell>
          <table:table-cell office:value-type="string">
            <text:p>cos(sigma(k))</text:p>
          </table:table-cell>
          <table:table-cell office:value-type="string">
            <text:p>Kc</text:p>
          </table:table-cell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Default" table:formula="of:=[.B20]*[.H38]" office:value-type="float" office:value="0.151813233775785">
            <text:p>0.15</text:p>
          </table:table-cell>
          <table:table-cell table:style-name="Default" table:formula="of:=[.C20]*[.H38]" office:value-type="float" office:value="0.30362646755157">
            <text:p>0.3</text:p>
          </table:table-cell>
          <table:table-cell table:style-name="Default" office:value-type="float" office:value="0">
            <text:p>0</text:p>
          </table:table-cell>
          <table:table-cell table:style-name="ce4" table:formula="of:=-SIGN([.C23])" office:value-type="float" office:value="-1">
            <text:p>-1.0000000</text:p>
          </table:table-cell>
          <table:table-cell table:style-name="ce4" table:formula="of:=ATAN(2^(-[.A23]))" office:value-type="float" office:value="0.785398163397448">
            <text:p>0.7853982</text:p>
          </table:table-cell>
          <table:table-cell table:style-name="ce15" table:formula="of:=COS([.F23])" office:value-type="float" office:value="0.707106781186548">
            <text:p>0.70710678</text:p>
          </table:table-cell>
          <table:table-cell table:style-name="ce15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4" table:formula="of:=[.B23]-[.$E$5]*[.E23]*[.C23]*2^(-[.A23])" office:value-type="float" office:value="0.455439701327355">
            <text:p>0.4554397</text:p>
          </table:table-cell>
          <table:table-cell table:style-name="ce4" table:formula="of:=[.C23]+[.E23]*[.B23]*2^(-[.A23])" office:value-type="float" office:value="0.151813233775785">
            <text:p>0.1518132</text:p>
          </table:table-cell>
          <table:table-cell table:style-name="ce4" table:formula="of:=[.D23]-[.E23]*[.F23]" office:value-type="float" office:value="0.785398163397448">
            <text:p>0.7853982</text:p>
          </table:table-cell>
          <table:table-cell table:style-name="ce4" table:formula="of:=-SIGN([.C24])" office:value-type="float" office:value="-1">
            <text:p>-1.0000000</text:p>
          </table:table-cell>
          <table:table-cell table:style-name="ce4" table:formula="of:=ATAN(2^(-[.A24]))" office:value-type="float" office:value="0.463647609000806">
            <text:p>0.4636476</text:p>
          </table:table-cell>
          <table:table-cell table:style-name="ce15" table:formula="of:=COS([.F24])" office:value-type="float" office:value="0.894427190999916">
            <text:p>0.89442719</text:p>
          </table:table-cell>
          <table:table-cell table:style-name="ce15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4" table:formula="of:=[.B24]-[.$E$5]*[.E24]*[.C24]*2^(-[.A24])" office:value-type="float" office:value="0.531346318215247">
            <text:p>0.5313463</text:p>
          </table:table-cell>
          <table:table-cell table:style-name="ce4" table:formula="of:=[.C24]+[.E24]*[.B24]*2^(-[.A24])" office:value-type="float" office:value="-0.0759066168878924">
            <text:p>-0.0759066</text:p>
          </table:table-cell>
          <table:table-cell table:style-name="ce4" table:formula="of:=[.D24]-[.E24]*[.F24]" office:value-type="float" office:value="1.24904577239825">
            <text:p>1.2490458</text:p>
          </table:table-cell>
          <table:table-cell table:style-name="ce4" table:formula="of:=-SIGN([.C25])" office:value-type="float" office:value="1">
            <text:p>1.0000000</text:p>
          </table:table-cell>
          <table:table-cell table:style-name="ce4" table:formula="of:=ATAN(2^(-[.A25]))" office:value-type="float" office:value="0.244978663126864">
            <text:p>0.2449787</text:p>
          </table:table-cell>
          <table:table-cell table:style-name="ce15" table:formula="of:=COS([.F25])" office:value-type="float" office:value="0.970142500145332">
            <text:p>0.97014250</text:p>
          </table:table-cell>
          <table:table-cell table:style-name="ce15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4" table:formula="of:=[.B25]-[.$E$5]*[.E25]*[.C25]*2^(-[.A25])" office:value-type="float" office:value="0.55032297243722">
            <text:p>0.5503230</text:p>
          </table:table-cell>
          <table:table-cell table:style-name="ce4" table:formula="of:=[.C25]+[.E25]*[.B25]*2^(-[.A25])" office:value-type="float" office:value="0.0569299626659193">
            <text:p>0.0569300</text:p>
          </table:table-cell>
          <table:table-cell table:style-name="ce4" table:formula="of:=[.D25]-[.E25]*[.F25]" office:value-type="float" office:value="1.00406710927139">
            <text:p>1.0040671</text:p>
          </table:table-cell>
          <table:table-cell table:style-name="ce4" table:formula="of:=-SIGN([.C26])" office:value-type="float" office:value="-1">
            <text:p>-1.0000000</text:p>
          </table:table-cell>
          <table:table-cell table:style-name="ce4" table:formula="of:=ATAN(2^(-[.A26]))" office:value-type="float" office:value="0.124354994546761">
            <text:p>0.1243550</text:p>
          </table:table-cell>
          <table:table-cell table:style-name="ce15" table:formula="of:=COS([.F26])" office:value-type="float" office:value="0.992277876713668">
            <text:p>0.99227788</text:p>
          </table:table-cell>
          <table:table-cell table:style-name="ce15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4" table:formula="of:=[.B26]-[.$E$5]*[.E26]*[.C26]*2^(-[.A26])" office:value-type="float" office:value="0.55743921777046">
            <text:p>0.5574392</text:p>
          </table:table-cell>
          <table:table-cell table:style-name="ce4" table:formula="of:=[.C26]+[.E26]*[.B26]*2^(-[.A26])" office:value-type="float" office:value="-0.0118604088887332">
            <text:p>-0.0118604</text:p>
          </table:table-cell>
          <table:table-cell table:style-name="ce4" table:formula="of:=[.D26]-[.E26]*[.F26]" office:value-type="float" office:value="1.12842210381815">
            <text:p>1.1284221</text:p>
          </table:table-cell>
          <table:table-cell table:style-name="ce4" table:formula="of:=-SIGN([.C27])" office:value-type="float" office:value="1">
            <text:p>1.0000000</text:p>
          </table:table-cell>
          <table:table-cell table:style-name="ce4" table:formula="of:=ATAN(2^(-[.A27]))" office:value-type="float" office:value="0.0624188099959574">
            <text:p>0.0624188</text:p>
          </table:table-cell>
          <table:table-cell table:style-name="ce15" table:formula="of:=COS([.F27])" office:value-type="float" office:value="0.998052578482888">
            <text:p>0.99805258</text:p>
          </table:table-cell>
          <table:table-cell table:style-name="ce15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4" table:formula="of:=[.B27]-[.$E$5]*[.E27]*[.C27]*2^(-[.A27])" office:value-type="float" office:value="0.558180493326006">
            <text:p>0.5581805</text:p>
          </table:table-cell>
          <table:table-cell table:style-name="ce4" table:formula="of:=[.C27]+[.E27]*[.B27]*2^(-[.A27])" office:value-type="float" office:value="0.0229795422219206">
            <text:p>0.0229795</text:p>
          </table:table-cell>
          <table:table-cell table:style-name="ce4" table:formula="of:=[.D27]-[.E27]*[.F27]" office:value-type="float" office:value="1.06600329382219">
            <text:p>1.0660033</text:p>
          </table:table-cell>
          <table:table-cell table:style-name="ce4" table:formula="of:=-SIGN([.C28])" office:value-type="float" office:value="-1">
            <text:p>-1.0000000</text:p>
          </table:table-cell>
          <table:table-cell table:style-name="ce4" table:formula="of:=ATAN(2^(-[.A28]))" office:value-type="float" office:value="0.0312398334302683">
            <text:p>0.0312398</text:p>
          </table:table-cell>
          <table:table-cell table:style-name="ce15" table:formula="of:=COS([.F28])" office:value-type="float" office:value="0.999512076087079">
            <text:p>0.99951208</text:p>
          </table:table-cell>
          <table:table-cell table:style-name="ce15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4" table:formula="of:=[.B28]-[.$E$5]*[.E28]*[.C28]*2^(-[.A28])" office:value-type="float" office:value="0.558898604020441">
            <text:p>0.5588986</text:p>
          </table:table-cell>
          <table:table-cell table:style-name="ce4" table:formula="of:=[.C28]+[.E28]*[.B28]*2^(-[.A28])" office:value-type="float" office:value="0.00553640180548287">
            <text:p>0.0055364</text:p>
          </table:table-cell>
          <table:table-cell table:style-name="ce4" table:formula="of:=[.D28]-[.E28]*[.F28]" office:value-type="float" office:value="1.09724312725246">
            <text:p>1.0972431</text:p>
          </table:table-cell>
          <table:table-cell table:style-name="ce4" table:formula="of:=-SIGN([.C29])" office:value-type="float" office:value="-1">
            <text:p>-1.0000000</text:p>
          </table:table-cell>
          <table:table-cell table:style-name="ce4" table:formula="of:=ATAN(2^(-[.A29]))" office:value-type="float" office:value="0.0156237286204768">
            <text:p>0.0156237</text:p>
          </table:table-cell>
          <table:table-cell table:style-name="ce15" table:formula="of:=COS([.F29])" office:value-type="float" office:value="0.999877952034695">
            <text:p>0.99987795</text:p>
          </table:table-cell>
          <table:table-cell table:style-name="ce15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4" table:formula="of:=[.B29]-[.$E$5]*[.E29]*[.C29]*2^(-[.A29])" office:value-type="float" office:value="0.558985110298652">
            <text:p>0.5589851</text:p>
          </table:table-cell>
          <table:table-cell table:style-name="ce4" table:formula="of:=[.C29]+[.E29]*[.B29]*2^(-[.A29])" office:value-type="float" office:value="-0.00319638888233652">
            <text:p>-0.0031964</text:p>
          </table:table-cell>
          <table:table-cell table:style-name="ce4" table:formula="of:=[.D29]-[.E29]*[.F29]" office:value-type="float" office:value="1.11286685587294">
            <text:p>1.1128669</text:p>
          </table:table-cell>
          <table:table-cell table:style-name="ce4" table:formula="of:=-SIGN([.C30])" office:value-type="float" office:value="1">
            <text:p>1.0000000</text:p>
          </table:table-cell>
          <table:table-cell table:style-name="ce4" table:formula="of:=ATAN(2^(-[.A30]))" office:value-type="float" office:value="0.00781234106010111">
            <text:p>0.0078123</text:p>
          </table:table-cell>
          <table:table-cell table:style-name="ce15" table:formula="of:=COS([.F30])" office:value-type="float" office:value="0.999969483818788">
            <text:p>0.99996948</text:p>
          </table:table-cell>
          <table:table-cell table:style-name="ce15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4" table:formula="of:=[.B30]-[.$E$5]*[.E30]*[.C30]*2^(-[.A30])" office:value-type="float" office:value="0.559010082086795">
            <text:p>0.5590101</text:p>
          </table:table-cell>
          <table:table-cell table:style-name="ce4" table:formula="of:=[.C30]+[.E30]*[.B30]*2^(-[.A30])" office:value-type="float" office:value="0.0011706822918717">
            <text:p>0.0011707</text:p>
          </table:table-cell>
          <table:table-cell table:style-name="ce4" table:formula="of:=[.D30]-[.E30]*[.F30]" office:value-type="float" office:value="1.10505451481284">
            <text:p>1.1050545</text:p>
          </table:table-cell>
          <table:table-cell table:style-name="ce4" table:formula="of:=-SIGN([.C31])" office:value-type="float" office:value="-1">
            <text:p>-1.0000000</text:p>
          </table:table-cell>
          <table:table-cell table:style-name="ce4" table:formula="of:=ATAN(2^(-[.A31]))" office:value-type="float" office:value="0.00390623013196697">
            <text:p>0.0039062</text:p>
          </table:table-cell>
          <table:table-cell table:style-name="ce15" table:formula="of:=COS([.F31])" office:value-type="float" office:value="0.999992370692779">
            <text:p>0.99999237</text:p>
          </table:table-cell>
          <table:table-cell table:style-name="ce15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4" table:formula="of:=[.B31]-[.$E$5]*[.E31]*[.C31]*2^(-[.A31])" office:value-type="float" office:value="0.559014655064498">
            <text:p>0.5590147</text:p>
          </table:table-cell>
          <table:table-cell table:style-name="ce4" table:formula="of:=[.C31]+[.E31]*[.B31]*2^(-[.A31])" office:value-type="float" office:value="-0.00101295084127985">
            <text:p>-0.0010130</text:p>
          </table:table-cell>
          <table:table-cell table:style-name="ce4" table:formula="of:=[.D31]-[.E31]*[.F31]" office:value-type="float" office:value="1.10896074494481">
            <text:p>1.1089607</text:p>
          </table:table-cell>
          <table:table-cell table:style-name="ce4" table:formula="of:=-SIGN([.C32])" office:value-type="float" office:value="1">
            <text:p>1.0000000</text:p>
          </table:table-cell>
          <table:table-cell table:style-name="ce4" table:formula="of:=ATAN(2^(-[.A32]))" office:value-type="float" office:value="0.00195312251647882">
            <text:p>0.0019531</text:p>
          </table:table-cell>
          <table:table-cell table:style-name="ce15" table:formula="of:=COS([.F32])" office:value-type="float" office:value="0.999998092656824">
            <text:p>0.99999809</text:p>
          </table:table-cell>
          <table:table-cell table:style-name="ce15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4" table:formula="of:=[.B32]-[.$E$5]*[.E32]*[.C32]*2^(-[.A32])" office:value-type="float" office:value="0.559016633484109">
            <text:p>0.5590166</text:p>
          </table:table-cell>
          <table:table-cell table:style-name="ce4" table:formula="of:=[.C32]+[.E32]*[.B32]*2^(-[.A32])" office:value-type="float" office:value="0.0000788746568930012">
            <text:p>0.0000789</text:p>
          </table:table-cell>
          <table:table-cell table:style-name="ce4" table:formula="of:=[.D32]-[.E32]*[.F32]" office:value-type="float" office:value="1.10700762242833">
            <text:p>1.1070076</text:p>
          </table:table-cell>
          <table:table-cell table:style-name="ce4" table:formula="of:=-SIGN([.C33])" office:value-type="float" office:value="-1">
            <text:p>-1.0000000</text:p>
          </table:table-cell>
          <table:table-cell table:style-name="ce4" table:formula="of:=ATAN(2^(-[.A33]))" office:value-type="float" office:value="0.000976562189559319">
            <text:p>0.0009766</text:p>
          </table:table-cell>
          <table:table-cell table:style-name="ce15" table:formula="of:=COS([.F33])" office:value-type="float" office:value="0.999999523163183">
            <text:p>0.99999952</text:p>
          </table:table-cell>
          <table:table-cell table:style-name="ce15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4" table:formula="of:=[.B33]-[.$E$5]*[.E33]*[.C33]*2^(-[.A33])" office:value-type="float" office:value="0.559016710510142">
            <text:p>0.5590167</text:p>
          </table:table-cell>
          <table:table-cell table:style-name="ce4" table:formula="of:=[.C33]+[.E33]*[.B33]*2^(-[.A33])" office:value-type="float" office:value="-0.000467040024243824">
            <text:p>-0.0004670</text:p>
          </table:table-cell>
          <table:table-cell table:style-name="ce4" table:formula="of:=[.D33]-[.E33]*[.F33]" office:value-type="float" office:value="1.10798418461789">
            <text:p>1.1079842</text:p>
          </table:table-cell>
          <table:table-cell table:style-name="ce4" table:formula="of:=-SIGN([.C34])" office:value-type="float" office:value="1">
            <text:p>1.0000000</text:p>
          </table:table-cell>
          <table:table-cell table:style-name="ce4" table:formula="of:=ATAN(2^(-[.A34]))" office:value-type="float" office:value="0.000488281211194898">
            <text:p>0.0004883</text:p>
          </table:table-cell>
          <table:table-cell table:style-name="ce15" table:formula="of:=COS([.F34])" office:value-type="float" office:value="0.999999880790732">
            <text:p>0.99999988</text:p>
          </table:table-cell>
          <table:table-cell table:style-name="ce15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4" table:formula="of:=[.B34]-[.$E$5]*[.E34]*[.C34]*2^(-[.A34])" office:value-type="float" office:value="0.559016938557028">
            <text:p>0.5590169</text:p>
          </table:table-cell>
          <table:table-cell table:style-name="ce4" table:formula="of:=[.C34]+[.E34]*[.B34]*2^(-[.A34])" office:value-type="float" office:value="-0.000194082646065044">
            <text:p>-0.0001941</text:p>
          </table:table-cell>
          <table:table-cell table:style-name="ce4" table:formula="of:=[.D34]-[.E34]*[.F34]" office:value-type="float" office:value="1.10749590340669">
            <text:p>1.1074959</text:p>
          </table:table-cell>
          <table:table-cell table:style-name="ce4" table:formula="of:=-SIGN([.C35])" office:value-type="float" office:value="1">
            <text:p>1.0000000</text:p>
          </table:table-cell>
          <table:table-cell table:style-name="ce4" table:formula="of:=ATAN(2^(-[.A35]))" office:value-type="float" office:value="0.000244140620149362">
            <text:p>0.0002441</text:p>
          </table:table-cell>
          <table:table-cell table:style-name="ce15" table:formula="of:=COS([.F35])" office:value-type="float" office:value="0.999999970197679">
            <text:p>0.99999997</text:p>
          </table:table-cell>
          <table:table-cell table:style-name="ce15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4" table:formula="of:=[.B35]-[.$E$5]*[.E35]*[.C35]*2^(-[.A35])" office:value-type="float" office:value="0.559016985940487">
            <text:p>0.5590170</text:p>
          </table:table-cell>
          <table:table-cell table:style-name="ce4" table:formula="of:=[.C35]+[.E35]*[.B35]*2^(-[.A35])" office:value-type="float" office:value="-0.0000576039013001449">
            <text:p>-0.0000576</text:p>
          </table:table-cell>
          <table:table-cell table:style-name="ce4" table:formula="of:=[.D35]-[.E35]*[.F35]" office:value-type="float" office:value="1.10725176278654">
            <text:p>1.1072518</text:p>
          </table:table-cell>
          <table:table-cell table:style-name="ce4" table:formula="of:=-SIGN([.C36])" office:value-type="float" office:value="1">
            <text:p>1.0000000</text:p>
          </table:table-cell>
          <table:table-cell table:style-name="ce4" table:formula="of:=ATAN(2^(-[.A36]))" office:value-type="float" office:value="0.00012207031189367">
            <text:p>0.0001221</text:p>
          </table:table-cell>
          <table:table-cell table:style-name="ce15" table:formula="of:=COS([.F36])" office:value-type="float" office:value="0.999999992549419">
            <text:p>0.99999999</text:p>
          </table:table-cell>
          <table:table-cell table:style-name="ce15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4" table:formula="of:=[.B36]-[.$E$5]*[.E36]*[.C36]*2^(-[.A36])" office:value-type="float" office:value="0.559016992972213">
            <text:p>0.5590170</text:p>
          </table:table-cell>
          <table:table-cell table:style-name="ce4" table:formula="of:=[.C36]+[.E36]*[.B36]*2^(-[.A36])" office:value-type="float" office:value="0.0000106354768664185">
            <text:p>0.0000106</text:p>
          </table:table-cell>
          <table:table-cell table:style-name="ce4" table:formula="of:=[.D36]-[.E36]*[.F36]" office:value-type="float" office:value="1.10712969247465">
            <text:p>1.1071297</text:p>
          </table:table-cell>
          <table:table-cell table:style-name="ce4" table:formula="of:=-SIGN([.C37])" office:value-type="float" office:value="-1">
            <text:p>-1.0000000</text:p>
          </table:table-cell>
          <table:table-cell table:style-name="ce4" table:formula="of:=ATAN(2^(-[.A37]))" office:value-type="float" office:value="0.0000610351561742088">
            <text:p>0.0000610</text:p>
          </table:table-cell>
          <table:table-cell table:style-name="ce15" table:formula="of:=COS([.F37])" office:value-type="float" office:value="0.999999998137355">
            <text:p>1.00000000</text:p>
          </table:table-cell>
          <table:table-cell table:style-name="ce15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4" table:formula="of:=[.B37]-[.$E$5]*[.E37]*[.C37]*2^(-[.A37])" office:value-type="float" office:value="0.559016993621351">
            <text:p>0.5590170</text:p>
          </table:table-cell>
          <table:table-cell table:style-name="ce4" table:formula="of:=[.C37]+[.E37]*[.B37]*2^(-[.A37])" office:value-type="float" office:value="-0.0000234842126460457">
            <text:p>-0.0000235</text:p>
          </table:table-cell>
          <table:table-cell table:style-name="ce4" table:formula="of:=[.D37]-[.E37]*[.F37]" office:value-type="float" office:value="1.10719072763082">
            <text:p>1.1071907</text:p>
          </table:table-cell>
          <table:table-cell table:style-name="ce4" table:formula="of:=-SIGN([.C38])" office:value-type="float" office:value="1">
            <text:p>1.0000000</text:p>
          </table:table-cell>
          <table:table-cell table:style-name="ce4" table:formula="of:=ATAN(2^(-[.A38]))" office:value-type="float" office:value="0.0000305175781155261">
            <text:p>0.0000305</text:p>
          </table:table-cell>
          <table:table-cell table:style-name="ce15" table:formula="of:=COS([.F38])" office:value-type="float" office:value="0.999999999534339">
            <text:p>1.00000000</text:p>
          </table:table-cell>
          <table:table-cell table:style-name="ce15" table:formula="of:=PRODUCT([.G23:.G38])" office:value-type="float" office:value="0.607252935103139">
            <text:p>0.60725294</text:p>
          </table:table-cell>
        </table:table-row>
        <table:table-row table:style-name="ro1">
          <table:table-cell table:style-name="ce5"/>
          <table:table-cell table:style-name="ce4" table:number-columns-repeated="5"/>
          <table:table-cell table:number-columns-repeated="2"/>
        </table:table-row>
        <table:table-row table:style-name="ro1">
          <table:table-cell table:style-name="ce5" office:value-type="string">
            <text:p>Ideal</text:p>
          </table:table-cell>
          <table:table-cell table:style-name="ce9" table:formula="of:=SQRT([.B20]^2+[.C20]^2)" office:value-type="float" office:value="0.559016994374947">
            <text:p>0.55901699</text:p>
          </table:table-cell>
          <table:table-cell table:style-name="ce4"/>
          <table:table-cell table:style-name="ce5"/>
          <table:table-cell table:style-name="ce9"/>
          <table:table-cell table:style-name="ce4"/>
          <table:table-cell table:number-columns-repeated="2"/>
        </table:table-row>
        <table:table-row table:style-name="ro1">
          <table:table-cell table:style-name="ce5" office:value-type="string">
            <text:p>CORDIC</text:p>
          </table:table-cell>
          <table:table-cell table:style-name="ce10" table:formula="of:=[.B38]" office:value-type="float" office:value="0.559016993621351">
            <text:p>0.55901699</text:p>
          </table:table-cell>
          <table:table-cell table:style-name="ce4"/>
          <table:table-cell table:style-name="ce5"/>
          <table:table-cell table:style-name="ce10"/>
          <table:table-cell table:style-name="ce4"/>
          <table:table-cell table:number-columns-repeated="2"/>
        </table:table-row>
        <table:table-row table:style-name="ro1">
          <table:table-cell office:value-type="string">
            <text:p>Err</text:p>
          </table:table-cell>
          <table:table-cell table:style-name="ce9" table:formula="of:=[.B40]-[.B41]" office:value-type="float" office:value="0.000000000753596407498947">
            <text:p>0.00000000</text:p>
          </table:table-cell>
          <table:table-cell table:style-name="ce4"/>
          <table:table-cell/>
          <table:table-cell table:style-name="ce9"/>
          <table:table-cell table:style-name="ce4"/>
          <table:table-cell table:number-columns-repeated="2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9"/>
          <table:table-cell table:style-name="ce4"/>
          <table:table-cell table:number-columns-repeated="2"/>
        </table:table-row>
        <table:table-row table:style-name="ro1">
          <table:table-cell table:style-name="ce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number-columns-repeated="2"/>
        </table:table-row>
        <table:table-row table:style-name="ro1">
          <table:table-cell table:style-name="ce4"/>
          <table:table-cell table:number-columns-repeated="2"/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" table:number-columns-repeated="2"/>
          <table:table-cell table:number-columns-repeated="5"/>
        </table:table-row>
        <table:table-row table:style-name="ro1" table:number-rows-repeated="6548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sh,sinh,exp" table:style-name="ta1" table:print="false">
        <table:table-column table:style-name="co1" table:number-columns-repeated="6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>
            <text:p>Function</text:p>
          </table:table-cell>
          <table:table-cell table:style-name="ce1" office:value-type="string">
            <text:p>Cosh, Sinh, exp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ode =</text:p>
          </table:table-cell>
          <table:table-cell office:value-type="string">
            <text:p>Rotation</text:p>
          </table:table-cell>
          <table:table-cell office:value-type="string">
            <text:p>=&gt;</text:p>
          </table:table-cell>
          <table:table-cell office:value-type="string">
            <text:p>delta =</text:p>
          </table:table-cell>
          <table:table-cell office:value-type="string">
            <text:p>sign(Zk)</text:p>
          </table:table-cell>
          <table:table-cell table:number-columns-repeated="3"/>
        </table:table-row>
        <table:table-row table:style-name="ro1">
          <table:table-cell office:value-type="string">
            <text:p>Angles =</text:p>
          </table:table-cell>
          <table:table-cell office:value-type="string">
            <text:p>Hyperbolic</text:p>
          </table:table-cell>
          <table:table-cell office:value-type="string">
            <text:p>=&gt;</text:p>
          </table:table-cell>
          <table:table-cell office:value-type="string">
            <text:p>sigma =</text:p>
          </table:table-cell>
          <table:table-cell office:value-type="string">
            <text:p>atanh(2^(-k)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=&gt;</text:p>
          </table:table-cell>
          <table:table-cell table:style-name="Default" office:value-type="string">
            <text:p>mu =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=&gt;</text:p>
          </table:table-cell>
          <table:table-cell table:style-name="Default" office:value-type="string">
            <text:p>Kh =</text:p>
          </table:table-cell>
          <table:table-cell table:style-name="Default" office:value-type="string">
            <text:p>prod(cosh(sigma(k)), for k = 1...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Initialization:</text:p>
          </table:table-cell>
          <table:table-cell/>
          <table:table-cell table:style-name="ce1" office:value-type="string">
            <text:p>Domain</text:p>
          </table:table-cell>
          <table:table-cell table:number-columns-repeated="5"/>
        </table:table-row>
        <table:table-row table:style-name="ro1">
          <table:table-cell office:value-type="string">
            <text:p>X(1) =</text:p>
          </table:table-cell>
          <table:table-cell table:style-name="ce14" office:value-type="string">
            <text:p>Kh</text:p>
          </table:table-cell>
          <table:table-cell office:value-type="string">
            <text:p>|x1| &lt;= 1.7</text:p>
          </table:table-cell>
          <table:table-cell table:number-columns-repeated="5"/>
        </table:table-row>
        <table:table-row table:style-name="ro1">
          <table:table-cell office:value-type="string">
            <text:p>Y(1) =</text:p>
          </table:table-cell>
          <table:table-cell table:style-name="ce1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Z(1) =</text:p>
          </table:table-cell>
          <table:table-cell table:style-name="ce19" office:value-type="string">
            <text:p>z1</text:p>
          </table:table-cell>
          <table:table-cell office:value-type="string">
            <text:p>|z1| &lt;= 1.7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Results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3" office:value-type="string">
            <text:p>X(n) =</text:p>
          </table:table-cell>
          <table:table-cell table:style-name="ce7" office:value-type="string">
            <text:p>cosh( z1 )</text:p>
          </table:table-cell>
          <table:table-cell table:number-columns-repeated="6"/>
        </table:table-row>
        <table:table-row table:style-name="ro1">
          <table:table-cell table:style-name="ce3" office:value-type="string">
            <text:p>Y(n) =</text:p>
          </table:table-cell>
          <table:table-cell table:style-name="ce7" office:value-type="string">
            <text:p>sinh( z1 )</text:p>
          </table:table-cell>
          <table:table-cell table:number-columns-repeated="6"/>
        </table:table-row>
        <table:table-row table:style-name="ro1">
          <table:table-cell table:style-name="ce3" office:value-type="string">
            <text:p>Z(n) =</text:p>
          </table:table-cell>
          <table:table-cell table:style-name="ce3" office:value-type="string">
            <text:p>?</text:p>
          </table:table-cell>
          <table:table-cell office:value-type="string">
            <text:p>X(n) + Y(n)</text:p>
          </table:table-cell>
          <table:table-cell table:style-name="ce20" office:value-type="string">
            <text:p>exp( z1 )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Error Bound</text:p>
          </table:table-cell>
          <table:table-cell table:number-columns-repeated="7"/>
        </table:table-row>
        <table:table-row table:style-name="ro1">
          <table:table-cell table:style-name="ce3" office:value-type="string">
            <text:p>?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4" office:value-type="string">
            <text:p>k</text:p>
          </table:table-cell>
          <table:table-cell table:style-name="ce4" office:value-type="string">
            <text:p>X(k)</text:p>
          </table:table-cell>
          <table:table-cell table:style-name="ce4" office:value-type="string">
            <text:p>Y(k)</text:p>
          </table:table-cell>
          <table:table-cell table:style-name="ce4" office:value-type="string">
            <text:p>Z(k)</text:p>
          </table:table-cell>
          <table:table-cell table:style-name="ce4" office:value-type="string">
            <text:p>delta(k)</text:p>
          </table:table-cell>
          <table:table-cell table:style-name="ce4" office:value-type="string">
            <text:p>sigma(k)</text:p>
          </table:table-cell>
          <table:table-cell table:style-name="ce21" office:value-type="string">
            <text:p>cosh(sigma(k))</text:p>
          </table:table-cell>
          <table:table-cell office:value-type="string">
            <text:p>Kc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8" table:formula="of:=[.H38]" office:value-type="float" office:value="1.20513635601466">
            <text:p>1.2051364</text:p>
          </table:table-cell>
          <table:table-cell table:style-name="ce8" office:value-type="float" office:value="0">
            <text:p>0.0000000</text:p>
          </table:table-cell>
          <table:table-cell table:style-name="ce8" office:value-type="float" office:value="0.5">
            <text:p>0.5000000</text:p>
          </table:table-cell>
          <table:table-cell table:style-name="ce4" table:formula="of:=SIGN([.D23])" office:value-type="float" office:value="1">
            <text:p>1.0000000</text:p>
          </table:table-cell>
          <table:table-cell table:style-name="ce4" table:formula="of:=ATANH(2^(-[.A23]))" office:value-type="float" office:value="0.549306144334055">
            <text:p>0.5493061</text:p>
          </table:table-cell>
          <table:table-cell table:style-name="ce15" table:formula="of:=COSH([.F23])" office:value-type="float" office:value="1.15470053837925">
            <text:p>1.15470054</text:p>
          </table:table-cell>
          <table:table-cell table:style-name="ce15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4" table:formula="of:=[.B23]-[.$E$5]*[.E23]*[.C23]*2^(-[.A23])" office:value-type="float" office:value="1.20513635601466">
            <text:p>1.2051364</text:p>
          </table:table-cell>
          <table:table-cell table:style-name="ce4" table:formula="of:=[.C23]+[.E23]*[.B23]*2^(-[.A23])" office:value-type="float" office:value="0.602568178007329">
            <text:p>0.6025682</text:p>
          </table:table-cell>
          <table:table-cell table:style-name="ce4" table:formula="of:=[.D23]-[.E23]*[.F23]" office:value-type="float" office:value="-0.0493061443340549">
            <text:p>-0.0493061</text:p>
          </table:table-cell>
          <table:table-cell table:style-name="ce4" table:formula="of:=SIGN([.D24])" office:value-type="float" office:value="-1">
            <text:p>-1.0000000</text:p>
          </table:table-cell>
          <table:table-cell table:style-name="ce4" table:formula="of:=ATANH(2^(-[.A24]))" office:value-type="float" office:value="0.255412811882995">
            <text:p>0.2554128</text:p>
          </table:table-cell>
          <table:table-cell table:style-name="ce15" table:formula="of:=COSH([.F24])" office:value-type="float" office:value="1.03279555898864">
            <text:p>1.03279556</text:p>
          </table:table-cell>
          <table:table-cell table:style-name="ce15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4" table:formula="of:=[.B24]-[.$E$5]*[.E24]*[.C24]*2^(-[.A24])" office:value-type="float" office:value="1.05449431151283">
            <text:p>1.0544943</text:p>
          </table:table-cell>
          <table:table-cell table:style-name="ce4" table:formula="of:=[.C24]+[.E24]*[.B24]*2^(-[.A24])" office:value-type="float" office:value="0.301284089003664">
            <text:p>0.3012841</text:p>
          </table:table-cell>
          <table:table-cell table:style-name="ce4" table:formula="of:=[.D24]-[.E24]*[.F24]" office:value-type="float" office:value="0.20610666754894">
            <text:p>0.2061067</text:p>
          </table:table-cell>
          <table:table-cell table:style-name="ce4" table:formula="of:=SIGN([.D25])" office:value-type="float" office:value="1">
            <text:p>1.0000000</text:p>
          </table:table-cell>
          <table:table-cell table:style-name="ce4" table:formula="of:=ATANH(2^(-[.A25]))" office:value-type="float" office:value="0.125657214140453">
            <text:p>0.1256572</text:p>
          </table:table-cell>
          <table:table-cell table:style-name="ce15" table:formula="of:=COSH([.F25])" office:value-type="float" office:value="1.00790526135794">
            <text:p>1.00790526</text:p>
          </table:table-cell>
          <table:table-cell table:style-name="ce15"/>
        </table:table-row>
        <table:table-row table:style-name="ro1">
          <table:table-cell table:style-name="ce18" office:value-type="float" office:value="4">
            <text:p>4</text:p>
          </table:table-cell>
          <table:table-cell table:style-name="ce4" table:formula="of:=[.B25]-[.$E$5]*[.E25]*[.C25]*2^(-[.A25])" office:value-type="float" office:value="1.09215482263828">
            <text:p>1.0921548</text:p>
          </table:table-cell>
          <table:table-cell table:style-name="ce4" table:formula="of:=[.C25]+[.E25]*[.B25]*2^(-[.A25])" office:value-type="float" office:value="0.433095877942768">
            <text:p>0.4330959</text:p>
          </table:table-cell>
          <table:table-cell table:style-name="ce4" table:formula="of:=[.D25]-[.E25]*[.F25]" office:value-type="float" office:value="0.0804494534084874">
            <text:p>0.0804495</text:p>
          </table:table-cell>
          <table:table-cell table:style-name="ce4" table:formula="of:=SIGN([.D26])" office:value-type="float" office:value="1">
            <text:p>1.0000000</text:p>
          </table:table-cell>
          <table:table-cell table:style-name="ce4" table:formula="of:=ATANH(2^(-[.A26]))" office:value-type="float" office:value="0.062581571477003">
            <text:p>0.0625816</text:p>
          </table:table-cell>
          <table:table-cell table:style-name="ce15" table:formula="of:=COSH([.F26])" office:value-type="float" office:value="1.00195886573624">
            <text:p>1.00195887</text:p>
          </table:table-cell>
          <table:table-cell table:style-name="ce15"/>
        </table:table-row>
        <table:table-row table:style-name="ro1">
          <table:table-cell table:style-name="ce18" office:value-type="float" office:value="4">
            <text:p>4</text:p>
          </table:table-cell>
          <table:table-cell table:style-name="ce4" table:formula="of:=[.B26]-[.$E$5]*[.E26]*[.C26]*2^(-[.A26])" office:value-type="float" office:value="1.11922331500971">
            <text:p>1.1192233</text:p>
          </table:table-cell>
          <table:table-cell table:style-name="ce4" table:formula="of:=[.C26]+[.E26]*[.B26]*2^(-[.A26])" office:value-type="float" office:value="0.50135555435766">
            <text:p>0.5013556</text:p>
          </table:table-cell>
          <table:table-cell table:style-name="ce4" table:formula="of:=[.D26]-[.E26]*[.F26]" office:value-type="float" office:value="0.0178678819314844">
            <text:p>0.0178679</text:p>
          </table:table-cell>
          <table:table-cell table:style-name="ce4" table:formula="of:=SIGN([.D27])" office:value-type="float" office:value="1">
            <text:p>1.0000000</text:p>
          </table:table-cell>
          <table:table-cell table:style-name="ce4" table:formula="of:=ATANH(2^(-[.A27]))" office:value-type="float" office:value="0.062581571477003">
            <text:p>0.0625816</text:p>
          </table:table-cell>
          <table:table-cell table:style-name="ce15" table:formula="of:=COSH([.F27])" office:value-type="float" office:value="1.00195886573624">
            <text:p>1.00195887</text:p>
          </table:table-cell>
          <table:table-cell table:style-name="ce15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4" table:formula="of:=[.B27]-[.$E$5]*[.E27]*[.C27]*2^(-[.A27])" office:value-type="float" office:value="1.15055803715706">
            <text:p>1.1505580</text:p>
          </table:table-cell>
          <table:table-cell table:style-name="ce4" table:formula="of:=[.C27]+[.E27]*[.B27]*2^(-[.A27])" office:value-type="float" office:value="0.571307011545767">
            <text:p>0.5713070</text:p>
          </table:table-cell>
          <table:table-cell table:style-name="ce4" table:formula="of:=[.D27]-[.E27]*[.F27]" office:value-type="float" office:value="-0.0447136895455186">
            <text:p>-0.0447137</text:p>
          </table:table-cell>
          <table:table-cell table:style-name="ce4" table:formula="of:=SIGN([.D28])" office:value-type="float" office:value="-1">
            <text:p>-1.0000000</text:p>
          </table:table-cell>
          <table:table-cell table:style-name="ce4" table:formula="of:=ATANH(2^(-[.A28]))" office:value-type="float" office:value="0.031260178490667">
            <text:p>0.0312602</text:p>
          </table:table-cell>
          <table:table-cell table:style-name="ce15" table:formula="of:=COSH([.F28])" office:value-type="float" office:value="1.00048863916916">
            <text:p>1.00048864</text:p>
          </table:table-cell>
          <table:table-cell table:style-name="ce15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4" table:formula="of:=[.B28]-[.$E$5]*[.E28]*[.C28]*2^(-[.A28])" office:value-type="float" office:value="1.13270469304626">
            <text:p>1.1327047</text:p>
          </table:table-cell>
          <table:table-cell table:style-name="ce4" table:formula="of:=[.C28]+[.E28]*[.B28]*2^(-[.A28])" office:value-type="float" office:value="0.535352072884609">
            <text:p>0.5353521</text:p>
          </table:table-cell>
          <table:table-cell table:style-name="ce4" table:formula="of:=[.D28]-[.E28]*[.F28]" office:value-type="float" office:value="-0.0134535110548516">
            <text:p>-0.0134535</text:p>
          </table:table-cell>
          <table:table-cell table:style-name="ce4" table:formula="of:=SIGN([.D29])" office:value-type="float" office:value="-1">
            <text:p>-1.0000000</text:p>
          </table:table-cell>
          <table:table-cell table:style-name="ce4" table:formula="of:=ATANH(2^(-[.A29]))" office:value-type="float" office:value="0.0156262717520522">
            <text:p>0.0156263</text:p>
          </table:table-cell>
          <table:table-cell table:style-name="ce15" table:formula="of:=COSH([.F29])" office:value-type="float" office:value="1.00012209266879">
            <text:p>1.00012209</text:p>
          </table:table-cell>
          <table:table-cell table:style-name="ce15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4" table:formula="of:=[.B29]-[.$E$5]*[.E29]*[.C29]*2^(-[.A29])" office:value-type="float" office:value="1.12433981690743">
            <text:p>1.1243398</text:p>
          </table:table-cell>
          <table:table-cell table:style-name="ce4" table:formula="of:=[.C29]+[.E29]*[.B29]*2^(-[.A29])" office:value-type="float" office:value="0.517653562055761">
            <text:p>0.5176536</text:p>
          </table:table-cell>
          <table:table-cell table:style-name="ce4" table:formula="of:=[.D29]-[.E29]*[.F29]" office:value-type="float" office:value="0.0021727606972006">
            <text:p>0.0021728</text:p>
          </table:table-cell>
          <table:table-cell table:style-name="ce4" table:formula="of:=SIGN([.D30])" office:value-type="float" office:value="1">
            <text:p>1.0000000</text:p>
          </table:table-cell>
          <table:table-cell table:style-name="ce4" table:formula="of:=ATANH(2^(-[.A30]))" office:value-type="float" office:value="0.00781265895154042">
            <text:p>0.0078127</text:p>
          </table:table-cell>
          <table:table-cell table:style-name="ce15" table:formula="of:=COSH([.F30])" office:value-type="float" office:value="1.00003051897518">
            <text:p>1.00003052</text:p>
          </table:table-cell>
          <table:table-cell table:style-name="ce15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4" table:formula="of:=[.B30]-[.$E$5]*[.E30]*[.C30]*2^(-[.A30])" office:value-type="float" office:value="1.12838398536099">
            <text:p>1.1283840</text:p>
          </table:table-cell>
          <table:table-cell table:style-name="ce4" table:formula="of:=[.C30]+[.E30]*[.B30]*2^(-[.A30])" office:value-type="float" office:value="0.526437466875351">
            <text:p>0.5264375</text:p>
          </table:table-cell>
          <table:table-cell table:style-name="ce4" table:formula="of:=[.D30]-[.E30]*[.F30]" office:value-type="float" office:value="-0.00563989825433982">
            <text:p>-0.0056399</text:p>
          </table:table-cell>
          <table:table-cell table:style-name="ce4" table:formula="of:=SIGN([.D31])" office:value-type="float" office:value="-1">
            <text:p>-1.0000000</text:p>
          </table:table-cell>
          <table:table-cell table:style-name="ce4" table:formula="of:=ATANH(2^(-[.A31]))" office:value-type="float" office:value="0.00390626986839683">
            <text:p>0.0039063</text:p>
          </table:table-cell>
          <table:table-cell table:style-name="ce15" table:formula="of:=COSH([.F31])" office:value-type="float" office:value="1.00000762948184">
            <text:p>1.00000763</text:p>
          </table:table-cell>
          <table:table-cell table:style-name="ce15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4" table:formula="of:=[.B31]-[.$E$5]*[.E31]*[.C31]*2^(-[.A31])" office:value-type="float" office:value="1.12632758900601">
            <text:p>1.1263276</text:p>
          </table:table-cell>
          <table:table-cell table:style-name="ce4" table:formula="of:=[.C31]+[.E31]*[.B31]*2^(-[.A31])" office:value-type="float" office:value="0.522029716932534">
            <text:p>0.5220297</text:p>
          </table:table-cell>
          <table:table-cell table:style-name="ce4" table:formula="of:=[.D31]-[.E31]*[.F31]" office:value-type="float" office:value="-0.00173362838594299">
            <text:p>-0.0017336</text:p>
          </table:table-cell>
          <table:table-cell table:style-name="ce4" table:formula="of:=SIGN([.D32])" office:value-type="float" office:value="-1">
            <text:p>-1.0000000</text:p>
          </table:table-cell>
          <table:table-cell table:style-name="ce4" table:formula="of:=ATANH(2^(-[.A32]))" office:value-type="float" office:value="0.00195312748353255">
            <text:p>0.0019531</text:p>
          </table:table-cell>
          <table:table-cell table:style-name="ce15" table:formula="of:=COSH([.F32])" office:value-type="float" office:value="1.00000190735409">
            <text:p>1.00000191</text:p>
          </table:table-cell>
          <table:table-cell table:style-name="ce15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4" table:formula="of:=[.B32]-[.$E$5]*[.E32]*[.C32]*2^(-[.A32])" office:value-type="float" office:value="1.12530799971513">
            <text:p>1.1253080</text:p>
          </table:table-cell>
          <table:table-cell table:style-name="ce4" table:formula="of:=[.C32]+[.E32]*[.B32]*2^(-[.A32])" office:value-type="float" office:value="0.519829858360257">
            <text:p>0.5198299</text:p>
          </table:table-cell>
          <table:table-cell table:style-name="ce4" table:formula="of:=[.D32]-[.E32]*[.F32]" office:value-type="float" office:value="0.000219499097589557">
            <text:p>0.0002195</text:p>
          </table:table-cell>
          <table:table-cell table:style-name="ce4" table:formula="of:=SIGN([.D33])" office:value-type="float" office:value="1">
            <text:p>1.0000000</text:p>
          </table:table-cell>
          <table:table-cell table:style-name="ce4" table:formula="of:=ATANH(2^(-[.A33]))" office:value-type="float" office:value="0.000976562810441036">
            <text:p>0.0009766</text:p>
          </table:table-cell>
          <table:table-cell table:style-name="ce15" table:formula="of:=COSH([.F33])" office:value-type="float" office:value="1.0000004768375">
            <text:p>1.00000048</text:p>
          </table:table-cell>
          <table:table-cell table:style-name="ce15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4" table:formula="of:=[.B33]-[.$E$5]*[.E33]*[.C33]*2^(-[.A33])" office:value-type="float" office:value="1.12581564606118">
            <text:p>1.1258156</text:p>
          </table:table-cell>
          <table:table-cell table:style-name="ce4" table:formula="of:=[.C33]+[.E33]*[.B33]*2^(-[.A33])" office:value-type="float" office:value="0.520928791953729">
            <text:p>0.5209288</text:p>
          </table:table-cell>
          <table:table-cell table:style-name="ce4" table:formula="of:=[.D33]-[.E33]*[.F33]" office:value-type="float" office:value="-0.000757063712851479">
            <text:p>-0.0007571</text:p>
          </table:table-cell>
          <table:table-cell table:style-name="ce4" table:formula="of:=SIGN([.D34])" office:value-type="float" office:value="-1">
            <text:p>-1.0000000</text:p>
          </table:table-cell>
          <table:table-cell table:style-name="ce4" table:formula="of:=ATANH(2^(-[.A34]))" office:value-type="float" office:value="0.000488281288805113">
            <text:p>0.0004883</text:p>
          </table:table-cell>
          <table:table-cell table:style-name="ce15" table:formula="of:=COSH([.F34])" office:value-type="float" office:value="1.00000011920931">
            <text:p>1.00000012</text:p>
          </table:table-cell>
          <table:table-cell table:style-name="ce15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4" table:formula="of:=[.B34]-[.$E$5]*[.E34]*[.C34]*2^(-[.A34])" office:value-type="float" office:value="1.12556128629949">
            <text:p>1.1255613</text:p>
          </table:table-cell>
          <table:table-cell table:style-name="ce4" table:formula="of:=[.C34]+[.E34]*[.B34]*2^(-[.A34])" office:value-type="float" office:value="0.5203790772828">
            <text:p>0.5203791</text:p>
          </table:table-cell>
          <table:table-cell table:style-name="ce4" table:formula="of:=[.D34]-[.E34]*[.F34]" office:value-type="float" office:value="-0.000268782424046366">
            <text:p>-0.0002688</text:p>
          </table:table-cell>
          <table:table-cell table:style-name="ce4" table:formula="of:=SIGN([.D35])" office:value-type="float" office:value="-1">
            <text:p>-1.0000000</text:p>
          </table:table-cell>
          <table:table-cell table:style-name="ce4" table:formula="of:=ATANH(2^(-[.A35]))" office:value-type="float" office:value="0.000244140629850639">
            <text:p>0.0002441</text:p>
          </table:table-cell>
          <table:table-cell table:style-name="ce15" table:formula="of:=COSH([.F35])" office:value-type="float" office:value="1.00000002980232">
            <text:p>1.00000003</text:p>
          </table:table-cell>
          <table:table-cell table:style-name="ce15"/>
        </table:table-row>
        <table:table-row table:style-name="ro1">
          <table:table-cell table:style-name="ce18" office:value-type="float" office:value="13">
            <text:p>13</text:p>
          </table:table-cell>
          <table:table-cell table:style-name="ce4" table:formula="of:=[.B35]-[.$E$5]*[.E35]*[.C35]*2^(-[.A35])" office:value-type="float" office:value="1.12543424062632">
            <text:p>1.1254342</text:p>
          </table:table-cell>
          <table:table-cell table:style-name="ce4" table:formula="of:=[.C35]+[.E35]*[.B35]*2^(-[.A35])" office:value-type="float" office:value="0.520104282046887">
            <text:p>0.5201043</text:p>
          </table:table-cell>
          <table:table-cell table:style-name="ce4" table:formula="of:=[.D35]-[.E35]*[.F35]" office:value-type="float" office:value="-0.0000246417941957272">
            <text:p>-0.0000246</text:p>
          </table:table-cell>
          <table:table-cell table:style-name="ce4" table:formula="of:=SIGN([.D36])" office:value-type="float" office:value="-1">
            <text:p>-1.0000000</text:p>
          </table:table-cell>
          <table:table-cell table:style-name="ce4" table:formula="of:=ATANH(2^(-[.A36]))" office:value-type="float" office:value="0.00012207031310633">
            <text:p>0.0001221</text:p>
          </table:table-cell>
          <table:table-cell table:style-name="ce15" table:formula="of:=COSH([.F36])" office:value-type="float" office:value="1.00000000745058">
            <text:p>1.00000001</text:p>
          </table:table-cell>
          <table:table-cell table:style-name="ce15"/>
        </table:table-row>
        <table:table-row table:style-name="ro1">
          <table:table-cell table:style-name="ce18" office:value-type="float" office:value="13">
            <text:p>13</text:p>
          </table:table-cell>
          <table:table-cell table:style-name="ce4" table:formula="of:=[.B36]-[.$E$5]*[.E36]*[.C36]*2^(-[.A36])" office:value-type="float" office:value="1.12537075133408">
            <text:p>1.1253708</text:p>
          </table:table-cell>
          <table:table-cell table:style-name="ce4" table:formula="of:=[.C36]+[.E36]*[.B36]*2^(-[.A36])" office:value-type="float" office:value="0.519966899937436">
            <text:p>0.5199669</text:p>
          </table:table-cell>
          <table:table-cell table:style-name="ce4" table:formula="of:=[.D36]-[.E36]*[.F36]" office:value-type="float" office:value="0.0000974285189106026">
            <text:p>0.0000974</text:p>
          </table:table-cell>
          <table:table-cell table:style-name="ce4" table:formula="of:=SIGN([.D37])" office:value-type="float" office:value="1">
            <text:p>1.0000000</text:p>
          </table:table-cell>
          <table:table-cell table:style-name="ce4" table:formula="of:=ATANH(2^(-[.A37]))" office:value-type="float" office:value="0.00012207031310633">
            <text:p>0.0001221</text:p>
          </table:table-cell>
          <table:table-cell table:style-name="ce15" table:formula="of:=COSH([.F37])" office:value-type="float" office:value="1.00000000745058">
            <text:p>1.00000001</text:p>
          </table:table-cell>
          <table:table-cell table:style-name="ce15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4" table:formula="of:=[.B37]-[.$E$5]*[.E37]*[.C37]*2^(-[.A37])" office:value-type="float" office:value="1.12543422385605">
            <text:p>1.1254342</text:p>
          </table:table-cell>
          <table:table-cell table:style-name="ce4" table:formula="of:=[.C37]+[.E37]*[.B37]*2^(-[.A37])" office:value-type="float" office:value="0.52010427429673">
            <text:p>0.5201043</text:p>
          </table:table-cell>
          <table:table-cell table:style-name="ce4" table:formula="of:=[.D37]-[.E37]*[.F37]" office:value-type="float" office:value="-0.0000246417941957272">
            <text:p>-0.0000246</text:p>
          </table:table-cell>
          <table:table-cell table:style-name="ce4" table:formula="of:=SIGN([.D38])" office:value-type="float" office:value="-1">
            <text:p>-1.0000000</text:p>
          </table:table-cell>
          <table:table-cell table:style-name="ce4" table:formula="of:=ATANH(2^(-[.A38]))" office:value-type="float" office:value="0.0000305175781344739">
            <text:p>0.0000305</text:p>
          </table:table-cell>
          <table:table-cell table:style-name="ce15" table:formula="of:=COSH([.F38])" office:value-type="float" office:value="1.00000000046566">
            <text:p>1.00000000</text:p>
          </table:table-cell>
          <table:table-cell table:style-name="ce15" table:formula="of:=PRODUCT([.G23:.G26];[.G28:.G36];[.G38])" office:value-type="float" office:value="1.20513635601466">
            <text:p>1.20513636</text:p>
          </table:table-cell>
        </table:table-row>
        <table:table-row table:style-name="ro1">
          <table:table-cell table:style-name="ce5"/>
          <table:table-cell table:style-name="ce4" table:number-columns-repeated="5"/>
          <table:table-cell table:number-columns-repeated="2"/>
        </table:table-row>
        <table:table-row table:style-name="ro1">
          <table:table-cell table:style-name="ce5" office:value-type="string">
            <text:p>Ideal Cosh</text:p>
          </table:table-cell>
          <table:table-cell table:style-name="ce9" table:formula="of:=COSH([.D23])" office:value-type="float" office:value="1.12762596520638">
            <text:p>1.12762597</text:p>
          </table:table-cell>
          <table:table-cell table:style-name="ce4"/>
          <table:table-cell table:style-name="ce5" office:value-type="string">
            <text:p>Ideal Sinh</text:p>
          </table:table-cell>
          <table:table-cell table:style-name="ce9" table:formula="of:=SINH([.D23])" office:value-type="float" office:value="0.521095305493747">
            <text:p>0.52109531</text:p>
          </table:table-cell>
          <table:table-cell table:style-name="ce4"/>
          <table:table-cell table:style-name="ce5" office:value-type="string">
            <text:p>Ideal Exp</text:p>
          </table:table-cell>
          <table:table-cell table:style-name="ce9" table:formula="of:=EXP([.D23])" office:value-type="float" office:value="1.64872127070013">
            <text:p>1.64872127</text:p>
          </table:table-cell>
        </table:table-row>
        <table:table-row table:style-name="ro1">
          <table:table-cell table:style-name="ce5" office:value-type="string">
            <text:p>CORDIC</text:p>
          </table:table-cell>
          <table:table-cell table:style-name="ce10" table:formula="of:=[.B38]" office:value-type="float" office:value="1.12543422385605">
            <text:p>1.12543422</text:p>
          </table:table-cell>
          <table:table-cell table:style-name="ce4"/>
          <table:table-cell table:style-name="ce5" office:value-type="string">
            <text:p>CORDIC</text:p>
          </table:table-cell>
          <table:table-cell table:style-name="ce10" table:formula="of:=[.C38]" office:value-type="float" office:value="0.52010427429673">
            <text:p>0.52010427</text:p>
          </table:table-cell>
          <table:table-cell table:style-name="ce4"/>
          <table:table-cell table:style-name="ce5" office:value-type="string">
            <text:p>CORDIC</text:p>
          </table:table-cell>
          <table:table-cell table:style-name="ce10" table:formula="of:=[.B38]+[.C38]" office:value-type="float" office:value="1.64553849815278">
            <text:p>1.64553850</text:p>
          </table:table-cell>
        </table:table-row>
        <table:table-row table:style-name="ro1">
          <table:table-cell office:value-type="string">
            <text:p>Err</text:p>
          </table:table-cell>
          <table:table-cell table:style-name="ce9" table:formula="of:=[.B40]-[.B41]" office:value-type="float" office:value="0.00219174135033517">
            <text:p>0.00219174</text:p>
          </table:table-cell>
          <table:table-cell table:style-name="ce4"/>
          <table:table-cell office:value-type="string">
            <text:p>Err</text:p>
          </table:table-cell>
          <table:table-cell table:style-name="ce9" table:formula="of:=[.E40]-[.E41]" office:value-type="float" office:value="0.000991031197017822">
            <text:p>0.00099103</text:p>
          </table:table-cell>
          <table:table-cell table:style-name="ce4"/>
          <table:table-cell table:style-name="ce2" office:value-type="string">
            <text:p>Err</text:p>
          </table:table-cell>
          <table:table-cell table:style-name="ce9" table:formula="of:=[.H40]-[.H41]" office:value-type="float" office:value="0.003182772547353">
            <text:p>0.00318277</text:p>
          </table:table-cell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9"/>
          <table:table-cell table:style-name="ce4"/>
          <table:table-cell table:number-columns-repeated="2"/>
        </table:table-row>
        <table:table-row table:style-name="ro1">
          <table:table-cell table:style-name="ce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number-columns-repeated="2"/>
        </table:table-row>
        <table:table-row table:style-name="ro1">
          <table:table-cell table:style-name="ce4"/>
          <table:table-cell table:number-columns-repeated="2"/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" table:number-columns-repeated="2"/>
          <table:table-cell table:number-columns-repeated="5"/>
        </table:table-row>
        <table:table-row table:style-name="ro1" table:number-rows-repeated="6548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tanh" table:style-name="ta1" table:print="false">
        <table:table-column table:style-name="co1" table:number-columns-repeated="6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>
            <text:p>Function</text:p>
          </table:table-cell>
          <table:table-cell table:style-name="ce1" office:value-type="string">
            <text:p>atanh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ode =</text:p>
          </table:table-cell>
          <table:table-cell office:value-type="string">
            <text:p>Vectoring</text:p>
          </table:table-cell>
          <table:table-cell office:value-type="string">
            <text:p>=&gt;</text:p>
          </table:table-cell>
          <table:table-cell office:value-type="string">
            <text:p>delta =</text:p>
          </table:table-cell>
          <table:table-cell office:value-type="string">
            <text:p>-sign(Yk)</text:p>
          </table:table-cell>
          <table:table-cell table:number-columns-repeated="3"/>
        </table:table-row>
        <table:table-row table:style-name="ro1">
          <table:table-cell office:value-type="string">
            <text:p>Angles =</text:p>
          </table:table-cell>
          <table:table-cell office:value-type="string">
            <text:p>Hyperbolic</text:p>
          </table:table-cell>
          <table:table-cell office:value-type="string">
            <text:p>=&gt;</text:p>
          </table:table-cell>
          <table:table-cell office:value-type="string">
            <text:p>sigma =</text:p>
          </table:table-cell>
          <table:table-cell office:value-type="string">
            <text:p>atanh(2^(-k)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=&gt;</text:p>
          </table:table-cell>
          <table:table-cell table:style-name="Default" office:value-type="string">
            <text:p>mu =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=&gt;</text:p>
          </table:table-cell>
          <table:table-cell table:style-name="Default" office:value-type="string">
            <text:p>Kh =</text:p>
          </table:table-cell>
          <table:table-cell table:style-name="Default" office:value-type="string">
            <text:p>prod(cosh(sigma(k)), for k = 1...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Initialization:</text:p>
          </table:table-cell>
          <table:table-cell/>
          <table:table-cell table:style-name="ce1" office:value-type="string">
            <text:p>Domain</text:p>
          </table:table-cell>
          <table:table-cell table:number-columns-repeated="5"/>
        </table:table-row>
        <table:table-row table:style-name="ro1">
          <table:table-cell office:value-type="string">
            <text:p>X(1) =</text:p>
          </table:table-cell>
          <table:table-cell table:style-name="ce6" office:value-type="string">
            <text:p>x1</text:p>
          </table:table-cell>
          <table:table-cell office:value-type="string">
            <text:p>|y1| &lt; |x1|</text:p>
          </table:table-cell>
          <table:table-cell table:number-columns-repeated="5"/>
        </table:table-row>
        <table:table-row table:style-name="ro1">
          <table:table-cell office:value-type="string">
            <text:p>Y(1) =</text:p>
          </table:table-cell>
          <table:table-cell table:style-name="ce6" office:value-type="string">
            <text:p>y1</text:p>
          </table:table-cell>
          <table:table-cell office:value-type="string">
            <text:p>|y1| &lt; 2</text:p>
          </table:table-cell>
          <table:table-cell table:number-columns-repeated="5"/>
        </table:table-row>
        <table:table-row table:style-name="ro1">
          <table:table-cell office:value-type="string">
            <text:p>Z(1) =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Results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3" office:value-type="string">
            <text:p>X(n) =</text:p>
          </table:table-cell>
          <table:table-cell table:style-name="Default" office:value-type="string">
            <text:p>?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3" office:value-type="string">
            <text:p>Y(n) =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3" office:value-type="string">
            <text:p>Z(n) =</text:p>
          </table:table-cell>
          <table:table-cell table:style-name="ce22" office:value-type="string">
            <text:p>atanh( y1/ x1 )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Error Bound</text:p>
          </table:table-cell>
          <table:table-cell table:number-columns-repeated="7"/>
        </table:table-row>
        <table:table-row table:style-name="ro1">
          <table:table-cell table:style-name="ce3" office:value-type="string">
            <text:p>?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4" office:value-type="string">
            <text:p>k</text:p>
          </table:table-cell>
          <table:table-cell table:style-name="ce4" office:value-type="string">
            <text:p>X(k)</text:p>
          </table:table-cell>
          <table:table-cell table:style-name="ce4" office:value-type="string">
            <text:p>Y(k)</text:p>
          </table:table-cell>
          <table:table-cell table:style-name="ce4" office:value-type="string">
            <text:p>Z(k)</text:p>
          </table:table-cell>
          <table:table-cell table:style-name="ce4" office:value-type="string">
            <text:p>delta(k)</text:p>
          </table:table-cell>
          <table:table-cell table:style-name="ce4" office:value-type="string">
            <text:p>sigma(k)</text:p>
          </table:table-cell>
          <table:table-cell table:style-name="ce21" office:value-type="string">
            <text:p>cosh(sigma(k))</text:p>
          </table:table-cell>
          <table:table-cell office:value-type="string">
            <text:p>Kc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8" office:value-type="float" office:value="1.25">
            <text:p>1.2500000</text:p>
          </table:table-cell>
          <table:table-cell table:style-name="ce8" office:value-type="float" office:value="0.85">
            <text:p>0.8500000</text:p>
          </table:table-cell>
          <table:table-cell table:style-name="ce8" office:value-type="float" office:value="0">
            <text:p>0.0000000</text:p>
          </table:table-cell>
          <table:table-cell table:style-name="ce4" table:formula="of:=-SIGN([.C23])" office:value-type="float" office:value="-1">
            <text:p>-1.0000000</text:p>
          </table:table-cell>
          <table:table-cell table:style-name="ce4" table:formula="of:=ATANH(2^(-[.A23]))" office:value-type="float" office:value="0.549306144334055">
            <text:p>0.5493061</text:p>
          </table:table-cell>
          <table:table-cell table:style-name="ce15" table:formula="of:=COSH([.F23])" office:value-type="float" office:value="1.15470053837925">
            <text:p>1.15470054</text:p>
          </table:table-cell>
          <table:table-cell table:style-name="ce15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4" table:formula="of:=[.B23]-[.$E$5]*[.E23]*[.C23]*2^(-[.A23])" office:value-type="float" office:value="0.825">
            <text:p>0.8250000</text:p>
          </table:table-cell>
          <table:table-cell table:style-name="ce4" table:formula="of:=[.C23]+[.E23]*[.B23]*2^(-[.A23])" office:value-type="float" office:value="0.225">
            <text:p>0.2250000</text:p>
          </table:table-cell>
          <table:table-cell table:style-name="ce4" table:formula="of:=[.D23]-[.E23]*[.F23]" office:value-type="float" office:value="0.549306144334055">
            <text:p>0.5493061</text:p>
          </table:table-cell>
          <table:table-cell table:style-name="ce4" table:formula="of:=-SIGN([.C24])" office:value-type="float" office:value="-1">
            <text:p>-1.0000000</text:p>
          </table:table-cell>
          <table:table-cell table:style-name="ce4" table:formula="of:=ATANH(2^(-[.A24]))" office:value-type="float" office:value="0.255412811882995">
            <text:p>0.2554128</text:p>
          </table:table-cell>
          <table:table-cell table:style-name="ce15" table:formula="of:=COSH([.F24])" office:value-type="float" office:value="1.03279555898864">
            <text:p>1.03279556</text:p>
          </table:table-cell>
          <table:table-cell table:style-name="ce15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4" table:formula="of:=[.B24]-[.$E$5]*[.E24]*[.C24]*2^(-[.A24])" office:value-type="float" office:value="0.76875">
            <text:p>0.7687500</text:p>
          </table:table-cell>
          <table:table-cell table:style-name="ce4" table:formula="of:=[.C24]+[.E24]*[.B24]*2^(-[.A24])" office:value-type="float" office:value="0.01875">
            <text:p>0.0187500</text:p>
          </table:table-cell>
          <table:table-cell table:style-name="ce4" table:formula="of:=[.D24]-[.E24]*[.F24]" office:value-type="float" office:value="0.80471895621705">
            <text:p>0.8047190</text:p>
          </table:table-cell>
          <table:table-cell table:style-name="ce4" table:formula="of:=-SIGN([.C25])" office:value-type="float" office:value="-1">
            <text:p>-1.0000000</text:p>
          </table:table-cell>
          <table:table-cell table:style-name="ce4" table:formula="of:=ATANH(2^(-[.A25]))" office:value-type="float" office:value="0.125657214140453">
            <text:p>0.1256572</text:p>
          </table:table-cell>
          <table:table-cell table:style-name="ce15" table:formula="of:=COSH([.F25])" office:value-type="float" office:value="1.00790526135794">
            <text:p>1.00790526</text:p>
          </table:table-cell>
          <table:table-cell table:style-name="ce15"/>
        </table:table-row>
        <table:table-row table:style-name="ro1">
          <table:table-cell table:style-name="ce18" office:value-type="float" office:value="4">
            <text:p>4</text:p>
          </table:table-cell>
          <table:table-cell table:style-name="ce4" table:formula="of:=[.B25]-[.$E$5]*[.E25]*[.C25]*2^(-[.A25])" office:value-type="float" office:value="0.76640625">
            <text:p>0.7664063</text:p>
          </table:table-cell>
          <table:table-cell table:style-name="ce4" table:formula="of:=[.C25]+[.E25]*[.B25]*2^(-[.A25])" office:value-type="float" office:value="-0.07734375">
            <text:p>-0.0773438</text:p>
          </table:table-cell>
          <table:table-cell table:style-name="ce4" table:formula="of:=[.D25]-[.E25]*[.F25]" office:value-type="float" office:value="0.930376170357503">
            <text:p>0.9303762</text:p>
          </table:table-cell>
          <table:table-cell table:style-name="ce4" table:formula="of:=-SIGN([.C26])" office:value-type="float" office:value="1">
            <text:p>1.0000000</text:p>
          </table:table-cell>
          <table:table-cell table:style-name="ce4" table:formula="of:=ATANH(2^(-[.A26]))" office:value-type="float" office:value="0.062581571477003">
            <text:p>0.0625816</text:p>
          </table:table-cell>
          <table:table-cell table:style-name="ce15" table:formula="of:=COSH([.F26])" office:value-type="float" office:value="1.00195886573624">
            <text:p>1.00195887</text:p>
          </table:table-cell>
          <table:table-cell table:style-name="ce15"/>
        </table:table-row>
        <table:table-row table:style-name="ro1">
          <table:table-cell table:style-name="ce18" office:value-type="float" office:value="4">
            <text:p>4</text:p>
          </table:table-cell>
          <table:table-cell table:style-name="ce4" table:formula="of:=[.B26]-[.$E$5]*[.E26]*[.C26]*2^(-[.A26])" office:value-type="float" office:value="0.761572265625">
            <text:p>0.7615723</text:p>
          </table:table-cell>
          <table:table-cell table:style-name="ce4" table:formula="of:=[.C26]+[.E26]*[.B26]*2^(-[.A26])" office:value-type="float" office:value="-0.029443359375">
            <text:p>-0.0294434</text:p>
          </table:table-cell>
          <table:table-cell table:style-name="ce4" table:formula="of:=[.D26]-[.E26]*[.F26]" office:value-type="float" office:value="0.8677945988805">
            <text:p>0.8677946</text:p>
          </table:table-cell>
          <table:table-cell table:style-name="ce4" table:formula="of:=-SIGN([.C27])" office:value-type="float" office:value="1">
            <text:p>1.0000000</text:p>
          </table:table-cell>
          <table:table-cell table:style-name="ce4" table:formula="of:=ATANH(2^(-[.A27]))" office:value-type="float" office:value="0.062581571477003">
            <text:p>0.0625816</text:p>
          </table:table-cell>
          <table:table-cell table:style-name="ce15" table:formula="of:=COSH([.F27])" office:value-type="float" office:value="1.00195886573624">
            <text:p>1.00195887</text:p>
          </table:table-cell>
          <table:table-cell table:style-name="ce15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4" table:formula="of:=[.B27]-[.$E$5]*[.E27]*[.C27]*2^(-[.A27])" office:value-type="float" office:value="0.759732055664062">
            <text:p>0.7597321</text:p>
          </table:table-cell>
          <table:table-cell table:style-name="ce4" table:formula="of:=[.C27]+[.E27]*[.B27]*2^(-[.A27])" office:value-type="float" office:value="0.0181549072265625">
            <text:p>0.0181549</text:p>
          </table:table-cell>
          <table:table-cell table:style-name="ce4" table:formula="of:=[.D27]-[.E27]*[.F27]" office:value-type="float" office:value="0.805213027403497">
            <text:p>0.8052130</text:p>
          </table:table-cell>
          <table:table-cell table:style-name="ce4" table:formula="of:=-SIGN([.C28])" office:value-type="float" office:value="-1">
            <text:p>-1.0000000</text:p>
          </table:table-cell>
          <table:table-cell table:style-name="ce4" table:formula="of:=ATANH(2^(-[.A28]))" office:value-type="float" office:value="0.031260178490667">
            <text:p>0.0312602</text:p>
          </table:table-cell>
          <table:table-cell table:style-name="ce15" table:formula="of:=COSH([.F28])" office:value-type="float" office:value="1.00048863916916">
            <text:p>1.00048864</text:p>
          </table:table-cell>
          <table:table-cell table:style-name="ce15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4" table:formula="of:=[.B28]-[.$E$5]*[.E28]*[.C28]*2^(-[.A28])" office:value-type="float" office:value="0.759164714813232">
            <text:p>0.7591647</text:p>
          </table:table-cell>
          <table:table-cell table:style-name="ce4" table:formula="of:=[.C28]+[.E28]*[.B28]*2^(-[.A28])" office:value-type="float" office:value="-0.00558671951293946">
            <text:p>-0.0055867</text:p>
          </table:table-cell>
          <table:table-cell table:style-name="ce4" table:formula="of:=[.D28]-[.E28]*[.F28]" office:value-type="float" office:value="0.836473205894164">
            <text:p>0.8364732</text:p>
          </table:table-cell>
          <table:table-cell table:style-name="ce4" table:formula="of:=-SIGN([.C29])" office:value-type="float" office:value="1">
            <text:p>1.0000000</text:p>
          </table:table-cell>
          <table:table-cell table:style-name="ce4" table:formula="of:=ATANH(2^(-[.A29]))" office:value-type="float" office:value="0.0156262717520522">
            <text:p>0.0156263</text:p>
          </table:table-cell>
          <table:table-cell table:style-name="ce15" table:formula="of:=COSH([.F29])" office:value-type="float" office:value="1.00012209266879">
            <text:p>1.00012209</text:p>
          </table:table-cell>
          <table:table-cell table:style-name="ce15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4" table:formula="of:=[.B29]-[.$E$5]*[.E29]*[.C29]*2^(-[.A29])" office:value-type="float" office:value="0.759077422320843">
            <text:p>0.7590774</text:p>
          </table:table-cell>
          <table:table-cell table:style-name="ce4" table:formula="of:=[.C29]+[.E29]*[.B29]*2^(-[.A29])" office:value-type="float" office:value="0.00627522915601729">
            <text:p>0.0062752</text:p>
          </table:table-cell>
          <table:table-cell table:style-name="ce4" table:formula="of:=[.D29]-[.E29]*[.F29]" office:value-type="float" office:value="0.820846934142112">
            <text:p>0.8208469</text:p>
          </table:table-cell>
          <table:table-cell table:style-name="ce4" table:formula="of:=-SIGN([.C30])" office:value-type="float" office:value="-1">
            <text:p>-1.0000000</text:p>
          </table:table-cell>
          <table:table-cell table:style-name="ce4" table:formula="of:=ATANH(2^(-[.A30]))" office:value-type="float" office:value="0.00781265895154042">
            <text:p>0.0078127</text:p>
          </table:table-cell>
          <table:table-cell table:style-name="ce15" table:formula="of:=COSH([.F30])" office:value-type="float" office:value="1.00003051897518">
            <text:p>1.00003052</text:p>
          </table:table-cell>
          <table:table-cell table:style-name="ce15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4" table:formula="of:=[.B30]-[.$E$5]*[.E30]*[.C30]*2^(-[.A30])" office:value-type="float" office:value="0.759028397093061">
            <text:p>0.7590284</text:p>
          </table:table-cell>
          <table:table-cell table:style-name="ce4" table:formula="of:=[.C30]+[.E30]*[.B30]*2^(-[.A30])" office:value-type="float" office:value="0.00034493679413571">
            <text:p>0.0003449</text:p>
          </table:table-cell>
          <table:table-cell table:style-name="ce4" table:formula="of:=[.D30]-[.E30]*[.F30]" office:value-type="float" office:value="0.828659593093652">
            <text:p>0.8286596</text:p>
          </table:table-cell>
          <table:table-cell table:style-name="ce4" table:formula="of:=-SIGN([.C31])" office:value-type="float" office:value="-1">
            <text:p>-1.0000000</text:p>
          </table:table-cell>
          <table:table-cell table:style-name="ce4" table:formula="of:=ATANH(2^(-[.A31]))" office:value-type="float" office:value="0.00390626986839683">
            <text:p>0.0039063</text:p>
          </table:table-cell>
          <table:table-cell table:style-name="ce15" table:formula="of:=COSH([.F31])" office:value-type="float" office:value="1.00000762948184">
            <text:p>1.00000763</text:p>
          </table:table-cell>
          <table:table-cell table:style-name="ce15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4" table:formula="of:=[.B31]-[.$E$5]*[.E31]*[.C31]*2^(-[.A31])" office:value-type="float" office:value="0.759027049683709">
            <text:p>0.7590270</text:p>
          </table:table-cell>
          <table:table-cell table:style-name="ce4" table:formula="of:=[.C31]+[.E31]*[.B31]*2^(-[.A31])" office:value-type="float" office:value="-0.00262001788200906">
            <text:p>-0.0026200</text:p>
          </table:table-cell>
          <table:table-cell table:style-name="ce4" table:formula="of:=[.D31]-[.E31]*[.F31]" office:value-type="float" office:value="0.832565862962049">
            <text:p>0.8325659</text:p>
          </table:table-cell>
          <table:table-cell table:style-name="ce4" table:formula="of:=-SIGN([.C32])" office:value-type="float" office:value="1">
            <text:p>1.0000000</text:p>
          </table:table-cell>
          <table:table-cell table:style-name="ce4" table:formula="of:=ATANH(2^(-[.A32]))" office:value-type="float" office:value="0.00195312748353255">
            <text:p>0.0019531</text:p>
          </table:table-cell>
          <table:table-cell table:style-name="ce15" table:formula="of:=COSH([.F32])" office:value-type="float" office:value="1.00000190735409">
            <text:p>1.00000191</text:p>
          </table:table-cell>
          <table:table-cell table:style-name="ce15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4" table:formula="of:=[.B32]-[.$E$5]*[.E32]*[.C32]*2^(-[.A32])" office:value-type="float" office:value="0.759021932461283">
            <text:p>0.7590219</text:p>
          </table:table-cell>
          <table:table-cell table:style-name="ce4" table:formula="of:=[.C32]+[.E32]*[.B32]*2^(-[.A32])" office:value-type="float" office:value="-0.00113754317559557">
            <text:p>-0.0011375</text:p>
          </table:table-cell>
          <table:table-cell table:style-name="ce4" table:formula="of:=[.D32]-[.E32]*[.F32]" office:value-type="float" office:value="0.830612735478517">
            <text:p>0.8306127</text:p>
          </table:table-cell>
          <table:table-cell table:style-name="ce4" table:formula="of:=-SIGN([.C33])" office:value-type="float" office:value="1">
            <text:p>1.0000000</text:p>
          </table:table-cell>
          <table:table-cell table:style-name="ce4" table:formula="of:=ATANH(2^(-[.A33]))" office:value-type="float" office:value="0.000976562810441036">
            <text:p>0.0009766</text:p>
          </table:table-cell>
          <table:table-cell table:style-name="ce15" table:formula="of:=COSH([.F33])" office:value-type="float" office:value="1.0000004768375">
            <text:p>1.00000048</text:p>
          </table:table-cell>
          <table:table-cell table:style-name="ce15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4" table:formula="of:=[.B33]-[.$E$5]*[.E33]*[.C33]*2^(-[.A33])" office:value-type="float" office:value="0.759020821579276">
            <text:p>0.7590208</text:p>
          </table:table-cell>
          <table:table-cell table:style-name="ce4" table:formula="of:=[.C33]+[.E33]*[.B33]*2^(-[.A33])" office:value-type="float" office:value="-0.000396310819676344">
            <text:p>-0.0003963</text:p>
          </table:table-cell>
          <table:table-cell table:style-name="ce4" table:formula="of:=[.D33]-[.E33]*[.F33]" office:value-type="float" office:value="0.829636172668076">
            <text:p>0.8296362</text:p>
          </table:table-cell>
          <table:table-cell table:style-name="ce4" table:formula="of:=-SIGN([.C34])" office:value-type="float" office:value="1">
            <text:p>1.0000000</text:p>
          </table:table-cell>
          <table:table-cell table:style-name="ce4" table:formula="of:=ATANH(2^(-[.A34]))" office:value-type="float" office:value="0.000488281288805113">
            <text:p>0.0004883</text:p>
          </table:table-cell>
          <table:table-cell table:style-name="ce15" table:formula="of:=COSH([.F34])" office:value-type="float" office:value="1.00000011920931">
            <text:p>1.00000012</text:p>
          </table:table-cell>
          <table:table-cell table:style-name="ce15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4" table:formula="of:=[.B34]-[.$E$5]*[.E34]*[.C34]*2^(-[.A34])" office:value-type="float" office:value="0.759020628068134">
            <text:p>0.7590206</text:p>
          </table:table-cell>
          <table:table-cell table:style-name="ce4" table:formula="of:=[.C34]+[.E34]*[.B34]*2^(-[.A34])" office:value-type="float" office:value="-0.0000256951841395882">
            <text:p>-0.0000257</text:p>
          </table:table-cell>
          <table:table-cell table:style-name="ce4" table:formula="of:=[.D34]-[.E34]*[.F34]" office:value-type="float" office:value="0.82914789137927">
            <text:p>0.8291479</text:p>
          </table:table-cell>
          <table:table-cell table:style-name="ce4" table:formula="of:=-SIGN([.C35])" office:value-type="float" office:value="1">
            <text:p>1.0000000</text:p>
          </table:table-cell>
          <table:table-cell table:style-name="ce4" table:formula="of:=ATANH(2^(-[.A35]))" office:value-type="float" office:value="0.000244140629850639">
            <text:p>0.0002441</text:p>
          </table:table-cell>
          <table:table-cell table:style-name="ce15" table:formula="of:=COSH([.F35])" office:value-type="float" office:value="1.00000002980232">
            <text:p>1.00000003</text:p>
          </table:table-cell>
          <table:table-cell table:style-name="ce15"/>
        </table:table-row>
        <table:table-row table:style-name="ro1">
          <table:table-cell table:style-name="ce18" office:value-type="float" office:value="13">
            <text:p>13</text:p>
          </table:table-cell>
          <table:table-cell table:style-name="ce4" table:formula="of:=[.B35]-[.$E$5]*[.E35]*[.C35]*2^(-[.A35])" office:value-type="float" office:value="0.759020621794895">
            <text:p>0.7590206</text:p>
          </table:table-cell>
          <table:table-cell table:style-name="ce4" table:formula="of:=[.C35]+[.E35]*[.B35]*2^(-[.A35])" office:value-type="float" office:value="0.000159612586384858">
            <text:p>0.0001596</text:p>
          </table:table-cell>
          <table:table-cell table:style-name="ce4" table:formula="of:=[.D35]-[.E35]*[.F35]" office:value-type="float" office:value="0.82890375074942">
            <text:p>0.8289038</text:p>
          </table:table-cell>
          <table:table-cell table:style-name="ce4" table:formula="of:=-SIGN([.C36])" office:value-type="float" office:value="-1">
            <text:p>-1.0000000</text:p>
          </table:table-cell>
          <table:table-cell table:style-name="ce4" table:formula="of:=ATANH(2^(-[.A36]))" office:value-type="float" office:value="0.00012207031310633">
            <text:p>0.0001221</text:p>
          </table:table-cell>
          <table:table-cell table:style-name="ce15" table:formula="of:=COSH([.F36])" office:value-type="float" office:value="1.00000000745058">
            <text:p>1.00000001</text:p>
          </table:table-cell>
          <table:table-cell table:style-name="ce15"/>
        </table:table-row>
        <table:table-row table:style-name="ro1">
          <table:table-cell table:style-name="ce18" office:value-type="float" office:value="13">
            <text:p>13</text:p>
          </table:table-cell>
          <table:table-cell table:style-name="ce4" table:formula="of:=[.B36]-[.$E$5]*[.E36]*[.C36]*2^(-[.A36])" office:value-type="float" office:value="0.759020602310937">
            <text:p>0.7590206</text:p>
          </table:table-cell>
          <table:table-cell table:style-name="ce4" table:formula="of:=[.C36]+[.E36]*[.B36]*2^(-[.A36])" office:value-type="float" office:value="0.0000669587018884113">
            <text:p>0.0000670</text:p>
          </table:table-cell>
          <table:table-cell table:style-name="ce4" table:formula="of:=[.D36]-[.E36]*[.F36]" office:value-type="float" office:value="0.829025821062526">
            <text:p>0.8290258</text:p>
          </table:table-cell>
          <table:table-cell table:style-name="ce4" table:formula="of:=-SIGN([.C37])" office:value-type="float" office:value="-1">
            <text:p>-1.0000000</text:p>
          </table:table-cell>
          <table:table-cell table:style-name="ce4" table:formula="of:=ATANH(2^(-[.A37]))" office:value-type="float" office:value="0.00012207031310633">
            <text:p>0.0001221</text:p>
          </table:table-cell>
          <table:table-cell table:style-name="ce15" table:formula="of:=COSH([.F37])" office:value-type="float" office:value="1.00000000745058">
            <text:p>1.00000001</text:p>
          </table:table-cell>
          <table:table-cell table:style-name="ce15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4" table:formula="of:=[.B37]-[.$E$5]*[.E37]*[.C37]*2^(-[.A37])" office:value-type="float" office:value="0.759020594137267">
            <text:p>0.7590206</text:p>
          </table:table-cell>
          <table:table-cell table:style-name="ce4" table:formula="of:=[.C37]+[.E37]*[.B37]*2^(-[.A37])" office:value-type="float" office:value="-0.000025695180229623">
            <text:p>-0.0000257</text:p>
          </table:table-cell>
          <table:table-cell table:style-name="ce4" table:formula="of:=[.D37]-[.E37]*[.F37]" office:value-type="float" office:value="0.829147891375632">
            <text:p>0.8291479</text:p>
          </table:table-cell>
          <table:table-cell table:style-name="ce4" table:formula="of:=-SIGN([.C38])" office:value-type="float" office:value="1">
            <text:p>1.0000000</text:p>
          </table:table-cell>
          <table:table-cell table:style-name="ce4" table:formula="of:=ATANH(2^(-[.A38]))" office:value-type="float" office:value="0.0000305175781344739">
            <text:p>0.0000305</text:p>
          </table:table-cell>
          <table:table-cell table:style-name="ce15" table:formula="of:=COSH([.F38])" office:value-type="float" office:value="1.00000000046566">
            <text:p>1.00000000</text:p>
          </table:table-cell>
          <table:table-cell table:style-name="ce15" table:formula="of:=PRODUCT([.G23:.G26];[.G28:.G36];[.G38])" office:value-type="float" office:value="1.20513635601466">
            <text:p>1.20513636</text:p>
          </table:table-cell>
        </table:table-row>
        <table:table-row table:style-name="ro1">
          <table:table-cell table:style-name="ce5"/>
          <table:table-cell table:style-name="ce4" table:number-columns-repeated="5"/>
          <table:table-cell table:number-columns-repeated="2"/>
        </table:table-row>
        <table:table-row table:style-name="ro1">
          <table:table-cell table:style-name="ce5" office:value-type="string">
            <text:p>Ideal atanh</text:p>
          </table:table-cell>
          <table:table-cell table:style-name="ce9" table:formula="of:=ATANH([.C23]/[.B23])" office:value-type="float" office:value="0.829114038301766">
            <text:p>0.82911404</text:p>
          </table:table-cell>
          <table:table-cell table:style-name="ce4"/>
          <table:table-cell table:style-name="ce5"/>
          <table:table-cell table:style-name="ce9"/>
          <table:table-cell table:style-name="ce4"/>
          <table:table-cell table:style-name="ce5"/>
          <table:table-cell table:style-name="ce9"/>
        </table:table-row>
        <table:table-row table:style-name="ro1">
          <table:table-cell table:style-name="ce5" office:value-type="string">
            <text:p>CORDIC</text:p>
          </table:table-cell>
          <table:table-cell table:style-name="ce10" table:formula="of:=[.D38]" office:value-type="float" office:value="0.829147891375632">
            <text:p>0.82914789</text:p>
          </table:table-cell>
          <table:table-cell table:style-name="ce4"/>
          <table:table-cell table:style-name="ce5"/>
          <table:table-cell table:style-name="ce10"/>
          <table:table-cell table:style-name="ce4"/>
          <table:table-cell table:style-name="ce5"/>
          <table:table-cell table:style-name="ce10"/>
        </table:table-row>
        <table:table-row table:style-name="ro1">
          <table:table-cell office:value-type="string">
            <text:p>Err</text:p>
          </table:table-cell>
          <table:table-cell table:style-name="ce9" table:formula="of:=[.B40]-[.B41]" office:value-type="float" office:value="-0.0000338530738662746">
            <text:p>-0.00003385</text:p>
          </table:table-cell>
          <table:table-cell table:style-name="ce4"/>
          <table:table-cell/>
          <table:table-cell table:style-name="ce9"/>
          <table:table-cell table:style-name="ce4"/>
          <table:table-cell table:style-name="ce2"/>
          <table:table-cell table:style-name="ce9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9"/>
          <table:table-cell table:style-name="ce4"/>
          <table:table-cell table:number-columns-repeated="2"/>
        </table:table-row>
        <table:table-row table:style-name="ro1">
          <table:table-cell table:style-name="ce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number-columns-repeated="2"/>
        </table:table-row>
        <table:table-row table:style-name="ro1">
          <table:table-cell table:style-name="ce4"/>
          <table:table-cell table:number-columns-repeated="2"/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" table:number-columns-repeated="2"/>
          <table:table-cell table:number-columns-repeated="5"/>
        </table:table-row>
        <table:table-row table:style-name="ro1" table:number-rows-repeated="6548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n" table:style-name="ta1" table:print="false">
        <table:table-column table:style-name="co1" table:number-columns-repeated="6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>
            <text:p>Function</text:p>
          </table:table-cell>
          <table:table-cell table:style-name="ce1" office:value-type="string">
            <text:p>l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ode =</text:p>
          </table:table-cell>
          <table:table-cell office:value-type="string">
            <text:p>Vectoring</text:p>
          </table:table-cell>
          <table:table-cell office:value-type="string">
            <text:p>=&gt;</text:p>
          </table:table-cell>
          <table:table-cell office:value-type="string">
            <text:p>delta =</text:p>
          </table:table-cell>
          <table:table-cell office:value-type="string">
            <text:p>-sign(Yk)</text:p>
          </table:table-cell>
          <table:table-cell table:number-columns-repeated="3"/>
        </table:table-row>
        <table:table-row table:style-name="ro1">
          <table:table-cell office:value-type="string">
            <text:p>Angles =</text:p>
          </table:table-cell>
          <table:table-cell office:value-type="string">
            <text:p>Hyperbolic</text:p>
          </table:table-cell>
          <table:table-cell office:value-type="string">
            <text:p>=&gt;</text:p>
          </table:table-cell>
          <table:table-cell office:value-type="string">
            <text:p>sigma =</text:p>
          </table:table-cell>
          <table:table-cell office:value-type="string">
            <text:p>atanh(2^(-k)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=&gt;</text:p>
          </table:table-cell>
          <table:table-cell table:style-name="Default" office:value-type="string">
            <text:p>mu =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=&gt;</text:p>
          </table:table-cell>
          <table:table-cell table:style-name="Default" office:value-type="string">
            <text:p>Kh =</text:p>
          </table:table-cell>
          <table:table-cell table:style-name="Default" office:value-type="string">
            <text:p>prod(cosh(sigma(k)), for k = 1...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Initialization:</text:p>
          </table:table-cell>
          <table:table-cell/>
          <table:table-cell table:style-name="ce1" office:value-type="string">
            <text:p>Domain</text:p>
          </table:table-cell>
          <table:table-cell table:number-columns-repeated="5"/>
        </table:table-row>
        <table:table-row table:style-name="ro1">
          <table:table-cell table:style-name="ce3" office:value-type="string">
            <text:p>w =</text:p>
          </table:table-cell>
          <table:table-cell table:style-name="ce23" office:value-type="string">
            <text:p>w</text:p>
          </table:table-cell>
          <table:table-cell table:style-name="ce3" office:value-type="string">
            <text:p>0.5 &lt;= w &lt;= 2</text:p>
          </table:table-cell>
          <table:table-cell table:number-columns-repeated="5"/>
        </table:table-row>
        <table:table-row table:style-name="ro1">
          <table:table-cell office:value-type="string">
            <text:p>X(1) =</text:p>
          </table:table-cell>
          <table:table-cell table:style-name="Default" office:value-type="string">
            <text:p>w + 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Y(1) =</text:p>
          </table:table-cell>
          <table:table-cell table:style-name="Default" office:value-type="string">
            <text:p>w – 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Z(1) =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Results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3" office:value-type="string">
            <text:p>X(n) =</text:p>
          </table:table-cell>
          <table:table-cell table:style-name="Default" office:value-type="string">
            <text:p>?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3" office:value-type="string">
            <text:p>Y(n) =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3" office:value-type="string">
            <text:p>Z(n) =</text:p>
          </table:table-cell>
          <table:table-cell table:style-name="ce22" office:value-type="string">
            <text:p>ln( w ) / 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Error Bound</text:p>
          </table:table-cell>
          <table:table-cell table:number-columns-repeated="7"/>
        </table:table-row>
        <table:table-row table:style-name="ro1">
          <table:table-cell table:style-name="ce3" office:value-type="string">
            <text:p>?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>
            <text:p>w</text:p>
          </table:table-cell>
          <table:table-cell office:value-type="float" office:value="1.25">
            <text:p>1.2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4" office:value-type="string">
            <text:p>k</text:p>
          </table:table-cell>
          <table:table-cell table:style-name="ce4" office:value-type="string">
            <text:p>X(k)</text:p>
          </table:table-cell>
          <table:table-cell table:style-name="ce4" office:value-type="string">
            <text:p>Y(k)</text:p>
          </table:table-cell>
          <table:table-cell table:style-name="ce4" office:value-type="string">
            <text:p>Z(k)</text:p>
          </table:table-cell>
          <table:table-cell table:style-name="ce4" office:value-type="string">
            <text:p>delta(k)</text:p>
          </table:table-cell>
          <table:table-cell table:style-name="ce4" office:value-type="string">
            <text:p>sigma(k)</text:p>
          </table:table-cell>
          <table:table-cell table:style-name="ce21" office:value-type="string">
            <text:p>cosh(sigma(k))</text:p>
          </table:table-cell>
          <table:table-cell office:value-type="string">
            <text:p>Kc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8" table:formula="of:=[.C21]+1" office:value-type="float" office:value="2.25">
            <text:p>2.2500000</text:p>
          </table:table-cell>
          <table:table-cell table:style-name="ce8" table:formula="of:=[.C21]-1" office:value-type="float" office:value="0.25">
            <text:p>0.2500000</text:p>
          </table:table-cell>
          <table:table-cell table:style-name="ce8" office:value-type="float" office:value="0">
            <text:p>0.0000000</text:p>
          </table:table-cell>
          <table:table-cell table:style-name="ce4" table:formula="of:=-SIGN([.C24])" office:value-type="float" office:value="-1">
            <text:p>-1.0000000</text:p>
          </table:table-cell>
          <table:table-cell table:style-name="ce4" table:formula="of:=ATANH(2^(-[.A24]))" office:value-type="float" office:value="0.549306144334055">
            <text:p>0.5493061</text:p>
          </table:table-cell>
          <table:table-cell table:style-name="ce15" table:formula="of:=COSH([.F24])" office:value-type="float" office:value="1.15470053837925">
            <text:p>1.15470054</text:p>
          </table:table-cell>
          <table:table-cell table:style-name="ce15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4" table:formula="of:=[.B24]-[.$E$5]*[.E24]*[.C24]*2^(-[.A24])" office:value-type="float" office:value="2.125">
            <text:p>2.1250000</text:p>
          </table:table-cell>
          <table:table-cell table:style-name="ce4" table:formula="of:=[.C24]+[.E24]*[.B24]*2^(-[.A24])" office:value-type="float" office:value="-0.875">
            <text:p>-0.8750000</text:p>
          </table:table-cell>
          <table:table-cell table:style-name="ce4" table:formula="of:=[.D24]-[.E24]*[.F24]" office:value-type="float" office:value="0.549306144334055">
            <text:p>0.5493061</text:p>
          </table:table-cell>
          <table:table-cell table:style-name="ce4" table:formula="of:=-SIGN([.C25])" office:value-type="float" office:value="1">
            <text:p>1.0000000</text:p>
          </table:table-cell>
          <table:table-cell table:style-name="ce4" table:formula="of:=ATANH(2^(-[.A25]))" office:value-type="float" office:value="0.255412811882995">
            <text:p>0.2554128</text:p>
          </table:table-cell>
          <table:table-cell table:style-name="ce15" table:formula="of:=COSH([.F25])" office:value-type="float" office:value="1.03279555898864">
            <text:p>1.03279556</text:p>
          </table:table-cell>
          <table:table-cell table:style-name="ce15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4" table:formula="of:=[.B25]-[.$E$5]*[.E25]*[.C25]*2^(-[.A25])" office:value-type="float" office:value="1.90625">
            <text:p>1.9062500</text:p>
          </table:table-cell>
          <table:table-cell table:style-name="ce4" table:formula="of:=[.C25]+[.E25]*[.B25]*2^(-[.A25])" office:value-type="float" office:value="-0.34375">
            <text:p>-0.3437500</text:p>
          </table:table-cell>
          <table:table-cell table:style-name="ce4" table:formula="of:=[.D25]-[.E25]*[.F25]" office:value-type="float" office:value="0.29389333245106">
            <text:p>0.2938933</text:p>
          </table:table-cell>
          <table:table-cell table:style-name="ce4" table:formula="of:=-SIGN([.C26])" office:value-type="float" office:value="1">
            <text:p>1.0000000</text:p>
          </table:table-cell>
          <table:table-cell table:style-name="ce4" table:formula="of:=ATANH(2^(-[.A26]))" office:value-type="float" office:value="0.125657214140453">
            <text:p>0.1256572</text:p>
          </table:table-cell>
          <table:table-cell table:style-name="ce15" table:formula="of:=COSH([.F26])" office:value-type="float" office:value="1.00790526135794">
            <text:p>1.00790526</text:p>
          </table:table-cell>
          <table:table-cell table:style-name="ce15"/>
        </table:table-row>
        <table:table-row table:style-name="ro1">
          <table:table-cell table:style-name="ce18" office:value-type="float" office:value="4">
            <text:p>4</text:p>
          </table:table-cell>
          <table:table-cell table:style-name="ce4" table:formula="of:=[.B26]-[.$E$5]*[.E26]*[.C26]*2^(-[.A26])" office:value-type="float" office:value="1.86328125">
            <text:p>1.8632813</text:p>
          </table:table-cell>
          <table:table-cell table:style-name="ce4" table:formula="of:=[.C26]+[.E26]*[.B26]*2^(-[.A26])" office:value-type="float" office:value="-0.10546875">
            <text:p>-0.1054688</text:p>
          </table:table-cell>
          <table:table-cell table:style-name="ce4" table:formula="of:=[.D26]-[.E26]*[.F26]" office:value-type="float" office:value="0.168236118310606">
            <text:p>0.1682361</text:p>
          </table:table-cell>
          <table:table-cell table:style-name="ce4" table:formula="of:=-SIGN([.C27])" office:value-type="float" office:value="1">
            <text:p>1.0000000</text:p>
          </table:table-cell>
          <table:table-cell table:style-name="ce4" table:formula="of:=ATANH(2^(-[.A27]))" office:value-type="float" office:value="0.062581571477003">
            <text:p>0.0625816</text:p>
          </table:table-cell>
          <table:table-cell table:style-name="ce15" table:formula="of:=COSH([.F27])" office:value-type="float" office:value="1.00195886573624">
            <text:p>1.00195887</text:p>
          </table:table-cell>
          <table:table-cell table:style-name="ce15"/>
        </table:table-row>
        <table:table-row table:style-name="ro1">
          <table:table-cell table:style-name="ce18" office:value-type="float" office:value="4">
            <text:p>4</text:p>
          </table:table-cell>
          <table:table-cell table:style-name="ce4" table:formula="of:=[.B27]-[.$E$5]*[.E27]*[.C27]*2^(-[.A27])" office:value-type="float" office:value="1.856689453125">
            <text:p>1.8566895</text:p>
          </table:table-cell>
          <table:table-cell table:style-name="ce4" table:formula="of:=[.C27]+[.E27]*[.B27]*2^(-[.A27])" office:value-type="float" office:value="0.010986328125">
            <text:p>0.0109863</text:p>
          </table:table-cell>
          <table:table-cell table:style-name="ce4" table:formula="of:=[.D27]-[.E27]*[.F27]" office:value-type="float" office:value="0.105654546833603">
            <text:p>0.1056545</text:p>
          </table:table-cell>
          <table:table-cell table:style-name="ce4" table:formula="of:=-SIGN([.C28])" office:value-type="float" office:value="-1">
            <text:p>-1.0000000</text:p>
          </table:table-cell>
          <table:table-cell table:style-name="ce4" table:formula="of:=ATANH(2^(-[.A28]))" office:value-type="float" office:value="0.062581571477003">
            <text:p>0.0625816</text:p>
          </table:table-cell>
          <table:table-cell table:style-name="ce15" table:formula="of:=COSH([.F28])" office:value-type="float" office:value="1.00195886573624">
            <text:p>1.00195887</text:p>
          </table:table-cell>
          <table:table-cell table:style-name="ce15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4" table:formula="of:=[.B28]-[.$E$5]*[.E28]*[.C28]*2^(-[.A28])" office:value-type="float" office:value="1.85600280761719">
            <text:p>1.8560028</text:p>
          </table:table-cell>
          <table:table-cell table:style-name="ce4" table:formula="of:=[.C28]+[.E28]*[.B28]*2^(-[.A28])" office:value-type="float" office:value="-0.105056762695313">
            <text:p>-0.1050568</text:p>
          </table:table-cell>
          <table:table-cell table:style-name="ce4" table:formula="of:=[.D28]-[.E28]*[.F28]" office:value-type="float" office:value="0.168236118310606">
            <text:p>0.1682361</text:p>
          </table:table-cell>
          <table:table-cell table:style-name="ce4" table:formula="of:=-SIGN([.C29])" office:value-type="float" office:value="1">
            <text:p>1.0000000</text:p>
          </table:table-cell>
          <table:table-cell table:style-name="ce4" table:formula="of:=ATANH(2^(-[.A29]))" office:value-type="float" office:value="0.031260178490667">
            <text:p>0.0312602</text:p>
          </table:table-cell>
          <table:table-cell table:style-name="ce15" table:formula="of:=COSH([.F29])" office:value-type="float" office:value="1.00048863916916">
            <text:p>1.00048864</text:p>
          </table:table-cell>
          <table:table-cell table:style-name="ce15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4" table:formula="of:=[.B29]-[.$E$5]*[.E29]*[.C29]*2^(-[.A29])" office:value-type="float" office:value="1.85271978378296">
            <text:p>1.8527198</text:p>
          </table:table-cell>
          <table:table-cell table:style-name="ce4" table:formula="of:=[.C29]+[.E29]*[.B29]*2^(-[.A29])" office:value-type="float" office:value="-0.0470566749572754">
            <text:p>-0.0470567</text:p>
          </table:table-cell>
          <table:table-cell table:style-name="ce4" table:formula="of:=[.D29]-[.E29]*[.F29]" office:value-type="float" office:value="0.13697593981994">
            <text:p>0.1369759</text:p>
          </table:table-cell>
          <table:table-cell table:style-name="ce4" table:formula="of:=-SIGN([.C30])" office:value-type="float" office:value="1">
            <text:p>1.0000000</text:p>
          </table:table-cell>
          <table:table-cell table:style-name="ce4" table:formula="of:=ATANH(2^(-[.A30]))" office:value-type="float" office:value="0.0156262717520522">
            <text:p>0.0156263</text:p>
          </table:table-cell>
          <table:table-cell table:style-name="ce15" table:formula="of:=COSH([.F30])" office:value-type="float" office:value="1.00012209266879">
            <text:p>1.00012209</text:p>
          </table:table-cell>
          <table:table-cell table:style-name="ce15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4" table:formula="of:=[.B30]-[.$E$5]*[.E30]*[.C30]*2^(-[.A30])" office:value-type="float" office:value="1.85198452323675">
            <text:p>1.8519845</text:p>
          </table:table-cell>
          <table:table-cell table:style-name="ce4" table:formula="of:=[.C30]+[.E30]*[.B30]*2^(-[.A30])" office:value-type="float" office:value="-0.0181079283356667">
            <text:p>-0.0181079</text:p>
          </table:table-cell>
          <table:table-cell table:style-name="ce4" table:formula="of:=[.D30]-[.E30]*[.F30]" office:value-type="float" office:value="0.121349668067887">
            <text:p>0.1213497</text:p>
          </table:table-cell>
          <table:table-cell table:style-name="ce4" table:formula="of:=-SIGN([.C31])" office:value-type="float" office:value="1">
            <text:p>1.0000000</text:p>
          </table:table-cell>
          <table:table-cell table:style-name="ce4" table:formula="of:=ATANH(2^(-[.A31]))" office:value-type="float" office:value="0.00781265895154042">
            <text:p>0.0078127</text:p>
          </table:table-cell>
          <table:table-cell table:style-name="ce15" table:formula="of:=COSH([.F31])" office:value-type="float" office:value="1.00003051897518">
            <text:p>1.00003052</text:p>
          </table:table-cell>
          <table:table-cell table:style-name="ce15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4" table:formula="of:=[.B31]-[.$E$5]*[.E31]*[.C31]*2^(-[.A31])" office:value-type="float" office:value="1.85184305504663">
            <text:p>1.8518431</text:p>
          </table:table-cell>
          <table:table-cell table:style-name="ce4" table:formula="of:=[.C31]+[.E31]*[.B31]*2^(-[.A31])" office:value-type="float" office:value="-0.00363929924787953">
            <text:p>-0.0036393</text:p>
          </table:table-cell>
          <table:table-cell table:style-name="ce4" table:formula="of:=[.D31]-[.E31]*[.F31]" office:value-type="float" office:value="0.113537009116347">
            <text:p>0.1135370</text:p>
          </table:table-cell>
          <table:table-cell table:style-name="ce4" table:formula="of:=-SIGN([.C32])" office:value-type="float" office:value="1">
            <text:p>1.0000000</text:p>
          </table:table-cell>
          <table:table-cell table:style-name="ce4" table:formula="of:=ATANH(2^(-[.A32]))" office:value-type="float" office:value="0.00390626986839683">
            <text:p>0.0039063</text:p>
          </table:table-cell>
          <table:table-cell table:style-name="ce15" table:formula="of:=COSH([.F32])" office:value-type="float" office:value="1.00000762948184">
            <text:p>1.00000763</text:p>
          </table:table-cell>
          <table:table-cell table:style-name="ce15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4" table:formula="of:=[.B32]-[.$E$5]*[.E32]*[.C32]*2^(-[.A32])" office:value-type="float" office:value="1.85182883903394">
            <text:p>1.8518288</text:p>
          </table:table-cell>
          <table:table-cell table:style-name="ce4" table:formula="of:=[.C32]+[.E32]*[.B32]*2^(-[.A32])" office:value-type="float" office:value="0.00359446268589636">
            <text:p>0.0035945</text:p>
          </table:table-cell>
          <table:table-cell table:style-name="ce4" table:formula="of:=[.D32]-[.E32]*[.F32]" office:value-type="float" office:value="0.10963073924795">
            <text:p>0.1096307</text:p>
          </table:table-cell>
          <table:table-cell table:style-name="ce4" table:formula="of:=-SIGN([.C33])" office:value-type="float" office:value="-1">
            <text:p>-1.0000000</text:p>
          </table:table-cell>
          <table:table-cell table:style-name="ce4" table:formula="of:=ATANH(2^(-[.A33]))" office:value-type="float" office:value="0.00195312748353255">
            <text:p>0.0019531</text:p>
          </table:table-cell>
          <table:table-cell table:style-name="ce15" table:formula="of:=COSH([.F33])" office:value-type="float" office:value="1.00000190735409">
            <text:p>1.00000191</text:p>
          </table:table-cell>
          <table:table-cell table:style-name="ce15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4" table:formula="of:=[.B33]-[.$E$5]*[.E33]*[.C33]*2^(-[.A33])" office:value-type="float" office:value="1.85182181859901">
            <text:p>1.8518218</text:p>
          </table:table-cell>
          <table:table-cell table:style-name="ce4" table:formula="of:=[.C33]+[.E33]*[.B33]*2^(-[.A33])" office:value-type="float" office:value="-0.000022390515341808">
            <text:p>-0.0000224</text:p>
          </table:table-cell>
          <table:table-cell table:style-name="ce4" table:formula="of:=[.D33]-[.E33]*[.F33]" office:value-type="float" office:value="0.111583866731483">
            <text:p>0.1115839</text:p>
          </table:table-cell>
          <table:table-cell table:style-name="ce4" table:formula="of:=-SIGN([.C34])" office:value-type="float" office:value="1">
            <text:p>1.0000000</text:p>
          </table:table-cell>
          <table:table-cell table:style-name="ce4" table:formula="of:=ATANH(2^(-[.A34]))" office:value-type="float" office:value="0.000976562810441036">
            <text:p>0.0009766</text:p>
          </table:table-cell>
          <table:table-cell table:style-name="ce15" table:formula="of:=COSH([.F34])" office:value-type="float" office:value="1.0000004768375">
            <text:p>1.00000048</text:p>
          </table:table-cell>
          <table:table-cell table:style-name="ce15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4" table:formula="of:=[.B34]-[.$E$5]*[.E34]*[.C34]*2^(-[.A34])" office:value-type="float" office:value="1.85182179673327">
            <text:p>1.8518218</text:p>
          </table:table-cell>
          <table:table-cell table:style-name="ce4" table:formula="of:=[.C34]+[.E34]*[.B34]*2^(-[.A34])" office:value-type="float" office:value="0.00178602922938379">
            <text:p>0.0017860</text:p>
          </table:table-cell>
          <table:table-cell table:style-name="ce4" table:formula="of:=[.D34]-[.E34]*[.F34]" office:value-type="float" office:value="0.110607303921042">
            <text:p>0.1106073</text:p>
          </table:table-cell>
          <table:table-cell table:style-name="ce4" table:formula="of:=-SIGN([.C35])" office:value-type="float" office:value="-1">
            <text:p>-1.0000000</text:p>
          </table:table-cell>
          <table:table-cell table:style-name="ce4" table:formula="of:=ATANH(2^(-[.A35]))" office:value-type="float" office:value="0.000488281288805113">
            <text:p>0.0004883</text:p>
          </table:table-cell>
          <table:table-cell table:style-name="ce15" table:formula="of:=COSH([.F35])" office:value-type="float" office:value="1.00000011920931">
            <text:p>1.00000012</text:p>
          </table:table-cell>
          <table:table-cell table:style-name="ce15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4" table:formula="of:=[.B35]-[.$E$5]*[.E35]*[.C35]*2^(-[.A35])" office:value-type="float" office:value="1.85182092464869">
            <text:p>1.8518209</text:p>
          </table:table-cell>
          <table:table-cell table:style-name="ce4" table:formula="of:=[.C35]+[.E35]*[.B35]*2^(-[.A35])" office:value-type="float" office:value="0.000881819367697619">
            <text:p>0.0008818</text:p>
          </table:table-cell>
          <table:table-cell table:style-name="ce4" table:formula="of:=[.D35]-[.E35]*[.F35]" office:value-type="float" office:value="0.111095585209847">
            <text:p>0.1110956</text:p>
          </table:table-cell>
          <table:table-cell table:style-name="ce4" table:formula="of:=-SIGN([.C36])" office:value-type="float" office:value="-1">
            <text:p>-1.0000000</text:p>
          </table:table-cell>
          <table:table-cell table:style-name="ce4" table:formula="of:=ATANH(2^(-[.A36]))" office:value-type="float" office:value="0.000244140629850639">
            <text:p>0.0002441</text:p>
          </table:table-cell>
          <table:table-cell table:style-name="ce15" table:formula="of:=COSH([.F36])" office:value-type="float" office:value="1.00000002980232">
            <text:p>1.00000003</text:p>
          </table:table-cell>
          <table:table-cell table:style-name="ce15"/>
        </table:table-row>
        <table:table-row table:style-name="ro1">
          <table:table-cell table:style-name="ce18" office:value-type="float" office:value="13">
            <text:p>13</text:p>
          </table:table-cell>
          <table:table-cell table:style-name="ce4" table:formula="of:=[.B36]-[.$E$5]*[.E36]*[.C36]*2^(-[.A36])" office:value-type="float" office:value="1.85182070936076">
            <text:p>1.8518207</text:p>
          </table:table-cell>
          <table:table-cell table:style-name="ce4" table:formula="of:=[.C36]+[.E36]*[.B36]*2^(-[.A36])" office:value-type="float" office:value="0.000429714649765811">
            <text:p>0.0004297</text:p>
          </table:table-cell>
          <table:table-cell table:style-name="ce4" table:formula="of:=[.D36]-[.E36]*[.F36]" office:value-type="float" office:value="0.111339725839697">
            <text:p>0.1113397</text:p>
          </table:table-cell>
          <table:table-cell table:style-name="ce4" table:formula="of:=-SIGN([.C37])" office:value-type="float" office:value="-1">
            <text:p>-1.0000000</text:p>
          </table:table-cell>
          <table:table-cell table:style-name="ce4" table:formula="of:=ATANH(2^(-[.A37]))" office:value-type="float" office:value="0.00012207031310633">
            <text:p>0.0001221</text:p>
          </table:table-cell>
          <table:table-cell table:style-name="ce15" table:formula="of:=COSH([.F37])" office:value-type="float" office:value="1.00000000745058">
            <text:p>1.00000001</text:p>
          </table:table-cell>
          <table:table-cell table:style-name="ce15"/>
        </table:table-row>
        <table:table-row table:style-name="ro1">
          <table:table-cell table:style-name="ce18" office:value-type="float" office:value="13">
            <text:p>13</text:p>
          </table:table-cell>
          <table:table-cell table:style-name="ce4" table:formula="of:=[.B37]-[.$E$5]*[.E37]*[.C37]*2^(-[.A37])" office:value-type="float" office:value="1.85182065690535">
            <text:p>1.8518207</text:p>
          </table:table-cell>
          <table:table-cell table:style-name="ce4" table:formula="of:=[.C37]+[.E37]*[.B37]*2^(-[.A37])" office:value-type="float" office:value="0.000203662317080172">
            <text:p>0.0002037</text:p>
          </table:table-cell>
          <table:table-cell table:style-name="ce4" table:formula="of:=[.D37]-[.E37]*[.F37]" office:value-type="float" office:value="0.111461796152804">
            <text:p>0.1114618</text:p>
          </table:table-cell>
          <table:table-cell table:style-name="ce4" table:formula="of:=-SIGN([.C38])" office:value-type="float" office:value="-1">
            <text:p>-1.0000000</text:p>
          </table:table-cell>
          <table:table-cell table:style-name="ce4" table:formula="of:=ATANH(2^(-[.A38]))" office:value-type="float" office:value="0.00012207031310633">
            <text:p>0.0001221</text:p>
          </table:table-cell>
          <table:table-cell table:style-name="ce15" table:formula="of:=COSH([.F38])" office:value-type="float" office:value="1.00000000745058">
            <text:p>1.00000001</text:p>
          </table:table-cell>
          <table:table-cell table:style-name="ce15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4" table:formula="of:=[.B38]-[.$E$5]*[.E38]*[.C38]*2^(-[.A38])" office:value-type="float" office:value="1.85182063204423">
            <text:p>1.8518206</text:p>
          </table:table-cell>
          <table:table-cell table:style-name="ce4" table:formula="of:=[.C38]+[.E38]*[.B38]*2^(-[.A38])" office:value-type="float" office:value="-0.00002239000920222">
            <text:p>-0.0000224</text:p>
          </table:table-cell>
          <table:table-cell table:style-name="ce4" table:formula="of:=[.D38]-[.E38]*[.F38]" office:value-type="float" office:value="0.11158386646591">
            <text:p>0.1115839</text:p>
          </table:table-cell>
          <table:table-cell table:style-name="ce4" table:formula="of:=-SIGN([.C39])" office:value-type="float" office:value="1">
            <text:p>1.0000000</text:p>
          </table:table-cell>
          <table:table-cell table:style-name="ce4" table:formula="of:=ATANH(2^(-[.A39]))" office:value-type="float" office:value="0.0000305175781344739">
            <text:p>0.0000305</text:p>
          </table:table-cell>
          <table:table-cell table:style-name="ce15" table:formula="of:=COSH([.F39])" office:value-type="float" office:value="1.00000000046566">
            <text:p>1.00000000</text:p>
          </table:table-cell>
          <table:table-cell table:style-name="ce15" table:formula="of:=PRODUCT([.G24:.G27];[.G29:.G37];[.G39])" office:value-type="float" office:value="1.20513635601466">
            <text:p>1.20513636</text:p>
          </table:table-cell>
        </table:table-row>
        <table:table-row table:style-name="ro1">
          <table:table-cell table:style-name="ce5"/>
          <table:table-cell table:style-name="ce4" table:number-columns-repeated="5"/>
          <table:table-cell table:number-columns-repeated="2"/>
        </table:table-row>
        <table:table-row table:style-name="ro1">
          <table:table-cell table:style-name="ce5" office:value-type="string">
            <text:p>Ideal ln(w)/2</text:p>
          </table:table-cell>
          <table:table-cell table:style-name="ce9" table:formula="of:=LN([.C21])/2" office:value-type="float" office:value="0.111571775657105">
            <text:p>0.11157178</text:p>
          </table:table-cell>
          <table:table-cell table:style-name="ce4"/>
          <table:table-cell table:style-name="ce5"/>
          <table:table-cell table:style-name="ce9"/>
          <table:table-cell table:style-name="ce4"/>
          <table:table-cell table:style-name="ce5"/>
          <table:table-cell table:style-name="ce9"/>
        </table:table-row>
        <table:table-row table:style-name="ro1">
          <table:table-cell table:style-name="ce5" office:value-type="string">
            <text:p>CORDIC</text:p>
          </table:table-cell>
          <table:table-cell table:style-name="ce10" table:formula="of:=[.D39]" office:value-type="float" office:value="0.11158386646591">
            <text:p>0.11158387</text:p>
          </table:table-cell>
          <table:table-cell table:style-name="ce4"/>
          <table:table-cell table:style-name="ce5"/>
          <table:table-cell table:style-name="ce10"/>
          <table:table-cell table:style-name="ce4"/>
          <table:table-cell table:style-name="ce5"/>
          <table:table-cell table:style-name="ce10"/>
        </table:table-row>
        <table:table-row table:style-name="ro1">
          <table:table-cell office:value-type="string">
            <text:p>Err</text:p>
          </table:table-cell>
          <table:table-cell table:style-name="ce9" table:formula="of:=[.B41]-[.B42]" office:value-type="float" office:value="-0.0000120908088050847">
            <text:p>-0.00001209</text:p>
          </table:table-cell>
          <table:table-cell table:style-name="ce4"/>
          <table:table-cell/>
          <table:table-cell table:style-name="ce9"/>
          <table:table-cell table:style-name="ce4"/>
          <table:table-cell table:style-name="ce2"/>
          <table:table-cell table:style-name="ce9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9"/>
          <table:table-cell table:style-name="ce4"/>
          <table:table-cell table:number-columns-repeated="2"/>
        </table:table-row>
        <table:table-row table:style-name="ro1">
          <table:table-cell table:style-name="ce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number-columns-repeated="2"/>
        </table:table-row>
        <table:table-row table:style-name="ro1">
          <table:table-cell table:style-name="ce4"/>
          <table:table-cell table:number-columns-repeated="2"/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" table:number-columns-repeated="2"/>
          <table:table-cell table:number-columns-repeated="5"/>
        </table:table-row>
        <table:table-row table:style-name="ro1" table:number-rows-repeated="6548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qrt" table:style-name="ta1" table:print="false">
        <table:table-column table:style-name="co1" table:number-columns-repeated="6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>
            <text:p>Function</text:p>
          </table:table-cell>
          <table:table-cell table:style-name="ce1" office:value-type="string">
            <text:p>sqr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ode =</text:p>
          </table:table-cell>
          <table:table-cell office:value-type="string">
            <text:p>Vectoring</text:p>
          </table:table-cell>
          <table:table-cell office:value-type="string">
            <text:p>=&gt;</text:p>
          </table:table-cell>
          <table:table-cell office:value-type="string">
            <text:p>delta =</text:p>
          </table:table-cell>
          <table:table-cell office:value-type="string">
            <text:p>-sign(Yk)</text:p>
          </table:table-cell>
          <table:table-cell table:number-columns-repeated="3"/>
        </table:table-row>
        <table:table-row table:style-name="ro1">
          <table:table-cell office:value-type="string">
            <text:p>Angles =</text:p>
          </table:table-cell>
          <table:table-cell office:value-type="string">
            <text:p>Hyperbolic</text:p>
          </table:table-cell>
          <table:table-cell office:value-type="string">
            <text:p>=&gt;</text:p>
          </table:table-cell>
          <table:table-cell office:value-type="string">
            <text:p>sigma =</text:p>
          </table:table-cell>
          <table:table-cell office:value-type="string">
            <text:p>atanh(2^(-k)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=&gt;</text:p>
          </table:table-cell>
          <table:table-cell table:style-name="Default" office:value-type="string">
            <text:p>mu =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=&gt;</text:p>
          </table:table-cell>
          <table:table-cell table:style-name="Default" office:value-type="string">
            <text:p>Kh =</text:p>
          </table:table-cell>
          <table:table-cell table:style-name="Default" office:value-type="string">
            <text:p>prod(cosh(sigma(k)), for k = 1...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Initialization:</text:p>
          </table:table-cell>
          <table:table-cell/>
          <table:table-cell table:style-name="ce1" office:value-type="string">
            <text:p>Domain</text:p>
          </table:table-cell>
          <table:table-cell table:number-columns-repeated="5"/>
        </table:table-row>
        <table:table-row table:style-name="ro1">
          <table:table-cell table:style-name="ce3" office:value-type="string">
            <text:p>w =</text:p>
          </table:table-cell>
          <table:table-cell table:style-name="ce23" office:value-type="string">
            <text:p>w</text:p>
          </table:table-cell>
          <table:table-cell table:style-name="ce3" office:value-type="string">
            <text:p>1 &lt;= w &lt;= 4</text:p>
          </table:table-cell>
          <table:table-cell table:number-columns-repeated="5"/>
        </table:table-row>
        <table:table-row table:style-name="ro1">
          <table:table-cell office:value-type="string">
            <text:p>X(1) =</text:p>
          </table:table-cell>
          <table:table-cell table:style-name="Default" office:value-type="string">
            <text:p>Kh * (w + ¼)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Y(1) =</text:p>
          </table:table-cell>
          <table:table-cell table:style-name="Default" office:value-type="string">
            <text:p>Kh * (w – ¼)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Z(1) =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Results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3" office:value-type="string">
            <text:p>X(n) =</text:p>
          </table:table-cell>
          <table:table-cell table:style-name="ce22" office:value-type="string">
            <text:p>sqrt(w)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3" office:value-type="string">
            <text:p>Y(n) =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3" office:value-type="string">
            <text:p>Z(n) =</text:p>
          </table:table-cell>
          <table:table-cell table:style-name="Default" office:value-type="string">
            <text:p>?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Error Bound</text:p>
          </table:table-cell>
          <table:table-cell table:number-columns-repeated="7"/>
        </table:table-row>
        <table:table-row table:style-name="ro1">
          <table:table-cell table:style-name="ce3" office:value-type="string">
            <text:p>?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>
            <text:p>w</text:p>
          </table:table-cell>
          <table:table-cell office:value-type="float" office:value="2.5">
            <text:p>2.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4" office:value-type="string">
            <text:p>k</text:p>
          </table:table-cell>
          <table:table-cell table:style-name="ce4" office:value-type="string">
            <text:p>X(k)</text:p>
          </table:table-cell>
          <table:table-cell table:style-name="ce4" office:value-type="string">
            <text:p>Y(k)</text:p>
          </table:table-cell>
          <table:table-cell table:style-name="ce4" office:value-type="string">
            <text:p>Z(k)</text:p>
          </table:table-cell>
          <table:table-cell table:style-name="ce4" office:value-type="string">
            <text:p>delta(k)</text:p>
          </table:table-cell>
          <table:table-cell table:style-name="ce4" office:value-type="string">
            <text:p>sigma(k)</text:p>
          </table:table-cell>
          <table:table-cell table:style-name="ce21" office:value-type="string">
            <text:p>cosh(sigma(k))</text:p>
          </table:table-cell>
          <table:table-cell office:value-type="string">
            <text:p>Kc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8" table:formula="of:=[.H39]*([.C21]+0.25)" office:value-type="float" office:value="3.31412497904031">
            <text:p>3.3141250</text:p>
          </table:table-cell>
          <table:table-cell table:style-name="ce8" table:formula="of:=[.H39]*([.C21]-0.25)" office:value-type="float" office:value="2.71155680103298">
            <text:p>2.7115568</text:p>
          </table:table-cell>
          <table:table-cell table:style-name="ce8" office:value-type="float" office:value="0">
            <text:p>0.0000000</text:p>
          </table:table-cell>
          <table:table-cell table:style-name="ce4" table:formula="of:=-SIGN([.C24])" office:value-type="float" office:value="-1">
            <text:p>-1.0000000</text:p>
          </table:table-cell>
          <table:table-cell table:style-name="ce4" table:formula="of:=ATANH(2^(-[.A24]))" office:value-type="float" office:value="0.549306144334055">
            <text:p>0.5493061</text:p>
          </table:table-cell>
          <table:table-cell table:style-name="ce15" table:formula="of:=COSH([.F24])" office:value-type="float" office:value="1.15470053837925">
            <text:p>1.15470054</text:p>
          </table:table-cell>
          <table:table-cell table:style-name="ce15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4" table:formula="of:=[.B24]-[.$E$5]*[.E24]*[.C24]*2^(-[.A24])" office:value-type="float" office:value="1.95834657852382">
            <text:p>1.9583466</text:p>
          </table:table-cell>
          <table:table-cell table:style-name="ce4" table:formula="of:=[.C24]+[.E24]*[.B24]*2^(-[.A24])" office:value-type="float" office:value="1.05449431151283">
            <text:p>1.0544943</text:p>
          </table:table-cell>
          <table:table-cell table:style-name="ce4" table:formula="of:=[.D24]-[.E24]*[.F24]" office:value-type="float" office:value="0.549306144334055">
            <text:p>0.5493061</text:p>
          </table:table-cell>
          <table:table-cell table:style-name="ce4" table:formula="of:=-SIGN([.C25])" office:value-type="float" office:value="-1">
            <text:p>-1.0000000</text:p>
          </table:table-cell>
          <table:table-cell table:style-name="ce4" table:formula="of:=ATANH(2^(-[.A25]))" office:value-type="float" office:value="0.255412811882995">
            <text:p>0.2554128</text:p>
          </table:table-cell>
          <table:table-cell table:style-name="ce15" table:formula="of:=COSH([.F25])" office:value-type="float" office:value="1.03279555898864">
            <text:p>1.03279556</text:p>
          </table:table-cell>
          <table:table-cell table:style-name="ce15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4" table:formula="of:=[.B25]-[.$E$5]*[.E25]*[.C25]*2^(-[.A25])" office:value-type="float" office:value="1.69472300064561">
            <text:p>1.6947230</text:p>
          </table:table-cell>
          <table:table-cell table:style-name="ce4" table:formula="of:=[.C25]+[.E25]*[.B25]*2^(-[.A25])" office:value-type="float" office:value="0.564907666881871">
            <text:p>0.5649077</text:p>
          </table:table-cell>
          <table:table-cell table:style-name="ce4" table:formula="of:=[.D25]-[.E25]*[.F25]" office:value-type="float" office:value="0.80471895621705">
            <text:p>0.8047190</text:p>
          </table:table-cell>
          <table:table-cell table:style-name="ce4" table:formula="of:=-SIGN([.C26])" office:value-type="float" office:value="-1">
            <text:p>-1.0000000</text:p>
          </table:table-cell>
          <table:table-cell table:style-name="ce4" table:formula="of:=ATANH(2^(-[.A26]))" office:value-type="float" office:value="0.125657214140453">
            <text:p>0.1256572</text:p>
          </table:table-cell>
          <table:table-cell table:style-name="ce15" table:formula="of:=COSH([.F26])" office:value-type="float" office:value="1.00790526135794">
            <text:p>1.00790526</text:p>
          </table:table-cell>
          <table:table-cell table:style-name="ce15"/>
        </table:table-row>
        <table:table-row table:style-name="ro1">
          <table:table-cell table:style-name="ce18" office:value-type="float" office:value="4">
            <text:p>4</text:p>
          </table:table-cell>
          <table:table-cell table:style-name="ce4" table:formula="of:=[.B26]-[.$E$5]*[.E26]*[.C26]*2^(-[.A26])" office:value-type="float" office:value="1.62410954228538">
            <text:p>1.6241095</text:p>
          </table:table-cell>
          <table:table-cell table:style-name="ce4" table:formula="of:=[.C26]+[.E26]*[.B26]*2^(-[.A26])" office:value-type="float" office:value="0.353067291801169">
            <text:p>0.3530673</text:p>
          </table:table-cell>
          <table:table-cell table:style-name="ce4" table:formula="of:=[.D26]-[.E26]*[.F26]" office:value-type="float" office:value="0.930376170357503">
            <text:p>0.9303762</text:p>
          </table:table-cell>
          <table:table-cell table:style-name="ce4" table:formula="of:=-SIGN([.C27])" office:value-type="float" office:value="-1">
            <text:p>-1.0000000</text:p>
          </table:table-cell>
          <table:table-cell table:style-name="ce4" table:formula="of:=ATANH(2^(-[.A27]))" office:value-type="float" office:value="0.062581571477003">
            <text:p>0.0625816</text:p>
          </table:table-cell>
          <table:table-cell table:style-name="ce15" table:formula="of:=COSH([.F27])" office:value-type="float" office:value="1.00195886573624">
            <text:p>1.00195887</text:p>
          </table:table-cell>
          <table:table-cell table:style-name="ce15"/>
        </table:table-row>
        <table:table-row table:style-name="ro1">
          <table:table-cell table:style-name="ce18" office:value-type="float" office:value="4">
            <text:p>4</text:p>
          </table:table-cell>
          <table:table-cell table:style-name="ce4" table:formula="of:=[.B27]-[.$E$5]*[.E27]*[.C27]*2^(-[.A27])" office:value-type="float" office:value="1.60204283654781">
            <text:p>1.6020428</text:p>
          </table:table-cell>
          <table:table-cell table:style-name="ce4" table:formula="of:=[.C27]+[.E27]*[.B27]*2^(-[.A27])" office:value-type="float" office:value="0.251560445408333">
            <text:p>0.2515604</text:p>
          </table:table-cell>
          <table:table-cell table:style-name="ce4" table:formula="of:=[.D27]-[.E27]*[.F27]" office:value-type="float" office:value="0.992957741834506">
            <text:p>0.9929577</text:p>
          </table:table-cell>
          <table:table-cell table:style-name="ce4" table:formula="of:=-SIGN([.C28])" office:value-type="float" office:value="-1">
            <text:p>-1.0000000</text:p>
          </table:table-cell>
          <table:table-cell table:style-name="ce4" table:formula="of:=ATANH(2^(-[.A28]))" office:value-type="float" office:value="0.062581571477003">
            <text:p>0.0625816</text:p>
          </table:table-cell>
          <table:table-cell table:style-name="ce15" table:formula="of:=COSH([.F28])" office:value-type="float" office:value="1.00195886573624">
            <text:p>1.00195887</text:p>
          </table:table-cell>
          <table:table-cell table:style-name="ce15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4" table:formula="of:=[.B28]-[.$E$5]*[.E28]*[.C28]*2^(-[.A28])" office:value-type="float" office:value="1.58632030870979">
            <text:p>1.5863203</text:p>
          </table:table-cell>
          <table:table-cell table:style-name="ce4" table:formula="of:=[.C28]+[.E28]*[.B28]*2^(-[.A28])" office:value-type="float" office:value="0.151432768124095">
            <text:p>0.1514328</text:p>
          </table:table-cell>
          <table:table-cell table:style-name="ce4" table:formula="of:=[.D28]-[.E28]*[.F28]" office:value-type="float" office:value="1.05553931331151">
            <text:p>1.0555393</text:p>
          </table:table-cell>
          <table:table-cell table:style-name="ce4" table:formula="of:=-SIGN([.C29])" office:value-type="float" office:value="-1">
            <text:p>-1.0000000</text:p>
          </table:table-cell>
          <table:table-cell table:style-name="ce4" table:formula="of:=ATANH(2^(-[.A29]))" office:value-type="float" office:value="0.031260178490667">
            <text:p>0.0312602</text:p>
          </table:table-cell>
          <table:table-cell table:style-name="ce15" table:formula="of:=COSH([.F29])" office:value-type="float" office:value="1.00048863916916">
            <text:p>1.00048864</text:p>
          </table:table-cell>
          <table:table-cell table:style-name="ce15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4" table:formula="of:=[.B29]-[.$E$5]*[.E29]*[.C29]*2^(-[.A29])" office:value-type="float" office:value="1.58158803470591">
            <text:p>1.5815880</text:p>
          </table:table-cell>
          <table:table-cell table:style-name="ce4" table:formula="of:=[.C29]+[.E29]*[.B29]*2^(-[.A29])" office:value-type="float" office:value="0.101860258476914">
            <text:p>0.1018603</text:p>
          </table:table-cell>
          <table:table-cell table:style-name="ce4" table:formula="of:=[.D29]-[.E29]*[.F29]" office:value-type="float" office:value="1.08679949180218">
            <text:p>1.0867995</text:p>
          </table:table-cell>
          <table:table-cell table:style-name="ce4" table:formula="of:=-SIGN([.C30])" office:value-type="float" office:value="-1">
            <text:p>-1.0000000</text:p>
          </table:table-cell>
          <table:table-cell table:style-name="ce4" table:formula="of:=ATANH(2^(-[.A30]))" office:value-type="float" office:value="0.0156262717520522">
            <text:p>0.0156263</text:p>
          </table:table-cell>
          <table:table-cell table:style-name="ce15" table:formula="of:=COSH([.F30])" office:value-type="float" office:value="1.00012209266879">
            <text:p>1.00012209</text:p>
          </table:table-cell>
          <table:table-cell table:style-name="ce15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4" table:formula="of:=[.B30]-[.$E$5]*[.E30]*[.C30]*2^(-[.A30])" office:value-type="float" office:value="1.57999646816721">
            <text:p>1.5799965</text:p>
          </table:table-cell>
          <table:table-cell table:style-name="ce4" table:formula="of:=[.C30]+[.E30]*[.B30]*2^(-[.A30])" office:value-type="float" office:value="0.0771479454346345">
            <text:p>0.0771479</text:p>
          </table:table-cell>
          <table:table-cell table:style-name="ce4" table:formula="of:=[.D30]-[.E30]*[.F30]" office:value-type="float" office:value="1.10242576355423">
            <text:p>1.1024258</text:p>
          </table:table-cell>
          <table:table-cell table:style-name="ce4" table:formula="of:=-SIGN([.C31])" office:value-type="float" office:value="-1">
            <text:p>-1.0000000</text:p>
          </table:table-cell>
          <table:table-cell table:style-name="ce4" table:formula="of:=ATANH(2^(-[.A31]))" office:value-type="float" office:value="0.00781265895154042">
            <text:p>0.0078127</text:p>
          </table:table-cell>
          <table:table-cell table:style-name="ce15" table:formula="of:=COSH([.F31])" office:value-type="float" office:value="1.00003051897518">
            <text:p>1.00003052</text:p>
          </table:table-cell>
          <table:table-cell table:style-name="ce15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4" table:formula="of:=[.B31]-[.$E$5]*[.E31]*[.C31]*2^(-[.A31])" office:value-type="float" office:value="1.5793937498435">
            <text:p>1.5793937</text:p>
          </table:table-cell>
          <table:table-cell table:style-name="ce4" table:formula="of:=[.C31]+[.E31]*[.B31]*2^(-[.A31])" office:value-type="float" office:value="0.0648042230270782">
            <text:p>0.0648042</text:p>
          </table:table-cell>
          <table:table-cell table:style-name="ce4" table:formula="of:=[.D31]-[.E31]*[.F31]" office:value-type="float" office:value="1.11023842250577">
            <text:p>1.1102384</text:p>
          </table:table-cell>
          <table:table-cell table:style-name="ce4" table:formula="of:=-SIGN([.C32])" office:value-type="float" office:value="-1">
            <text:p>-1.0000000</text:p>
          </table:table-cell>
          <table:table-cell table:style-name="ce4" table:formula="of:=ATANH(2^(-[.A32]))" office:value-type="float" office:value="0.00390626986839683">
            <text:p>0.0039063</text:p>
          </table:table-cell>
          <table:table-cell table:style-name="ce15" table:formula="of:=COSH([.F32])" office:value-type="float" office:value="1.00000762948184">
            <text:p>1.00000763</text:p>
          </table:table-cell>
          <table:table-cell table:style-name="ce15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4" table:formula="of:=[.B32]-[.$E$5]*[.E32]*[.C32]*2^(-[.A32])" office:value-type="float" office:value="1.5791406083473">
            <text:p>1.5791406</text:p>
          </table:table-cell>
          <table:table-cell table:style-name="ce4" table:formula="of:=[.C32]+[.E32]*[.B32]*2^(-[.A32])" office:value-type="float" office:value="0.058634716191752">
            <text:p>0.0586347</text:p>
          </table:table-cell>
          <table:table-cell table:style-name="ce4" table:formula="of:=[.D32]-[.E32]*[.F32]" office:value-type="float" office:value="1.11414469237417">
            <text:p>1.1141447</text:p>
          </table:table-cell>
          <table:table-cell table:style-name="ce4" table:formula="of:=-SIGN([.C33])" office:value-type="float" office:value="-1">
            <text:p>-1.0000000</text:p>
          </table:table-cell>
          <table:table-cell table:style-name="ce4" table:formula="of:=ATANH(2^(-[.A33]))" office:value-type="float" office:value="0.00195312748353255">
            <text:p>0.0019531</text:p>
          </table:table-cell>
          <table:table-cell table:style-name="ce15" table:formula="of:=COSH([.F33])" office:value-type="float" office:value="1.00000190735409">
            <text:p>1.00000191</text:p>
          </table:table-cell>
          <table:table-cell table:style-name="ce15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4" table:formula="of:=[.B33]-[.$E$5]*[.E33]*[.C33]*2^(-[.A33])" office:value-type="float" office:value="1.57902608741724">
            <text:p>1.5790261</text:p>
          </table:table-cell>
          <table:table-cell table:style-name="ce4" table:formula="of:=[.C33]+[.E33]*[.B33]*2^(-[.A33])" office:value-type="float" office:value="0.0555504571910737">
            <text:p>0.0555505</text:p>
          </table:table-cell>
          <table:table-cell table:style-name="ce4" table:formula="of:=[.D33]-[.E33]*[.F33]" office:value-type="float" office:value="1.1160978198577">
            <text:p>1.1160978</text:p>
          </table:table-cell>
          <table:table-cell table:style-name="ce4" table:formula="of:=-SIGN([.C34])" office:value-type="float" office:value="-1">
            <text:p>-1.0000000</text:p>
          </table:table-cell>
          <table:table-cell table:style-name="ce4" table:formula="of:=ATANH(2^(-[.A34]))" office:value-type="float" office:value="0.000976562810441036">
            <text:p>0.0009766</text:p>
          </table:table-cell>
          <table:table-cell table:style-name="ce15" table:formula="of:=COSH([.F34])" office:value-type="float" office:value="1.0000004768375">
            <text:p>1.00000048</text:p>
          </table:table-cell>
          <table:table-cell table:style-name="ce15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4" table:formula="of:=[.B34]-[.$E$5]*[.E34]*[.C34]*2^(-[.A34])" office:value-type="float" office:value="1.57897183892389">
            <text:p>1.5789718</text:p>
          </table:table-cell>
          <table:table-cell table:style-name="ce4" table:formula="of:=[.C34]+[.E34]*[.B34]*2^(-[.A34])" office:value-type="float" office:value="0.0540084395275803">
            <text:p>0.0540084</text:p>
          </table:table-cell>
          <table:table-cell table:style-name="ce4" table:formula="of:=[.D34]-[.E34]*[.F34]" office:value-type="float" office:value="1.11707438266814">
            <text:p>1.1170744</text:p>
          </table:table-cell>
          <table:table-cell table:style-name="ce4" table:formula="of:=-SIGN([.C35])" office:value-type="float" office:value="-1">
            <text:p>-1.0000000</text:p>
          </table:table-cell>
          <table:table-cell table:style-name="ce4" table:formula="of:=ATANH(2^(-[.A35]))" office:value-type="float" office:value="0.000488281288805113">
            <text:p>0.0004883</text:p>
          </table:table-cell>
          <table:table-cell table:style-name="ce15" table:formula="of:=COSH([.F35])" office:value-type="float" office:value="1.00000011920931">
            <text:p>1.00000012</text:p>
          </table:table-cell>
          <table:table-cell table:style-name="ce15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4" table:formula="of:=[.B35]-[.$E$5]*[.E35]*[.C35]*2^(-[.A35])" office:value-type="float" office:value="1.57894546761552">
            <text:p>1.5789455</text:p>
          </table:table-cell>
          <table:table-cell table:style-name="ce4" table:formula="of:=[.C35]+[.E35]*[.B35]*2^(-[.A35])" office:value-type="float" office:value="0.0532374571843557">
            <text:p>0.0532375</text:p>
          </table:table-cell>
          <table:table-cell table:style-name="ce4" table:formula="of:=[.D35]-[.E35]*[.F35]" office:value-type="float" office:value="1.11756266395694">
            <text:p>1.1175627</text:p>
          </table:table-cell>
          <table:table-cell table:style-name="ce4" table:formula="of:=-SIGN([.C36])" office:value-type="float" office:value="-1">
            <text:p>-1.0000000</text:p>
          </table:table-cell>
          <table:table-cell table:style-name="ce4" table:formula="of:=ATANH(2^(-[.A36]))" office:value-type="float" office:value="0.000244140629850639">
            <text:p>0.0002441</text:p>
          </table:table-cell>
          <table:table-cell table:style-name="ce15" table:formula="of:=COSH([.F36])" office:value-type="float" office:value="1.00000002980232">
            <text:p>1.00000003</text:p>
          </table:table-cell>
          <table:table-cell table:style-name="ce15"/>
        </table:table-row>
        <table:table-row table:style-name="ro1">
          <table:table-cell table:style-name="ce18" office:value-type="float" office:value="13">
            <text:p>13</text:p>
          </table:table-cell>
          <table:table-cell table:style-name="ce4" table:formula="of:=[.B36]-[.$E$5]*[.E36]*[.C36]*2^(-[.A36])" office:value-type="float" office:value="1.57893247018945">
            <text:p>1.5789325</text:p>
          </table:table-cell>
          <table:table-cell table:style-name="ce4" table:formula="of:=[.C36]+[.E36]*[.B36]*2^(-[.A36])" office:value-type="float" office:value="0.0528519724510512">
            <text:p>0.0528520</text:p>
          </table:table-cell>
          <table:table-cell table:style-name="ce4" table:formula="of:=[.D36]-[.E36]*[.F36]" office:value-type="float" office:value="1.1178068045868">
            <text:p>1.1178068</text:p>
          </table:table-cell>
          <table:table-cell table:style-name="ce4" table:formula="of:=-SIGN([.C37])" office:value-type="float" office:value="-1">
            <text:p>-1.0000000</text:p>
          </table:table-cell>
          <table:table-cell table:style-name="ce4" table:formula="of:=ATANH(2^(-[.A37]))" office:value-type="float" office:value="0.00012207031310633">
            <text:p>0.0001221</text:p>
          </table:table-cell>
          <table:table-cell table:style-name="ce15" table:formula="of:=COSH([.F37])" office:value-type="float" office:value="1.00000000745058">
            <text:p>1.00000001</text:p>
          </table:table-cell>
          <table:table-cell table:style-name="ce15"/>
        </table:table-row>
        <table:table-row table:style-name="ro1">
          <table:table-cell table:style-name="ce18" office:value-type="float" office:value="13">
            <text:p>13</text:p>
          </table:table-cell>
          <table:table-cell table:style-name="ce4" table:formula="of:=[.B37]-[.$E$5]*[.E37]*[.C37]*2^(-[.A37])" office:value-type="float" office:value="1.57892601853266">
            <text:p>1.5789260</text:p>
          </table:table-cell>
          <table:table-cell table:style-name="ce4" table:formula="of:=[.C37]+[.E37]*[.B37]*2^(-[.A37])" office:value-type="float" office:value="0.0526592316709988">
            <text:p>0.0526592</text:p>
          </table:table-cell>
          <table:table-cell table:style-name="ce4" table:formula="of:=[.D37]-[.E37]*[.F37]" office:value-type="float" office:value="1.1179288748999">
            <text:p>1.1179289</text:p>
          </table:table-cell>
          <table:table-cell table:style-name="ce4" table:formula="of:=-SIGN([.C38])" office:value-type="float" office:value="-1">
            <text:p>-1.0000000</text:p>
          </table:table-cell>
          <table:table-cell table:style-name="ce4" table:formula="of:=ATANH(2^(-[.A38]))" office:value-type="float" office:value="0.00012207031310633">
            <text:p>0.0001221</text:p>
          </table:table-cell>
          <table:table-cell table:style-name="ce15" table:formula="of:=COSH([.F38])" office:value-type="float" office:value="1.00000000745058">
            <text:p>1.00000001</text:p>
          </table:table-cell>
          <table:table-cell table:style-name="ce15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4" table:formula="of:=[.B38]-[.$E$5]*[.E38]*[.C38]*2^(-[.A38])" office:value-type="float" office:value="1.57891959040379">
            <text:p>1.5789196</text:p>
          </table:table-cell>
          <table:table-cell table:style-name="ce4" table:formula="of:=[.C38]+[.E38]*[.B38]*2^(-[.A38])" office:value-type="float" office:value="0.0524664916785021">
            <text:p>0.0524665</text:p>
          </table:table-cell>
          <table:table-cell table:style-name="ce4" table:formula="of:=[.D38]-[.E38]*[.F38]" office:value-type="float" office:value="1.11805094521301">
            <text:p>1.1180509</text:p>
          </table:table-cell>
          <table:table-cell table:style-name="ce4" table:formula="of:=-SIGN([.C39])" office:value-type="float" office:value="-1">
            <text:p>-1.0000000</text:p>
          </table:table-cell>
          <table:table-cell table:style-name="ce4" table:formula="of:=ATANH(2^(-[.A39]))" office:value-type="float" office:value="0.0000305175781344739">
            <text:p>0.0000305</text:p>
          </table:table-cell>
          <table:table-cell table:style-name="ce15" table:formula="of:=COSH([.F39])" office:value-type="float" office:value="1.00000000046566">
            <text:p>1.00000000</text:p>
          </table:table-cell>
          <table:table-cell table:style-name="ce15" table:formula="of:=PRODUCT([.G24:.G27];[.G29:.G37];[.G39])" office:value-type="float" office:value="1.20513635601466">
            <text:p>1.20513636</text:p>
          </table:table-cell>
        </table:table-row>
        <table:table-row table:style-name="ro1">
          <table:table-cell table:style-name="ce5"/>
          <table:table-cell table:style-name="ce4" table:number-columns-repeated="5"/>
          <table:table-cell table:number-columns-repeated="2"/>
        </table:table-row>
        <table:table-row table:style-name="ro1">
          <table:table-cell table:style-name="ce5" office:value-type="string">
            <text:p>Ideal sqrt(w)</text:p>
          </table:table-cell>
          <table:table-cell table:style-name="ce9" table:formula="of:=SQRT([.C21])" office:value-type="float" office:value="1.58113883008419">
            <text:p>1.58113883</text:p>
          </table:table-cell>
          <table:table-cell table:style-name="ce4"/>
          <table:table-cell table:style-name="ce5"/>
          <table:table-cell table:style-name="ce9"/>
          <table:table-cell table:style-name="ce4"/>
          <table:table-cell table:style-name="ce5"/>
          <table:table-cell table:style-name="ce9"/>
        </table:table-row>
        <table:table-row table:style-name="ro1">
          <table:table-cell table:style-name="ce5" office:value-type="string">
            <text:p>CORDIC</text:p>
          </table:table-cell>
          <table:table-cell table:style-name="ce10" table:formula="of:=[.B39]" office:value-type="float" office:value="1.57891959040379">
            <text:p>1.57891959</text:p>
          </table:table-cell>
          <table:table-cell table:style-name="ce4"/>
          <table:table-cell table:style-name="ce5"/>
          <table:table-cell table:style-name="ce10"/>
          <table:table-cell table:style-name="ce4"/>
          <table:table-cell table:style-name="ce5"/>
          <table:table-cell table:style-name="ce10"/>
        </table:table-row>
        <table:table-row table:style-name="ro1">
          <table:table-cell office:value-type="string">
            <text:p>Err</text:p>
          </table:table-cell>
          <table:table-cell table:style-name="ce9" table:formula="of:=[.B41]-[.B42]" office:value-type="float" office:value="0.00221923968039706">
            <text:p>0.00221924</text:p>
          </table:table-cell>
          <table:table-cell table:style-name="ce4"/>
          <table:table-cell/>
          <table:table-cell table:style-name="ce9"/>
          <table:table-cell table:style-name="ce4"/>
          <table:table-cell table:style-name="ce2"/>
          <table:table-cell table:style-name="ce9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9"/>
          <table:table-cell table:style-name="ce4"/>
          <table:table-cell table:number-columns-repeated="2"/>
        </table:table-row>
        <table:table-row table:style-name="ro1">
          <table:table-cell table:style-name="ce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number-columns-repeated="2"/>
        </table:table-row>
        <table:table-row table:style-name="ro1">
          <table:table-cell table:style-name="ce4"/>
          <table:table-cell table:number-columns-repeated="2"/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" table:number-columns-repeated="2"/>
          <table:table-cell table:number-columns-repeated="5"/>
        </table:table-row>
        <table:table-row table:style-name="ro1" table:number-rows-repeated="65487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1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5">02/05/2013</text:date>, <text:time>23:1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mbedded </meta:initial-creator>
    <meta:creation-date>2012-10-16T15:15:53</meta:creation-date>
    <dc:date>2013-02-05T23:17:46</dc:date>
    <dc:creator>embedded </dc:creator>
    <meta:editing-duration>PT04H27M53S</meta:editing-duration>
    <meta:editing-cycles>9</meta:editing-cycles>
    <meta:generator>OpenOffice.org/3.1$Unix OpenOffice.org_project/310m19$Build-9420</meta:generator>
    <meta:document-statistic meta:table-count="9" meta:cell-count="1781" meta:object-count="0"/>
  </office:meta>
</office:document-meta>
</file>